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 Sans" svg:font-family="'Open Sans'"/>
  </office:font-face-decls>
  <office:automatic-styles>
    <style:style style:name="co8" style:family="table-column">
      <style:table-column-properties fo:break-before="auto" style:column-width="1.9756in"/>
    </style:style>
    <style:style style:name="co9" style:family="table-column">
      <style:table-column-properties fo:break-before="auto" style:column-width="4.8953in"/>
    </style:style>
    <style:style style:name="co10" style:family="table-column">
      <style:table-column-properties fo:break-before="auto" style:column-width="2.9866in"/>
    </style:style>
    <style:style style:name="co6" style:family="table-column">
      <style:table-column-properties fo:break-before="auto" style:column-width="0.9736in"/>
    </style:style>
    <style:style style:name="co5" style:family="table-column">
      <style:table-column-properties fo:break-before="auto" style:column-width="2.2839in"/>
    </style:style>
    <style:style style:name="co7" style:family="table-column">
      <style:table-column-properties fo:break-before="auto" style:column-width="6.8028in"/>
    </style:style>
    <style:style style:name="co11" style:family="table-column">
      <style:table-column-properties fo:break-before="auto" style:column-width="5.5693in"/>
    </style:style>
    <style:style style:name="co12" style:family="table-column">
      <style:table-column-properties fo:break-before="auto" style:column-width="9.2098in"/>
    </style:style>
    <style:style style:name="co13" style:family="table-column">
      <style:table-column-properties fo:break-before="auto" style:column-width="1.9402in"/>
    </style:style>
    <style:style style:name="co14" style:family="table-column">
      <style:table-column-properties fo:break-before="auto" style:column-width="2.0528in"/>
    </style:style>
    <style:style style:name="co15" style:family="table-column">
      <style:table-column-properties fo:break-before="auto" style:column-width="8.5661in"/>
    </style:style>
    <style:style style:name="ro5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189in" fo:break-before="auto" style:use-optimal-row-height="true"/>
    </style:style>
    <style:style style:name="ta2" style:family="table" style:master-page-name="PageStyle_5f_Bonus_20_DSA_20_Questions">
      <style:table-properties table:display="true" style:writing-mode="lr-tb"/>
    </style:style>
    <style:style style:name="ta3" style:family="table" style:master-page-name="PageStyle_5f_DSA_20_in_20_2.5_20_Months">
      <style:table-properties table:display="true" style:writing-mode="lr-tb"/>
    </style:style>
    <style:style style:name="ce1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1" style:family="table-cell" style:parent-style-name="Default">
      <style:table-cell-properties fo:background-color="#b6d7a8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ackground-color="#93c47d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ackground-color="#b7b7b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d9ead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b6d7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93c47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57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ackground-color="#d9ead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fo:background-color="#b6d7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fo:background-color="#93c47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ackground-color="#b7b7b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d9ead3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fo:background-color="#b6d7a8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fo:background-color="#93c47d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1155cc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d2e9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0424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563c1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fo:background-color="#0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bbc04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563c1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285f4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563c1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563c1" style:text-outline="false" style:text-line-through-style="none" style:text-line-through-type="none" style:font-name="Ope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Ope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Ope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b7b7b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34343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1155cc" style:font-name="Open Sans" fo:font-size="12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SA in 2.5 Months" table:style-name="ta3">
        <office:forms form:automatic-focus="false" form:apply-design-mode="false"/>
        <table:table-column table:style-name="co5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16376" table:default-cell-style-name="Default"/>
        <table:table-row table:style-name="ro5">
          <table:table-cell table:style-name="ce56" office:value-type="string" calcext:value-type="string" table:number-columns-spanned="3" table:number-rows-spanned="1">
            <text:p>DSA by Shradha Didi &amp; Aman Bhaiya</text:p>
          </table:table-cell>
          <table:covered-table-cell table:number-columns-repeated="2"/>
          <table:table-cell table:style-name="ce29" table:number-columns-repeated="3"/>
          <table:table-cell table:style-name="ce31" table:number-columns-repeated="20"/>
          <table:table-cell table:number-columns-repeated="16358"/>
        </table:table-row>
        <table:table-row table:style-name="ro3">
          <table:table-cell table:style-name="ce57" office:value-type="string" calcext:value-type="string" table:number-columns-spanned="3" table:number-rows-spanned="3">
            <text:p><text:a xlink:href="https://www.youtube.com/c/ApnaCollegeOfficial" xlink:type="simple">Meet us on Youtube (Apna College)</text:a></text:p>
          </table:table-cell>
          <table:covered-table-cell table:number-columns-repeated="2"/>
          <table:table-cell/>
          <table:table-cell table:style-name="ce31" table:number-columns-repeated="22"/>
          <table:table-cell table:number-columns-repeated="16358"/>
        </table:table-row>
        <table:table-row table:style-name="ro6">
          <table:covered-table-cell table:number-columns-repeated="3"/>
          <table:table-cell table:style-name="ce30" office:value-type="string" calcext:value-type="string">
            <text:p><text:a xlink:href="https://www.youtube.com/watch?v=u6Xsayqxij0" xlink:type="simple">How to solve this sheet?</text:a></text:p>
          </table:table-cell>
          <table:table-cell table:style-name="ce31" table:number-columns-repeated="22"/>
          <table:table-cell table:number-columns-repeated="16358"/>
        </table:table-row>
        <table:table-row table:style-name="ro3">
          <table:covered-table-cell table:number-columns-repeated="3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8" office:value-type="string" calcext:value-type="string">
            <text:p>Ideal Time : 5-10 mins</text:p>
          </table:table-cell>
          <table:table-cell table:style-name="ce58" table:number-columns-repeated="2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9" office:value-type="string" calcext:value-type="string">
            <text:p>Easy</text:p>
          </table:table-cell>
          <table:table-cell table:style-name="ce68" office:value-type="string" calcext:value-type="string">
            <text:p>Ideal Time : 5-10 mins</text:p>
          </table:table-cell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60" office:value-type="string" calcext:value-type="string">
            <text:p>Medium</text:p>
          </table:table-cell>
          <table:table-cell table:style-name="ce68" office:value-type="string" calcext:value-type="string">
            <text:p>Ideal Time : 15-20 mins</text:p>
          </table:table-cell>
          <table:table-cell table:style-name="ce23" office:value-type="string" calcext:value-type="string" table:number-columns-spanned="1" table:number-rows-spanned="2">
            <text:p>5 Questions each Day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61" office:value-type="string" calcext:value-type="string">
            <text:p>Hard</text:p>
          </table:table-cell>
          <table:table-cell table:style-name="ce68" office:value-type="string" calcext:value-type="string">
            <text:p>Ideal Time : 40-60 mins (based on Qs) | 88 Qs</text:p>
          </table:table-cell>
          <table:covered-table-cell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8" table:number-columns-repeated="2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58" table:number-columns-repeated="3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7" office:value-type="string" calcext:value-type="string">
            <text:p>Topics</text:p>
          </table:table-cell>
          <table:table-cell table:style-name="ce7" office:value-type="string" calcext:value-type="string">
            <text:p>Question (375)</text:p>
          </table:table-cell>
          <table:table-cell table:style-name="ce7" office:value-type="string" calcext:value-type="string">
            <text:p>Companies</text:p>
          </table:table-cell>
          <table:table-cell table:style-name="ce7" office:value-type="string" calcext:value-type="string">
            <text:p>Remarks</text:p>
          </table:table-cell>
          <table:table-cell table:style-name="ce7" office:value-type="string" calcext:value-type="string">
            <text:p>Done (yes, no)</text:p>
          </table:table-cell>
          <table:table-cell table:style-name="ce7" office:value-type="string" calcext:value-type="string">
            <text:p>Sr. No.</text:p>
          </table:table-cell>
          <table:table-cell table:style-name="ce37" office:value-type="string" calcext:value-type="string">
            <text:p>Difficulty Level</text:p>
          </table:table-cell>
          <table:table-cell table:style-name="ce31" office:value-type="string" calcext:value-type="string">
            <text:p>Resources</text:p>
          </table:table-cell>
          <table:table-cell table:style-name="ce31" table:number-columns-repeated="18"/>
          <table:table-cell table:number-columns-repeated="16358"/>
        </table:table-row>
        <table:table-row table:style-name="ro6">
          <table:table-cell table:style-name="ce59" office:value-type="string" calcext:value-type="string">
            <text:p>Arrays</text:p>
          </table:table-cell>
          <table:table-cell table:style-name="ce69" office:value-type="string" calcext:value-type="string">
            <text:p><text:a xlink:href="https://www.geeksforgeeks.org/maximum-and-minimum-in-an-array/" xlink:type="simple">Maximum and Minimum Element in an Array</text:a></text:p>
          </table:table-cell>
          <table:table-cell table:style-name="ce24" office:value-type="string" calcext:value-type="string">
            <text:p><text:s/>ABCO Accolite Amazon Cisco Hike Microsoft Snapdeal VMWare Google Adobe</text:p>
          </table:table-cell>
          <table:table-cell table:style-name="ce31"/>
          <table:table-cell table:style-name="ce35" office:value-type="string" calcext:value-type="string">
            <text:p>yes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59" office:value-type="string" calcext:value-type="string">
            <text:p>Arrays</text:p>
          </table:table-cell>
          <table:table-cell table:style-name="ce69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24" office:value-type="string" calcext:value-type="string">
            <text:p><text:s/>Infosys Moonfrog Labs</text:p>
          </table:table-cell>
          <table:table-cell table:style-name="ce31"/>
          <table:table-cell table:style-name="ce36" office:value-type="string" calcext:value-type="string">
            <text:p>yes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59" office:value-type="string" calcext:value-type="string">
            <text:p>Arrays</text:p>
          </table:table-cell>
          <table:table-cell table:style-name="ce69" office:value-type="string" calcext:value-type="string">
            <text:p><text:a xlink:href="https://leetcode.com/problems/maximum-subarray/" xlink:type="simple">Maximum-Subarray</text:a></text:p>
          </table:table-cell>
          <table:table-cell table:style-name="ce24" office:value-type="string" calcext:value-type="string">
            <text:p>Microsoft + Facebook Interview Qs</text:p>
          </table:table-cell>
          <table:table-cell table:style-name="ce31" office:value-type="string" calcext:value-type="string">
            <text:p>use Kadane's Algorithm</text:p>
          </table:table-cell>
          <table:table-cell table:style-name="ce36" office:value-type="string" calcext:value-type="string">
            <text:p>yes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59" office:value-type="string" calcext:value-type="string">
            <text:p>Arrays</text:p>
          </table:table-cell>
          <table:table-cell table:style-name="ce69" office:value-type="string" calcext:value-type="string">
            <text:p><text:a xlink:href="https://leetcode.com/problems/contains-duplicate/" xlink:type="simple">Contains Duplicate</text:a></text:p>
          </table:table-cell>
          <table:table-cell table:style-name="ce24" office:value-type="string" calcext:value-type="string">
            <text:p>Amazon Interview Qs</text:p>
          </table:table-cell>
          <table:table-cell table:style-name="ce31"/>
          <table:table-cell table:style-name="ce36" office:value-type="string" calcext:value-type="string">
            <text:p>yes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59" office:value-type="string" calcext:value-type="string">
            <text:p>Arrays</text:p>
          </table:table-cell>
          <table:table-cell table:style-name="ce69" office:value-type="string" calcext:value-type="string">
            <text:p><text:a xlink:href="https://www.geeksforgeeks.org/chocolate-distribution-problem/" xlink:type="simple">Chocolate Distribution Problem</text:a></text:p>
          </table:table-cell>
          <table:table-cell table:style-name="ce24" office:value-type="string" calcext:value-type="string">
            <text:p>Amazon Interview Qs</text:p>
          </table:table-cell>
          <table:table-cell table:style-name="ce31"/>
          <table:table-cell table:style-name="ce36" office:value-type="string" calcext:value-type="string">
            <text:p>yes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59" office:value-type="string" calcext:value-type="string">
            <text:p>Arrays</text:p>
          </table:table-cell>
          <table:table-cell table:style-name="ce69" office:value-type="string" calcext:value-type="string">
            <text:p><text:a xlink:href="https://leetcode.com/problems/search-in-rotated-sorted-array/" xlink:type="simple">Search in Rotated Sorted Array</text:a></text:p>
          </table:table-cell>
          <table:table-cell table:style-name="ce24" office:value-type="string" calcext:value-type="string">
            <text:p><text:s/>Microsoft Google Adobe Amazon D-E-Shaw Flipkart Hike Intuit MakeMyTrip Paytm </text:p>
          </table:table-cell>
          <table:table-cell table:style-name="ce31"/>
          <table:table-cell table:style-name="ce31" office:value-type="string" calcext:value-type="string">
            <text:p>yes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Leetcode Medium</text:p>
          </table:table-cell>
          <table:table-cell table:style-name="ce31" office:value-type="string" calcext:value-type="string">
            <text:p><text:a xlink:href="https://takeuforward.org/data-structure/search-element-in-a-rotated-sorted-array/" xlink:type="simple">https://takeuforward.org/data-structure/search-element-in-a-rotated-sorted-array/</text:a></text:p>
          </table:table-cell>
          <table:table-cell table:style-name="ce31" table:number-columns-repeated="18"/>
          <table:table-cell table:number-columns-repeated="16358"/>
        </table:table-row>
        <table:table-row table:style-name="ro6">
          <table:table-cell table:style-name="ce60" office:value-type="string" calcext:value-type="string">
            <text:p>Arrays</text:p>
          </table:table-cell>
          <table:table-cell table:style-name="ce69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24" office:value-type="string" calcext:value-type="string">
            <text:p>Uber + Goldman Sachs + Adobe Interview Qs</text:p>
          </table:table-cell>
          <table:table-cell table:style-name="ce31"/>
          <table:table-cell table:style-name="ce31" office:value-type="string" calcext:value-type="string">
            <text:p>no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Leetcode Medium</text:p>
          </table:table-cell>
          <table:table-cell table:style-name="ce31" table:number-columns-repeated="19"/>
          <table:table-cell table:number-columns-repeated="16358"/>
        </table:table-row>
        <table:table-row table:style-name="ro6">
          <table:table-cell table:style-name="ce60" office:value-type="string" calcext:value-type="string">
            <text:p>Arrays</text:p>
          </table:table-cell>
          <table:table-cell table:style-name="ce69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24" office:value-type="string" calcext:value-type="string">
            <text:p>Amazon D-E-Shaw Directi Flipkart Goldman Sachs Intuit MakeMyTrip Microsoft Ola Cabs Oracle Paytm Pubmatic Quikr Salesforce Sapient Swiggy Walmart Media.net Google</text:p>
          </table:table-cell>
          <table:table-cell table:style-name="ce24"/>
          <table:table-cell table:style-name="ce35" office:value-type="string" calcext:value-type="string">
            <text:p>yes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60" office:value-type="string" calcext:value-type="string">
            <text:p>Arrays</text:p>
          </table:table-cell>
          <table:table-cell table:style-name="ce69" office:value-type="string" calcext:value-type="string">
            <text:p><text:a xlink:href="https://www.interviewbit.com/problems/repeat-and-missing-number-array/" xlink:type="simple">Repeat and Missing Number Array</text:a></text:p>
          </table:table-cell>
          <table:table-cell table:style-name="ce24" office:value-type="string" calcext:value-type="string">
            <text:p>Amazon Interview Qs</text:p>
          </table:table-cell>
          <table:table-cell table:style-name="ce24"/>
          <table:table-cell table:style-name="ce35" office:value-type="string" calcext:value-type="string">
            <text:p>yes</text:p>
          </table:table-cell>
          <table:table-cell table:style-name="ce31" office:value-type="float" office:value="9" calcext:value-type="float">
            <text:p>9</text:p>
          </table:table-cell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60" office:value-type="string" calcext:value-type="string">
            <text:p>Arrays</text:p>
          </table:table-cell>
          <table:table-cell table:style-name="ce69" office:value-type="string" calcext:value-type="string">
            <text:p><text:a xlink:href="https://leetcode.com/problems/kth-largest-element-in-an-array/" xlink:type="simple">Kth-Largest Element in an Array</text:a></text:p>
          </table:table-cell>
          <table:table-cell table:style-name="ce24" office:value-type="string" calcext:value-type="string">
            <text:p><text:s/>Amazon Microsoft Walmart Adobe</text:p>
          </table:table-cell>
          <table:table-cell table:style-name="ce24"/>
          <table:table-cell table:style-name="ce31" office:value-type="string" calcext:value-type="string">
            <text:p>yes</text:p>
          </table:table-cell>
          <table:table-cell table:style-name="ce31" office:value-type="float" office:value="10" calcext:value-type="float">
            <text:p>10</text:p>
          </table:table-cell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60" office:value-type="string" calcext:value-type="string">
            <text:p>Arrays</text:p>
          </table:table-cell>
          <table:table-cell table:style-name="ce69" office:value-type="string" calcext:value-type="string">
            <text:p><text:a xlink:href="https://leetcode.com/problems/trapping-rain-water/" xlink:type="simple">Trapping Rain Water</text:a></text:p>
          </table:table-cell>
          <table:table-cell table:style-name="ce24" office:value-type="string" calcext:value-type="string">
            <text:p>Samsung Interview Qs</text:p>
          </table:table-cell>
          <table:table-cell table:style-name="ce31" office:value-type="string" calcext:value-type="string">
            <text:p>use auxiliary arrays</text:p>
          </table:table-cell>
          <table:table-cell table:style-name="ce31" office:value-type="string" calcext:value-type="string">
            <text:p>no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string" calcext:value-type="string">
            <text:p>Leetcode Hard</text:p>
          </table:table-cell>
          <table:table-cell table:style-name="ce31" table:number-columns-repeated="19"/>
          <table:table-cell table:number-columns-repeated="16358"/>
        </table:table-row>
        <table:table-row table:style-name="ro6">
          <table:table-cell table:style-name="ce60" office:value-type="string" calcext:value-type="string">
            <text:p>Arrays</text:p>
          </table:table-cell>
          <table:table-cell table:style-name="ce69" office:value-type="string" calcext:value-type="string">
            <text:p><text:a xlink:href="https://leetcode.com/problems/product-of-array-except-self/" xlink:type="simple">Product of Array Except Self</text:a></text:p>
          </table:table-cell>
          <table:table-cell table:style-name="ce24" office:value-type="string" calcext:value-type="string">
            <text:p>Microsoft + Facebook Interview Qs</text:p>
          </table:table-cell>
          <table:table-cell table:style-name="ce31"/>
          <table:table-cell table:style-name="ce31" office:value-type="string" calcext:value-type="string">
            <text:p>no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string" calcext:value-type="string">
            <text:p>Leetcode Medium</text:p>
          </table:table-cell>
          <table:table-cell table:style-name="ce31" table:number-columns-repeated="19"/>
          <table:table-cell table:number-columns-repeated="16358"/>
        </table:table-row>
        <table:table-row table:style-name="ro6">
          <table:table-cell table:style-name="ce60" office:value-type="string" calcext:value-type="string">
            <text:p>Arrays</text:p>
          </table:table-cell>
          <table:table-cell table:style-name="ce69" office:value-type="string" calcext:value-type="string">
            <text:p><text:a xlink:href="https://leetcode.com/problems/maximum-product-subarray/" xlink:type="simple">Maximum Product Subarray</text:a></text:p>
          </table:table-cell>
          <table:table-cell table:style-name="ce24" office:value-type="string" calcext:value-type="string">
            <text:p>Amazon D-E-Shaw Microsoft Morgan Stanley OYO Rooms Google</text:p>
          </table:table-cell>
          <table:table-cell table:style-name="ce31"/>
          <table:table-cell table:style-name="ce31" office:value-type="string" calcext:value-type="string">
            <text:p>no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string" calcext:value-type="string">
            <text:p>Leetcode Medium</text:p>
          </table:table-cell>
          <table:table-cell table:style-name="ce31" table:number-columns-repeated="19"/>
          <table:table-cell table:number-columns-repeated="16358"/>
        </table:table-row>
        <table:table-row table:style-name="ro6">
          <table:table-cell table:style-name="ce60" office:value-type="string" calcext:value-type="string">
            <text:p>Arrays</text:p>
          </table:table-cell>
          <table:table-cell table:style-name="ce69" office:value-type="string" calcext:value-type="string">
            <text:p><text:a xlink:href="https://leetcode.com/problems/find-minimum-in-rotated-sorted-array/" xlink:type="simple">Find Minimum in Rotated Sorted Array</text:a></text:p>
          </table:table-cell>
          <table:table-cell table:style-name="ce24" office:value-type="string" calcext:value-type="string">
            <text:p><text:s/>Adobe Amazon Microsoft Morgan Stanley Samsung Snapdeal Times Internet</text:p>
          </table:table-cell>
          <table:table-cell table:style-name="ce31"/>
          <table:table-cell table:style-name="ce31" office:value-type="string" calcext:value-type="string">
            <text:p>no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string" calcext:value-type="string">
            <text:p>Leetcode Medium</text:p>
          </table:table-cell>
          <table:table-cell table:style-name="ce31" table:number-columns-repeated="19"/>
          <table:table-cell table:number-columns-repeated="16358"/>
        </table:table-row>
        <table:table-row table:style-name="ro6">
          <table:table-cell table:style-name="ce60" office:value-type="string" calcext:value-type="string">
            <text:p>Arrays</text:p>
          </table:table-cell>
          <table:table-cell table:style-name="ce69" office:value-type="string" calcext:value-type="string">
            <text:p><text:span text:style-name="T1"><text:a xlink:href="https://www.geeksforgeeks.org/find-minimum-element-in-a-sorted-and-rotated-array/" xlink:type="simple">Find the Minimum element in a Sorted and Rotated Array</text:a></text:span></text:p>
          </table:table-cell>
          <table:table-cell table:style-name="ce24"/>
          <table:table-cell table:style-name="ce31" table:number-columns-repeated="2"/>
          <table:table-cell table:style-name="ce31" office:value-type="float" office:value="15" calcext:value-type="float">
            <text:p>15</text:p>
          </table:table-cell>
          <table:table-cell table:style-name="ce31" office:value-type="string" calcext:value-type="string">
            <text:p>Added by me</text:p>
          </table:table-cell>
          <table:table-cell table:style-name="ce31" table:number-columns-repeated="19"/>
          <table:table-cell table:number-columns-repeated="16358"/>
        </table:table-row>
        <table:table-row table:style-name="ro6">
          <table:table-cell table:style-name="ce60" office:value-type="string" calcext:value-type="string">
            <text:p>Arrays</text:p>
          </table:table-cell>
          <table:table-cell table:style-name="ce15" office:value-type="string" calcext:value-type="string">
            <text:p><text:a xlink:href="https://www.geeksforgeeks.org/given-a-sorted-and-rotated-array-find-if-there-is-a-pair-with-a-given-sum/?ref=lbp" xlink:type="simple">Find Pair with Sum in Sorted &amp; Rotated Array</text:a></text:p>
          </table:table-cell>
          <table:table-cell table:style-name="ce24" office:value-type="string" calcext:value-type="string">
            <text:p>Microsoft + Google + Apple Interview Qs</text:p>
          </table:table-cell>
          <table:table-cell table:style-name="ce31"/>
          <table:table-cell table:style-name="ce31" office:value-type="string" calcext:value-type="string">
            <text:p>no</text:p>
          </table:table-cell>
          <table:table-cell table:style-name="ce31" office:value-type="float" office:value="16" calcext:value-type="float">
            <text:p>16</text:p>
          </table:table-cell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60" office:value-type="string" calcext:value-type="string">
            <text:p>Arrays</text:p>
          </table:table-cell>
          <table:table-cell table:style-name="ce69" office:value-type="string" calcext:value-type="string">
            <text:p><text:a xlink:href="https://leetcode.com/problems/3sum/" xlink:type="simple">3Sum</text:a></text:p>
          </table:table-cell>
          <table:table-cell table:style-name="ce24" office:value-type="string" calcext:value-type="string">
            <text:p><text:s/>Adobe Amazon Microsoft Morgan Stanley Samsung Snapdeal Times Internet</text:p>
          </table:table-cell>
          <table:table-cell table:style-name="ce31"/>
          <table:table-cell table:style-name="ce31" office:value-type="string" calcext:value-type="string">
            <text:p>n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eetcode Medium</text:p>
          </table:table-cell>
          <table:table-cell table:style-name="ce31" table:number-columns-repeated="19"/>
          <table:table-cell table:number-columns-repeated="16358"/>
        </table:table-row>
        <table:table-row table:style-name="ro6">
          <table:table-cell table:style-name="ce60" office:value-type="string" calcext:value-type="string">
            <text:p>Arrays</text:p>
          </table:table-cell>
          <table:table-cell table:style-name="ce69" office:value-type="string" calcext:value-type="string">
            <text:p><text:a xlink:href="https://leetcode.com/problems/container-with-most-water/" xlink:type="simple">Container With Most Water</text:a></text:p>
          </table:table-cell>
          <table:table-cell table:style-name="ce24" office:value-type="string" calcext:value-type="string">
            <text:p>Flipkart + Dunzo Interview Qs</text:p>
          </table:table-cell>
          <table:table-cell table:style-name="ce31" office:value-type="string" calcext:value-type="string">
            <text:p>use 2 pointer approach</text:p>
          </table:table-cell>
          <table:table-cell table:style-name="ce31" office:value-type="string" calcext:value-type="string">
            <text:p>n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eetcode Medium</text:p>
          </table:table-cell>
          <table:table-cell table:style-name="ce31" table:number-columns-repeated="19"/>
          <table:table-cell table:number-columns-repeated="16358"/>
        </table:table-row>
        <table:table-row table:style-name="ro6">
          <table:table-cell table:style-name="ce60" office:value-type="string" calcext:value-type="string">
            <text:p>Arrays</text:p>
          </table:table-cell>
          <table:table-cell table:style-name="ce69" office:value-type="string" calcext:value-type="string">
            <text:p><text:a xlink:href="https://www.geeksforgeeks.org/given-a-sorted-and-rotated-array-find-if-there-is-a-pair-with-a-given-sum/" xlink:type="simple">Given Sum Pair</text:a></text:p>
          </table:table-cell>
          <table:table-cell table:style-name="ce24" office:value-type="string" calcext:value-type="string">
            <text:p>Infosys + Amazon + Flipkart Interview Qs</text:p>
          </table:table-cell>
          <table:table-cell table:style-name="ce31" table:number-columns-repeated="2"/>
          <table:table-cell table:style-name="ce31" office:value-type="float" office:value="19" calcext:value-type="float">
            <text:p>19</text:p>
          </table:table-cell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60" office:value-type="string" calcext:value-type="string">
            <text:p>Arrays</text:p>
          </table:table-cell>
          <table:table-cell table:style-name="ce69" office:value-type="string" calcext:value-type="string">
            <text:p><text:a xlink:href="https://practice.geeksforgeeks.org/problems/kth-smallest-element5635/1" xlink:type="simple">Kth - Smallest Element</text:a></text:p>
          </table:table-cell>
          <table:table-cell table:style-name="ce24" office:value-type="string" calcext:value-type="string">
            <text:p><text:s/>ABCO Accolite Amazon Cisco Hike Microsoft Snapdeal VMWare Google Adobe</text:p>
          </table:table-cell>
          <table:table-cell table:style-name="ce31" table:number-columns-repeated="2"/>
          <table:table-cell table:style-name="ce31" office:value-type="float" office:value="20" calcext:value-type="float">
            <text:p>20</text:p>
          </table:table-cell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60" office:value-type="string" calcext:value-type="string">
            <text:p>Arrays</text:p>
          </table:table-cell>
          <table:table-cell table:style-name="ce69" office:value-type="string" calcext:value-type="string">
            <text:p><text:a xlink:href="https://www.geeksforgeeks.org/merging-intervals/" xlink:type="simple">Merge Overlapping Intervals</text:a></text:p>
          </table:table-cell>
          <table:table-cell table:style-name="ce24" office:value-type="string" calcext:value-type="string">
            <text:p>Google Interview Qs</text:p>
          </table:table-cell>
          <table:table-cell table:style-name="ce31" table:number-columns-repeated="2"/>
          <table:table-cell table:style-name="ce31" office:value-type="float" office:value="21" calcext:value-type="float">
            <text:p>21</text:p>
          </table:table-cell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60" office:value-type="string" calcext:value-type="string">
            <text:p>Arrays</text:p>
          </table:table-cell>
          <table:table-cell table:style-name="ce69" office:value-type="string" calcext:value-type="string">
            <text:p><text:a xlink:href="https://www.geeksforgeeks.org/find-minimum-number-of-merge-operations-to-make-an-array-palindrome/" xlink:type="simple">Find Minimum Number of Merge Operations to Make an Array Palindrome</text:a></text:p>
          </table:table-cell>
          <table:table-cell table:style-name="ce24" office:value-type="string" calcext:value-type="string">
            <text:p>Amazon</text:p>
          </table:table-cell>
          <table:table-cell table:style-name="ce31" table:number-columns-repeated="2"/>
          <table:table-cell table:style-name="ce31" office:value-type="float" office:value="22" calcext:value-type="float">
            <text:p>22</text:p>
          </table:table-cell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60" office:value-type="string" calcext:value-type="string">
            <text:p>Arrays</text:p>
          </table:table-cell>
          <table:table-cell table:style-name="ce69" office:value-type="string" calcext:value-type="string">
            <text:p><text:a xlink:href="https://www.geeksforgeeks.org/given-an-array-of-numbers-arrange-the-numbers-to-form-the-biggest-number/" xlink:type="simple">Given an Array of Numbers Arrange the Numbers to Form the Biggest Number</text:a></text:p>
          </table:table-cell>
          <table:table-cell table:style-name="ce24" office:value-type="string" calcext:value-type="string">
            <text:p>Barclays Interview Qs</text:p>
          </table:table-cell>
          <table:table-cell table:style-name="ce31" table:number-columns-repeated="2"/>
          <table:table-cell table:style-name="ce31" office:value-type="float" office:value="23" calcext:value-type="float">
            <text:p>23</text:p>
          </table:table-cell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60" office:value-type="string" calcext:value-type="string">
            <text:p>Arrays</text:p>
          </table:table-cell>
          <table:table-cell table:style-name="ce69" office:value-type="string" calcext:value-type="string">
            <text:p><text:a xlink:href="https://www.geeksforgeeks.org/space-optimization-using-bit-manipulations/" xlink:type="simple">Space Optimization Using Bit Manipulations</text:a></text:p>
          </table:table-cell>
          <table:table-cell table:style-name="ce24" office:value-type="string" calcext:value-type="string">
            <text:p>Amazon</text:p>
          </table:table-cell>
          <table:table-cell table:style-name="ce31" table:number-columns-repeated="2"/>
          <table:table-cell table:style-name="ce31" office:value-type="float" office:value="24" calcext:value-type="float">
            <text:p>24</text:p>
          </table:table-cell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61" office:value-type="string" calcext:value-type="string">
            <text:p>Arrays</text:p>
          </table:table-cell>
          <table:table-cell table:style-name="ce69" office:value-type="string" calcext:value-type="string">
            <text:p><text:a xlink:href="https://www.geeksforgeeks.org/longest-subarray-sum-divisible-k/" xlink:type="simple">Subarray Sum Divisible K</text:a></text:p>
          </table:table-cell>
          <table:table-cell table:style-name="ce24" office:value-type="string" calcext:value-type="string">
            <text:p><text:s/>Snapdeal Microsoft</text:p>
          </table:table-cell>
          <table:table-cell table:style-name="ce31" table:number-columns-repeated="2"/>
          <table:table-cell table:style-name="ce31" office:value-type="float" office:value="25" calcext:value-type="float">
            <text:p>25</text:p>
          </table:table-cell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61" office:value-type="string" calcext:value-type="string">
            <text:p>Arrays</text:p>
          </table:table-cell>
          <table:table-cell table:style-name="ce69" office:value-type="string" calcext:value-type="string">
            <text:p><text:a xlink:href="https://www.geeksforgeeks.org/print-all-possible-combinations-of-r-elements-in-a-given-array-of-size-n/" xlink:type="simple">Print all Possible Combinations of r Elements in a Given Array of Size n</text:a></text:p>
          </table:table-cell>
          <table:table-cell table:style-name="ce24" office:value-type="string" calcext:value-type="string">
            <text:p>Amazon</text:p>
          </table:table-cell>
          <table:table-cell table:style-name="ce31" table:number-columns-repeated="2"/>
          <table:table-cell table:style-name="ce31" office:value-type="float" office:value="26" calcext:value-type="float">
            <text:p>26</text:p>
          </table:table-cell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61" office:value-type="string" calcext:value-type="string">
            <text:p>Arrays</text:p>
          </table:table-cell>
          <table:table-cell table:style-name="ce69" office:value-type="string" calcext:value-type="string">
            <text:p><text:a xlink:href="https://www.geeksforgeeks.org/mos-algorithm-query-square-root-decomposition-set-1-introduction/" xlink:type="simple">Mo's Algorithm</text:a></text:p>
          </table:table-cell>
          <table:table-cell table:style-name="ce24" office:value-type="string" calcext:value-type="string">
            <text:p>Microsoft</text:p>
          </table:table-cell>
          <table:table-cell table:style-name="ce31" table:number-columns-repeated="2"/>
          <table:table-cell table:style-name="ce31" office:value-type="float" office:value="27" calcext:value-type="float">
            <text:p>27</text:p>
          </table:table-cell>
          <table:table-cell table:style-name="ce31" table:number-columns-repeated="20"/>
          <table:table-cell table:number-columns-repeated="16358"/>
        </table:table-row>
        <table:table-row table:style-name="ro3" table:number-rows-repeated="2">
          <table:table-cell table:style-name="ce8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59" office:value-type="string" calcext:value-type="string">
            <text:p>Strings</text:p>
          </table:table-cell>
          <table:table-cell table:style-name="ce69" office:value-type="string" calcext:value-type="string">
            <text:p><text:a xlink:href="https://leetcode.com/problems/valid-palindrome/" xlink:type="simple">Valid Palindrome</text:a></text:p>
          </table:table-cell>
          <table:table-cell table:style-name="ce24" office:value-type="string" calcext:value-type="string">
            <text:p><text:s/>Amazon Cisco D-E-Shaw Facebook FactSet Morgan Stanley Paytm Zoho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59" office:value-type="string" calcext:value-type="string">
            <text:p>Strings</text:p>
          </table:table-cell>
          <table:table-cell table:style-name="ce69" office:value-type="string" calcext:value-type="string">
            <text:p><text:a xlink:href="https://leetcode.com/problems/valid-anagram/" xlink:type="simple">Valid Anagram</text:a></text:p>
          </table:table-cell>
          <table:table-cell table:style-name="ce24" office:value-type="string" calcext:value-type="string">
            <text:p><text:s/>Nagarro Media.net Directi Google Adobe Flipkar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59" office:value-type="string" calcext:value-type="string">
            <text:p>Strings</text:p>
          </table:table-cell>
          <table:table-cell table:style-name="ce69" office:value-type="string" calcext:value-type="string">
            <text:p><text:a xlink:href="https://leetcode.com/problems/valid-parentheses/" xlink:type="simple">Valid parentheses</text:a></text:p>
          </table:table-cell>
          <table:table-cell table:style-name="ce24" office:value-type="string" calcext:value-type="string">
            <text:p>Google Interview Qs</text:p>
          </table:table-cell>
          <table:table-cell table:style-name="ce31" office:value-type="string" calcext:value-type="string">
            <text:p>use Stacks (if possible)</text:p>
          </table:table-cell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59" office:value-type="string" calcext:value-type="string">
            <text:p>Strings</text:p>
          </table:table-cell>
          <table:table-cell table:style-name="ce69" office:value-type="string" calcext:value-type="string">
            <text:p><text:a xlink:href="https://practice.geeksforgeeks.org/problems/consecutive-elements2306/1" xlink:type="simple">Remove Consecutive Characters</text:a></text:p>
          </table:table-cell>
          <table:table-cell table:style-name="ce24" office:value-type="string" calcext:value-type="string">
            <text:p>Samsung + Adob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59" office:value-type="string" calcext:value-type="string">
            <text:p>Strings</text:p>
          </table:table-cell>
          <table:table-cell table:style-name="ce69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24" office:value-type="string" calcext:value-type="string">
            <text:p>Adobe + Grofers + Dunzo Interview Qs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59" office:value-type="string" calcext:value-type="string">
            <text:p>Strings</text:p>
          </table:table-cell>
          <table:table-cell table:style-name="ce69" office:value-type="string" calcext:value-type="string">
            <text:p><text:a xlink:href="https://www.geeksforgeeks.org/convert-sentence-equivalent-mobile-numeric-keypad-sequence/" xlink:type="simple">Convert a Sentence into its Equivalent Mobile Numeric Keypad Sequence</text:a></text:p>
          </table:table-cell>
          <table:table-cell table:style-name="ce24" office:value-type="string" calcext:value-type="string">
            <text:p>Adobe 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59" office:value-type="string" calcext:value-type="string">
            <text:p>Strings</text:p>
          </table:table-cell>
          <table:table-cell table:style-name="ce69" office:value-type="string" calcext:value-type="string">
            <text:p><text:a xlink:href="https://www.geeksforgeeks.org/print-all-the-duplicates-in-the-input-string/" xlink:type="simple">Print all the Duplicates in the Input String</text:a></text:p>
          </table:table-cell>
          <table:table-cell table:style-name="ce24" office:value-type="string" calcext:value-type="string">
            <text:p>Ola + Amdocs IQ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Strings</text:p>
          </table:table-cell>
          <table:table-cell table:style-name="ce69" office:value-type="string" calcext:value-type="string">
            <text:p><text:a xlink:href="https://leetcode.com/problems/longest-substring-without-repeating-characters/" xlink:type="simple">Longest Substring without Repeating Characters</text:a></text:p>
          </table:table-cell>
          <table:table-cell table:style-name="ce24" office:value-type="string" calcext:value-type="string">
            <text:p>Morgan Stanley + Amazon IQ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Strings</text:p>
          </table:table-cell>
          <table:table-cell table:style-name="ce69" office:value-type="string" calcext:value-type="string">
            <text:p><text:a xlink:href="https://leetcode.com/problems/longest-repeating-character-replacement/" xlink:type="simple">Longest Repeating Character Replacement</text:a></text:p>
          </table:table-cell>
          <table:table-cell table:style-name="ce24" office:value-type="string" calcext:value-type="string">
            <text:p><text:s/>Amazon Googl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Strings</text:p>
          </table:table-cell>
          <table:table-cell table:style-name="ce69" office:value-type="string" calcext:value-type="string">
            <text:p><text:a xlink:href="https://leetcode.com/problems/group-anagrams/" xlink:type="simple">Group Anagrams</text:a></text:p>
          </table:table-cell>
          <table:table-cell table:style-name="ce24" office:value-type="string" calcext:value-type="string">
            <text:p>Samsung + Adobe + Amazon Interview Qs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Strings</text:p>
          </table:table-cell>
          <table:table-cell table:style-name="ce69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24" office:value-type="string" calcext:value-type="string">
            <text:p>Microsoft + Google + Samsung + Visa IQ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Strings</text:p>
          </table:table-cell>
          <table:table-cell table:style-name="ce69" office:value-type="string" calcext:value-type="string">
            <text:p><text:a xlink:href="https://leetcode.com/problems/palindromic-substrings/" xlink:type="simple">Palindromic Substrings</text:a></text:p>
          </table:table-cell>
          <table:table-cell table:style-name="ce24" office:value-type="string" calcext:value-type="string">
            <text:p>Microsoft IQ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Strings</text:p>
          </table:table-cell>
          <table:table-cell table:style-name="ce69" office:value-type="string" calcext:value-type="string">
            <text:p><text:a xlink:href="https://practice.geeksforgeeks.org/problems/next-permutation5226/1" xlink:type="simple">Next Permutation</text:a></text:p>
          </table:table-cell>
          <table:table-cell table:style-name="ce24" office:value-type="string" calcext:value-type="string">
            <text:p>Adobe + Goldman Sachs + Uber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Strings</text:p>
          </table:table-cell>
          <table:table-cell table:style-name="ce69" office:value-type="string" calcext:value-type="string">
            <text:p><text:a xlink:href="https://practice.geeksforgeeks.org/problems/count-palindromic-subsequences/1" xlink:type="simple">Count Palindromic Subsequences </text:a></text:p>
          </table:table-cell>
          <table:table-cell table:style-name="ce24" office:value-type="string" calcext:value-type="string">
            <text:p>Myntra Interview Qs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Strings</text:p>
          </table:table-cell>
          <table:table-cell table:style-name="ce69" office:value-type="string" calcext:value-type="string">
            <text:p><text:a xlink:href="https://practice.geeksforgeeks.org/problems/smallest-window-in-a-string-containing-all-the-characters-of-another-string-1587115621/1" xlink:type="simple">Smallest Window in a String Containing all the Characters of Another String</text:a></text:p>
          </table:table-cell>
          <table:table-cell table:style-name="ce24" office:value-type="string" calcext:value-type="string">
            <text:p>Microsoft + Amazon IQ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Strings</text:p>
          </table:table-cell>
          <table:table-cell table:style-name="ce69" office:value-type="string" calcext:value-type="string">
            <text:p><text:a xlink:href="https://practice.geeksforgeeks.org/problems/wildcard-string-matching1126/1" xlink:type="simple">Wildcard String Matching</text:a></text:p>
          </table:table-cell>
          <table:table-cell table:style-name="ce24" office:value-type="string" calcext:value-type="string">
            <text:p>Microsoft + Amazon + Ola IQ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Strings</text:p>
          </table:table-cell>
          <table:table-cell table:style-name="ce69" office:value-type="string" calcext:value-type="string">
            <text:p><text:a xlink:href="https://practice.geeksforgeeks.org/problems/longest-prefix-suffix2527/1" xlink:type="simple">Longest Prefix Suffix</text:a></text:p>
          </table:table-cell>
          <table:table-cell table:style-name="ce24" office:value-type="string" calcext:value-type="string">
            <text:p>Flipkart + Swiggy IQ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Strings</text:p>
          </table:table-cell>
          <table:table-cell table:style-name="ce69" office:value-type="string" calcext:value-type="string">
            <text:p><text:a xlink:href="https://www.geeksforgeeks.org/rabin-karp-algorithm-for-pattern-searching/" xlink:type="simple">Rabin-Karp Algorithm for Pattern Searching</text:a></text:p>
          </table:table-cell>
          <table:table-cell table:style-name="ce24" office:value-type="string" calcext:value-type="string">
            <text:p><text:s/>Microsof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Strings</text:p>
          </table:table-cell>
          <table:table-cell table:style-name="ce69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24" office:value-type="string" calcext:value-type="string">
            <text:p><text:s/>Directi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1" office:value-type="string" calcext:value-type="string">
            <text:p>Strings</text:p>
          </table:table-cell>
          <table:table-cell table:style-name="ce69" office:value-type="string" calcext:value-type="string">
            <text:p><text:a xlink:href="https://leetcode.com/problems/minimum-window-substring/" xlink:type="simple">Minimum Window Substring</text:a></text:p>
          </table:table-cell>
          <table:table-cell table:style-name="ce24" office:value-type="string" calcext:value-type="string">
            <text:p><text:s/>Amazon Google MakeMyTrip Streamoid Technologies Microsoft Media.net Atlassian Flipkar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1" office:value-type="string" calcext:value-type="string">
            <text:p>Strings</text:p>
          </table:table-cell>
          <table:table-cell table:style-name="ce69" office:value-type="string" calcext:value-type="string">
            <text:p><text:a xlink:href="https://www.geeksforgeeks.org/boyer-moore-algorithm-for-pattern-searching/" xlink:type="simple">Boyer Moore Algorithm for Pattern Searching</text:a></text:p>
          </table:table-cell>
          <table:table-cell table:style-name="ce24" office:value-type="string" calcext:value-type="string">
            <text:p>Amdocs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1" office:value-type="string" calcext:value-type="string">
            <text:p>Strings</text:p>
          </table:table-cell>
          <table:table-cell table:style-name="ce69" office:value-type="string" calcext:value-type="string">
            <text:p><text:a xlink:href="https://practice.geeksforgeeks.org/problems/word-wrap1646/1" xlink:type="simple">Word Wrap</text:a></text:p>
          </table:table-cell>
          <table:table-cell table:style-name="ce24" office:value-type="string" calcext:value-type="string">
            <text:p>Microsoft</text:p>
          </table:table-cell>
          <table:table-cell table:style-name="ce31" office:value-type="string" calcext:value-type="string">
            <text:p>use Dynaming Programming</text:p>
          </table:table-cell>
          <table:table-cell table:style-name="ce31" table:number-columns-repeated="22"/>
          <table:table-cell table:number-columns-repeated="16358"/>
        </table:table-row>
        <table:table-row table:style-name="ro3" table:number-rows-repeated="2">
          <table:table-cell table:style-name="ce8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2D Arrays</text:p>
          </table:table-cell>
          <table:table-cell table:style-name="ce69" office:value-type="string" calcext:value-type="string">
            <text:p><text:a xlink:href="https://www.geeksforgeeks.org/zigzag-or-diagonal-traversal-of-matrix/" xlink:type="simple">Zigzag (or diagonal) Traversal of Matrix</text:a></text:p>
          </table:table-cell>
          <table:table-cell table:style-name="ce24" office:value-type="string" calcext:value-type="string">
            <text:p><text:s/>Amazon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2D Arrays</text:p>
          </table:table-cell>
          <table:table-cell table:style-name="ce69" office:value-type="string" calcext:value-type="string">
            <text:p><text:a xlink:href="https://leetcode.com/problems/set-matrix-zeroes/" xlink:type="simple">Set Matrix Zeroes</text:a></text:p>
          </table:table-cell>
          <table:table-cell table:style-name="ce24" office:value-type="string" calcext:value-type="string">
            <text:p>Amazon Microsof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2D Arrays</text:p>
          </table:table-cell>
          <table:table-cell table:style-name="ce69" office:value-type="string" calcext:value-type="string">
            <text:p><text:a xlink:href="https://leetcode.com/problems/spiral-matrix/" xlink:type="simple">Spiral Matrix</text:a></text:p>
          </table:table-cell>
          <table:table-cell table:style-name="ce24" office:value-type="string" calcext:value-type="string">
            <text:p>Flipkart + Apple + Societe Generale IQ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2D Arrays</text:p>
          </table:table-cell>
          <table:table-cell table:style-name="ce69" office:value-type="string" calcext:value-type="string">
            <text:p><text:a xlink:href="https://leetcode.com/problems/rotate-image/" xlink:type="simple">Rotate Image</text:a></text:p>
          </table:table-cell>
          <table:table-cell table:style-name="ce24" office:value-type="string" calcext:value-type="string">
            <text:p><text:s/>Microsoft Paytm Samsung Adob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2D Arrays</text:p>
          </table:table-cell>
          <table:table-cell table:style-name="ce69" office:value-type="string" calcext:value-type="string">
            <text:p><text:a xlink:href="https://leetcode.com/problems/word-search/" xlink:type="simple">Word Search</text:a></text:p>
          </table:table-cell>
          <table:table-cell table:style-name="ce24" office:value-type="string" calcext:value-type="string">
            <text:p>Google + Ola + Goldman Sachs IQ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2D Arrays</text:p>
          </table:table-cell>
          <table:table-cell table:style-name="ce69" office:value-type="string" calcext:value-type="string">
            <text:p><text:a xlink:href="https://www.geeksforgeeks.org/find-number-of-islands/" xlink:type="simple">Find the Number of Islands | Set 1 (Using DFS)</text:a></text:p>
          </table:table-cell>
          <table:table-cell table:style-name="ce24" office:value-type="string" calcext:value-type="string">
            <text:p>Microsoft + Uber + Apple + Amazon IQ</text:p>
          </table:table-cell>
          <table:table-cell table:style-name="ce31" office:value-type="string" calcext:value-type="string">
            <text:p>Read about DFS</text:p>
          </table:table-cell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2D Arrays</text:p>
          </table:table-cell>
          <table:table-cell table:style-name="ce69" office:value-type="string" calcext:value-type="string">
            <text:p><text:a xlink:href="https://www.geeksforgeeks.org/given-matrix-o-x-replace-o-x-surrounded-x/" xlink:type="simple">Given a Matrix of ‘O’ and ‘X’, Replace ‘O’ with ‘X’ if Surrounded by ‘X’</text:a></text:p>
          </table:table-cell>
          <table:table-cell table:style-name="ce24" office:value-type="string" calcext:value-type="string">
            <text:p><text:s/>Googl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2D Arrays</text:p>
          </table:table-cell>
          <table:table-cell table:style-name="ce69" office:value-type="string" calcext:value-type="string">
            <text:p><text:a xlink:href="https://www.geeksforgeeks.org/find-common-element-rows-row-wise-sorted-matrix/" xlink:type="simple">Find a Common Element in all Rows of a Given Row-Wise Sorted Matrix</text:a></text:p>
          </table:table-cell>
          <table:table-cell table:style-name="ce24" office:value-type="string" calcext:value-type="string">
            <text:p><text:s/>MAQ Software Microsoft VMWar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2D Arrays</text:p>
          </table:table-cell>
          <table:table-cell table:style-name="ce69" office:value-type="string" calcext:value-type="string">
            <text:p><text:a xlink:href="https://www.geeksforgeeks.org/create-a-matrix-with-alternating-rectangles-of-0-and-x/" xlink:type="simple">Create a Matrix with Alternating Rectangles of O and X</text:a></text:p>
          </table:table-cell>
          <table:table-cell table:style-name="ce24" office:value-type="string" calcext:value-type="string">
            <text:p><text:s/>MAQ VMWar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1" office:value-type="string" calcext:value-type="string">
            <text:p>2D Arrays</text:p>
          </table:table-cell>
          <table:table-cell table:style-name="ce69" office:value-type="string" calcext:value-type="string">
            <text:p><text:a xlink:href="https://www.geeksforgeeks.org/maximum-size-rectangle-binary-sub-matrix-1s/" xlink:type="simple">Maximum Size Rectangle of all 1s</text:a></text:p>
          </table:table-cell>
          <table:table-cell table:style-name="ce24" office:value-type="string" calcext:value-type="string">
            <text:p>Amazon Microsoft</text:p>
          </table:table-cell>
          <table:table-cell table:style-name="ce31" table:number-columns-repeated="23"/>
          <table:table-cell table:number-columns-repeated="16358"/>
        </table:table-row>
        <table:table-row table:style-name="ro3" table:number-rows-repeated="2">
          <table:table-cell table:style-name="ce9"/>
          <table:table-cell table:style-name="ce16"/>
          <table:table-cell table:style-name="ce22"/>
          <table:table-cell table:style-name="ce31" table:number-columns-repeated="3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6">
          <table:table-cell table:style-name="ce10" office:value-type="string" calcext:value-type="string">
            <text:p>Searching &amp; Sorting</text:p>
          </table:table-cell>
          <table:table-cell table:style-name="ce72" office:value-type="string" calcext:value-type="string">
            <text:p><text:a xlink:href="https://www.geeksforgeeks.org/permute-two-arrays-sum-every-pair-greater-equal-k/" xlink:type="simple">Permute Two Arrays such that Sum of Every Pair is Greater or Equal to K</text:a></text:p>
          </table:table-cell>
          <table:table-cell table:style-name="ce24" office:value-type="string" calcext:value-type="string">
            <text:p>Samsung</text:p>
          </table:table-cell>
          <table:table-cell table:style-name="ce31" table:number-columns-repeated="3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6">
          <table:table-cell table:style-name="ce10" office:value-type="string" calcext:value-type="string">
            <text:p>Searching &amp; Sorting</text:p>
          </table:table-cell>
          <table:table-cell table:style-name="ce72" office:value-type="string" calcext:value-type="string">
            <text:p><text:a xlink:href="https://www.geeksforgeeks.org/counting-sort/" xlink:type="simple">counting sort</text:a></text:p>
          </table:table-cell>
          <table:table-cell table:style-name="ce24" office:value-type="string" calcext:value-type="string">
            <text:p>Samsung+ Morgan Stanley+ Snapdeal + EPAM Systems</text:p>
          </table:table-cell>
          <table:table-cell table:style-name="ce31" table:number-columns-repeated="3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6">
          <table:table-cell table:style-name="ce10" office:value-type="string" calcext:value-type="string">
            <text:p>Searching &amp; Sorting</text:p>
          </table:table-cell>
          <table:table-cell table:style-name="ce72" office:value-type="string" calcext:value-type="string">
            <text:p><text:a xlink:href="https://www.geeksforgeeks.org/find-common-elements-three-sorted-arrays/" xlink:type="simple">find common elements three sorted arrays</text:a></text:p>
          </table:table-cell>
          <table:table-cell table:style-name="ce24" office:value-type="string" calcext:value-type="string">
            <text:p><text:s/>MAQ Software Microsoft VMWare</text:p>
          </table:table-cell>
          <table:table-cell table:style-name="ce31" table:number-columns-repeated="3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6">
          <table:table-cell table:style-name="ce10" office:value-type="string" calcext:value-type="string">
            <text:p>Searching &amp; Sorting</text:p>
          </table:table-cell>
          <table:table-cell table:style-name="ce72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24" office:value-type="string" calcext:value-type="string">
            <text:p>TCS Amazon</text:p>
          </table:table-cell>
          <table:table-cell table:style-name="ce31" table:number-columns-repeated="3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6">
          <table:table-cell table:style-name="ce10" office:value-type="string" calcext:value-type="string">
            <text:p>Searching &amp; Sorting</text:p>
          </table:table-cell>
          <table:table-cell table:style-name="ce72" office:value-type="string" calcext:value-type="string">
            <text:p><text:a xlink:href="https://www.geeksforgeeks.org/ceiling-in-a-sorted-array/" xlink:type="simple">ceiling in a sorted array</text:a></text:p>
          </table:table-cell>
          <table:table-cell table:style-name="ce24" office:value-type="string" calcext:value-type="string">
            <text:p>TCS</text:p>
          </table:table-cell>
          <table:table-cell table:style-name="ce31" table:number-columns-repeated="3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6">
          <table:table-cell table:style-name="ce10" office:value-type="string" calcext:value-type="string">
            <text:p>Searching &amp; Sorting</text:p>
          </table:table-cell>
          <table:table-cell table:style-name="ce72" office:value-type="string" calcext:value-type="string">
            <text:p><text:a xlink:href="https://www.geeksforgeeks.org/find-a-pair-with-the-given-difference/" xlink:type="simple">Piar with given difference</text:a></text:p>
          </table:table-cell>
          <table:table-cell table:style-name="ce24" office:value-type="string" calcext:value-type="string">
            <text:p><text:s/>Amazon Visa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6" office:value-type="string" calcext:value-type="string">
            <text:p>Searching &amp; Sorting</text:p>
          </table:table-cell>
          <table:table-cell table:style-name="ce73" office:value-type="string" calcext:value-type="string">
            <text:p><text:a xlink:href="https://www.geeksforgeeks.org/majority-element/" xlink:type="simple">majority element</text:a></text:p>
          </table:table-cell>
          <table:table-cell table:style-name="ce24" office:value-type="string" calcext:value-type="string">
            <text:p>Amazon+ Googl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6" office:value-type="string" calcext:value-type="string">
            <text:p>Searching &amp; Sorting</text:p>
          </table:table-cell>
          <table:table-cell table:style-name="ce73" office:value-type="string" calcext:value-type="string">
            <text:p><text:a xlink:href="https://www.geeksforgeeks.org/count-triplets-with-sum-smaller-that-a-given-value/" xlink:type="simple">count triplets with sum smaller that a given value</text:a></text:p>
          </table:table-cell>
          <table:table-cell table:style-name="ce24" office:value-type="string" calcext:value-type="string">
            <text:p><text:s/>Amazon SAP Labs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6" office:value-type="string" calcext:value-type="string">
            <text:p>Searching &amp; Sorting</text:p>
          </table:table-cell>
          <table:table-cell table:style-name="ce73" office:value-type="string" calcext:value-type="string">
            <text:p><text:a xlink:href="https://www.geeksforgeeks.org/maximum-sum-such-that-no-two-elements-are-adjacent/" xlink:type="simple">Maximum Sum Subsequence with no adjacent elements</text:a></text:p>
          </table:table-cell>
          <table:table-cell table:style-name="ce24" office:value-type="string" calcext:value-type="string">
            <text:p><text:s/>Amazon FactSet Oxigen Wallet OYO Rooms Paytm Walmart Yahoo Adobe Flipkart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6" office:value-type="string" calcext:value-type="string">
            <text:p>Searching &amp; Sorting</text:p>
          </table:table-cell>
          <table:table-cell table:style-name="ce73" office:value-type="string" calcext:value-type="string">
            <text:p><text:a xlink:href="https://www.geeksforgeeks.org/merge-two-sorted-arrays-o1-extra-space/" xlink:type="simple">Merge Sorted Arrays using O(1) Space</text:a></text:p>
          </table:table-cell>
          <table:table-cell table:style-name="ce24" office:value-type="string" calcext:value-type="string">
            <text:p><text:s/>Amdocs Brocade Goldman Sachs Juniper Networks Linkedin Microsoft Quikr Snapdeal Synopsys Zoho Adobe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6" office:value-type="string" calcext:value-type="string">
            <text:p>Searching &amp; Sorting</text:p>
          </table:table-cell>
          <table:table-cell table:style-name="ce73" office:value-type="string" calcext:value-type="string">
            <text:p><text:a xlink:href="https://practice.geeksforgeeks.org/problems/inversion-of-array-1587115620/1" xlink:type="simple">Inversion of Array</text:a></text:p>
          </table:table-cell>
          <table:table-cell table:style-name="ce24" office:value-type="string" calcext:value-type="string">
            <text:p><text:s/>Adobe Amazon BankBazaar Flipkart Microsoft Myntra MakeMyTrip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6" office:value-type="string" calcext:value-type="string">
            <text:p>Searching &amp; Sorting</text:p>
          </table:table-cell>
          <table:table-cell table:style-name="ce73" office:value-type="string" calcext:value-type="string">
            <text:p><text:a xlink:href="https://www.geeksforgeeks.org/find-duplicates-in-on-time-and-constant-extra-space/" xlink:type="simple">Find Duplicates in O(n) Time and O(1) Extra Space </text:a></text:p>
          </table:table-cell>
          <table:table-cell table:style-name="ce24" office:value-type="string" calcext:value-type="string">
            <text:p><text:s/>Amazon D-E-Shaw Flipkart Paytm Qualcomm Zoho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6" office:value-type="string" calcext:value-type="string">
            <text:p>Searching &amp; Sorting</text:p>
          </table:table-cell>
          <table:table-cell table:style-name="ce73" office:value-type="string" calcext:value-type="string">
            <text:p><text:a xlink:href="https://www.geeksforgeeks.org/radix-sort/" xlink:type="simple">Radix Sort</text:a></text:p>
          </table:table-cell>
          <table:table-cell table:style-name="ce24" office:value-type="string" calcext:value-type="string">
            <text:p>Amazon+ Microsof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6" office:value-type="string" calcext:value-type="string">
            <text:p>Searching &amp; Sorting</text:p>
          </table:table-cell>
          <table:table-cell table:style-name="ce73" office:value-type="string" calcext:value-type="string">
            <text:p><text:a xlink:href="https://www.geeksforgeeks.org/a-product-array-puzzle/" xlink:type="simple">Product of Array except itself</text:a></text:p>
          </table:table-cell>
          <table:table-cell table:style-name="ce24" office:value-type="string" calcext:value-type="string">
            <text:p><text:s/>Accolite Amazon D-E-Shaw Intuit Morgan Stanley Opera Microsoft Flipkar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6" office:value-type="string" calcext:value-type="string">
            <text:p>Searching &amp; Sorting</text:p>
          </table:table-cell>
          <table:table-cell table:style-name="ce73" office:value-type="string" calcext:value-type="string">
            <text:p><text:a xlink:href="https://www.geeksforgeeks.org/make-array-elements-equal-minimum-cost/" xlink:type="simple">Make all Array Elements Equal</text:a></text:p>
          </table:table-cell>
          <table:table-cell table:style-name="ce24" office:value-type="string" calcext:value-type="string">
            <text:p>Amazon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6" office:value-type="string" calcext:value-type="string">
            <text:p>Searching &amp; Sorting</text:p>
          </table:table-cell>
          <table:table-cell table:style-name="ce73" office:value-type="string" calcext:value-type="string">
            <text:p><text:a xlink:href="https://www.geeksforgeeks.org/check-reversing-sub-array-make-array-sorted/" xlink:type="simple">Check if Reversing a Sub Array Make the Array Sorted</text:a></text:p>
          </table:table-cell>
          <table:table-cell table:style-name="ce24" office:value-type="string" calcext:value-type="string">
            <text:p><text:s/>Amazon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7" office:value-type="string" calcext:value-type="string">
            <text:p>Searching &amp; Sorting</text:p>
          </table:table-cell>
          <table:table-cell table:style-name="ce72" office:value-type="string" calcext:value-type="string">
            <text:p><text:a xlink:href="https://www.geeksforgeeks.org/find-four-elements-that-sum-to-a-given-value-set-2/" xlink:type="simple">Find Four Elements that Sum to a Given Value</text:a></text:p>
          </table:table-cell>
          <table:table-cell table:style-name="ce24" office:value-type="string" calcext:value-type="string">
            <text:p><text:s/>Adobe Amazon Google Microsoft OYO Rooms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7" office:value-type="string" calcext:value-type="string">
            <text:p>Searching &amp; Sorting</text:p>
          </table:table-cell>
          <table:table-cell table:style-name="ce72" office:value-type="string" calcext:value-type="string">
            <text:p><text:a xlink:href="https://www.geeksforgeeks.org/median-of-two-sorted-arrays-of-different-sizes/" xlink:type="simple">Median of Two Sorted Array with Different Size</text:a></text:p>
          </table:table-cell>
          <table:table-cell table:style-name="ce24" office:value-type="string" calcext:value-type="string">
            <text:p><text:s/>Amazon Samsung Microsoft Googl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7" office:value-type="string" calcext:value-type="string">
            <text:p>Searching &amp; Sorting</text:p>
          </table:table-cell>
          <table:table-cell table:style-name="ce72" office:value-type="string" calcext:value-type="string">
            <text:p><text:a xlink:href="https://www.geeksforgeeks.org/median-of-stream-of-integers-running-integers/" xlink:type="simple">Median of Stream of Integers Running Integers</text:a></text:p>
          </table:table-cell>
          <table:table-cell table:style-name="ce24" office:value-type="string" calcext:value-type="string">
            <text:p>Amazon + Googl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7" office:value-type="string" calcext:value-type="string">
            <text:p>Searching &amp; Sorting</text:p>
          </table:table-cell>
          <table:table-cell table:style-name="ce72" office:value-type="string" calcext:value-type="string">
            <text:p><text:a xlink:href="https://www.geeksforgeeks.org/print-all-subarrays-with-0-sum/" xlink:type="simple">Print Subarrays with 0 Sum</text:a></text:p>
          </table:table-cell>
          <table:table-cell table:style-name="ce24" office:value-type="string" calcext:value-type="string">
            <text:p><text:s/>Paytm Adob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7" office:value-type="string" calcext:value-type="string">
            <text:p>Searching &amp; Sorting</text:p>
          </table:table-cell>
          <table:table-cell table:style-name="ce72" office:value-type="string" calcext:value-type="string">
            <text:p><text:a xlink:href="https://www.spoj.com/problems/AGGRCOW/" xlink:type="simple">Aggressive Cows</text:a></text:p>
          </table:table-cell>
          <table:table-cell table:style-name="ce24" office:value-type="string" calcext:value-type="string">
            <text:p>Adob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7" office:value-type="string" calcext:value-type="string">
            <text:p>Searching &amp; Sorting</text:p>
          </table:table-cell>
          <table:table-cell table:style-name="ce72" office:value-type="string" calcext:value-type="string">
            <text:p><text:a xlink:href="https://practice.geeksforgeeks.org/problems/allocate-minimum-number-of-pages0937/1" xlink:type="simple">Allocate Minimum number of Pages</text:a></text:p>
          </table:table-cell>
          <table:table-cell table:style-name="ce24" office:value-type="string" calcext:value-type="string">
            <text:p><text:s/>Google Infosys Codenation Amazon Microsof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7" office:value-type="string" calcext:value-type="string">
            <text:p>Searching &amp; Sorting</text:p>
          </table:table-cell>
          <table:table-cell table:style-name="ce73" office:value-type="string" calcext:value-type="string">
            <text:p><text:a xlink:href="https://www.geeksforgeeks.org/minimum-number-swaps-required-sort-array/" xlink:type="simple">Minimum Swaps to Sort</text:a></text:p>
          </table:table-cell>
          <table:table-cell table:style-name="ce24" office:value-type="string" calcext:value-type="string">
            <text:p>Amazon + Google</text:p>
          </table:table-cell>
          <table:table-cell table:style-name="ce31" table:number-columns-repeated="23"/>
          <table:table-cell table:number-columns-repeated="16358"/>
        </table:table-row>
        <table:table-row table:style-name="ro3" table:number-rows-repeated="2">
          <table:table-cell table:style-name="ce9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Backtracking</text:p>
          </table:table-cell>
          <table:table-cell table:style-name="ce74" office:value-type="string" calcext:value-type="string">
            <text:p><text:a xlink:href="https://www.geeksforgeeks.org/backttracking-set-2-rat-in-a-maze/" xlink:type="simple">Backtracking Set 2 Rat in a Maze</text:a></text:p>
          </table:table-cell>
          <table:table-cell table:style-name="ce24" office:value-type="string" calcext:value-type="string">
            <text:p>Microsoft Amazon 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Backtracking</text:p>
          </table:table-cell>
          <table:table-cell table:style-name="ce74" office:value-type="string" calcext:value-type="string">
            <text:p><text:a xlink:href="https://www.geeksforgeeks.org/combinational-sum/" xlink:type="simple">Combinational Sum</text:a></text:p>
          </table:table-cell>
          <table:table-cell table:style-name="ce24" office:value-type="string" calcext:value-type="string">
            <text:p>Adobe Amazon Microsof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Backtracking</text:p>
          </table:table-cell>
          <table:table-cell table:style-name="ce74" office:value-type="string" calcext:value-type="string">
            <text:p><text:a xlink:href="https://www.hackerrank.com/challenges/crossword-puzzle/problem" xlink:type="simple">Crossword-Puzzle</text:a></text:p>
          </table:table-cell>
          <table:table-cell table:style-name="ce24" office:value-type="string" calcext:value-type="string">
            <text:p>Microsof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Backtracking</text:p>
          </table:table-cell>
          <table:table-cell table:style-name="ce74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24" office:value-type="string" calcext:value-type="string">
            <text:p>Microsof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Backtracking</text:p>
          </table:table-cell>
          <table:table-cell table:style-name="ce74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24" office:value-type="string" calcext:value-type="string">
            <text:p>Accolite Amazon Amdocs D-E-Shaw MAQ Software Twitter Visa Microsof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Backtracking</text:p>
          </table:table-cell>
          <table:table-cell table:style-name="ce74" office:value-type="string" calcext:value-type="string">
            <text:p><text:a xlink:href="https://practice.geeksforgeeks.org/problems/solve-the-sudoku-1587115621/1" xlink:type="simple">Solve the Sudoku</text:a></text:p>
          </table:table-cell>
          <table:table-cell table:style-name="ce24" office:value-type="string" calcext:value-type="string">
            <text:p>Amazon Directi Flipkart MakeMyTrip MAQ Software Microsoft Ola Cabs Oracle PayPal Zoho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Backtracking</text:p>
          </table:table-cell>
          <table:table-cell table:style-name="ce74" office:value-type="string" calcext:value-type="string">
            <text:p><text:a xlink:href="https://practice.geeksforgeeks.org/problems/subset-sum-problem2014/1" xlink:type="simple">Partition Equal Subset Sum</text:a></text:p>
          </table:table-cell>
          <table:table-cell table:style-name="ce24" office:value-type="string" calcext:value-type="string">
            <text:p>Amazon + Adobe + Accolite + Traveloka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Backtracking</text:p>
          </table:table-cell>
          <table:table-cell table:style-name="ce74" office:value-type="string" calcext:value-type="string">
            <text:p><text:a xlink:href="https://practice.geeksforgeeks.org/problems/m-coloring-problem-1587115620/1" xlink:type="simple">M Coloring Problem</text:a></text:p>
          </table:table-cell>
          <table:table-cell table:style-name="ce24" office:value-type="string" calcext:value-type="string">
            <text:p>Amazon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1" office:value-type="string" calcext:value-type="string">
            <text:p>Backtracking</text:p>
          </table:table-cell>
          <table:table-cell table:style-name="ce74" office:value-type="string" calcext:value-type="string">
            <text:p><text:a xlink:href="https://www.geeksforgeeks.org/backtracking-set-1-the-knights-tour-problem/" xlink:type="simple">Knight Tour</text:a></text:p>
          </table:table-cell>
          <table:table-cell table:style-name="ce24" office:value-type="string" calcext:value-type="string">
            <text:p>IBM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1" office:value-type="string" calcext:value-type="string">
            <text:p>Backtracking</text:p>
          </table:table-cell>
          <table:table-cell table:style-name="ce74" office:value-type="string" calcext:value-type="string">
            <text:p><text:a xlink:href="https://www.geeksforgeeks.org/backtracking-set-7-suduku/" xlink:type="simple">Soduko</text:a></text:p>
          </table:table-cell>
          <table:table-cell table:style-name="ce24" office:value-type="string" calcext:value-type="string">
            <text:p>Amazon + Adobe + Accolite + Traveloka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1" office:value-type="string" calcext:value-type="string">
            <text:p>Backtracking</text:p>
          </table:table-cell>
          <table:table-cell table:style-name="ce74" office:value-type="string" calcext:value-type="string">
            <text:p><text:a xlink:href="https://www.geeksforgeeks.org/remove-invalid-parentheses/" xlink:type="simple">Remove Invalid Parentheses</text:a></text:p>
          </table:table-cell>
          <table:table-cell table:style-name="ce24" office:value-type="string" calcext:value-type="string">
            <text:p>Uber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1" office:value-type="string" calcext:value-type="string">
            <text:p>Backtracking</text:p>
          </table:table-cell>
          <table:table-cell table:style-name="ce74" office:value-type="string" calcext:value-type="string">
            <text:p><text:a xlink:href="https://www.geeksforgeeks.org/word-break-problem-using-backtracking/" xlink:type="simple">Word Break Problem using Backtracking</text:a></text:p>
          </table:table-cell>
          <table:table-cell table:style-name="ce24"/>
          <table:table-cell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1" office:value-type="string" calcext:value-type="string">
            <text:p>Backtracking</text:p>
          </table:table-cell>
          <table:table-cell table:style-name="ce74" office:value-type="string" calcext:value-type="string">
            <text:p><text:a xlink:href="https://www.geeksforgeeks.org/print-palindromic-partitions-string/" xlink:type="simple">Print all Palindromic Partitions of a String</text:a></text:p>
          </table:table-cell>
          <table:table-cell table:style-name="ce24" office:value-type="string" calcext:value-type="string">
            <text:p>Facebook Amazon Microsoft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1" office:value-type="string" calcext:value-type="string">
            <text:p>Backtracking</text:p>
          </table:table-cell>
          <table:table-cell table:style-name="ce74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24" office:value-type="string" calcext:value-type="string">
            <text:p>Facebook Amazon Microsoft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1" office:value-type="string" calcext:value-type="string">
            <text:p>Backtracking</text:p>
          </table:table-cell>
          <table:table-cell table:style-name="ce74" office:value-type="string" calcext:value-type="string">
            <text:p><text:a xlink:href="https://www.geeksforgeeks.org/partition-set-k-subsets-equal-sum/" xlink:type="simple">Partition of Set into K Subsets with Equal Sum</text:a></text:p>
          </table:table-cell>
          <table:table-cell table:style-name="ce24" office:value-type="string" calcext:value-type="string">
            <text:p>Amazon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1" office:value-type="string" calcext:value-type="string">
            <text:p>Backtracking</text:p>
          </table:table-cell>
          <table:table-cell table:style-name="ce74" office:value-type="string" calcext:value-type="string">
            <text:p><text:a xlink:href="https://www.geeksforgeeks.org/backtracking-set-7-hamiltonian-cycle/" xlink:type="simple">Backtracking set-7 hamiltonian cycle</text:a></text:p>
          </table:table-cell>
          <table:table-cell table:style-name="ce24" office:value-type="string" calcext:value-type="string">
            <text:p>Amazon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1" office:value-type="string" calcext:value-type="string">
            <text:p>Backtracking</text:p>
          </table:table-cell>
          <table:table-cell table:style-name="ce74" office:value-type="string" calcext:value-type="string">
            <text:p><text:a xlink:href="https://www.geeksforgeeks.org/tug-of-war/" xlink:type="simple">tug-of-war</text:a></text:p>
          </table:table-cell>
          <table:table-cell table:style-name="ce24" office:value-type="string" calcext:value-type="string">
            <text:p>Googl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1" office:value-type="string" calcext:value-type="string">
            <text:p>Backtracking</text:p>
          </table:table-cell>
          <table:table-cell table:style-name="ce74" office:value-type="string" calcext:value-type="string">
            <text:p><text:a xlink:href="https://www.geeksforgeeks.org/find-maximum-number-possible-by-doing-at-most-k-swaps/" xlink:type="simple">Maximum Possible Number by doing at most K swaps</text:a></text:p>
          </table:table-cell>
          <table:table-cell table:style-name="ce24" office:value-type="string" calcext:value-type="string">
            <text:p>Amazon + Adobe + Accolite + Traveloka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1" office:value-type="string" calcext:value-type="string">
            <text:p>Backtracking</text:p>
          </table:table-cell>
          <table:table-cell table:style-name="ce74" office:value-type="string" calcext:value-type="string">
            <text:p><text:a xlink:href="https://www.geeksforgeeks.org/backtracking-set-8-solving-cryptarithmetic-puzzles/" xlink:type="simple">Backtracking set-8 solving cryptarithmetic puzzles</text:a></text:p>
          </table:table-cell>
          <table:table-cell table:style-name="ce24" office:value-type="string" calcext:value-type="string">
            <text:p>Goldman Sachs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1" office:value-type="string" calcext:value-type="string">
            <text:p>Backtracking</text:p>
          </table:table-cell>
          <table:table-cell table:style-name="ce20" office:value-type="string" calcext:value-type="string">
            <text:p><text:a xlink:href="https://www.geeksforgeeks.org/find-paths-from-corner-cell-to-middle-cell-in-maze/" xlink:type="simple">Find paths from corner cell to middle cell in maze</text:a></text:p>
          </table:table-cell>
          <table:table-cell table:style-name="ce24" office:value-type="string" calcext:value-type="string">
            <text:p>Meta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1" office:value-type="string" calcext:value-type="string">
            <text:p>Backtracking</text:p>
          </table:table-cell>
          <table:table-cell table:style-name="ce74" office:value-type="string" calcext:value-type="string">
            <text:p><text:a xlink:href="https://www.hackerrank.com/challenges/arithmetic-expressions/problem" xlink:type="simple">Arithmetic Expressions</text:a></text:p>
          </table:table-cell>
          <table:table-cell table:style-name="ce24" office:value-type="string" calcext:value-type="string">
            <text:p>Flipkar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 table:number-rows-repeated="2">
          <table:table-cell table:style-name="ce9"/>
          <table:table-cell table:style-name="ce16"/>
          <table:table-cell table:style-name="ce22"/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59" office:value-type="string" calcext:value-type="string">
            <text:p>Linked List</text:p>
          </table:table-cell>
          <table:table-cell table:style-name="ce69" office:value-type="string" calcext:value-type="string">
            <text:p><text:a xlink:href="https://leetcode.com/problems/reverse-linked-list/" xlink:type="simple">Reverse Linked List</text:a></text:p>
          </table:table-cell>
          <table:table-cell table:style-name="ce24" office:value-type="string" calcext:value-type="string">
            <text:p>Sprinklr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59" office:value-type="string" calcext:value-type="string">
            <text:p>Linked List</text:p>
          </table:table-cell>
          <table:table-cell table:style-name="ce69" office:value-type="string" calcext:value-type="string">
            <text:p><text:a xlink:href="https://leetcode.com/problems/linked-list-cycle/" xlink:type="simple">Linked List Cycle</text:a></text:p>
          </table:table-cell>
          <table:table-cell table:style-name="ce24" office:value-type="string" calcext:value-type="string">
            <text:p><text:s/>Accolite Amazon D-E-Shaw Hike Lybrate Mahindra Comviva MakeMyTrip MAQ Software OYO Rooms Paytm Qualcomm Samsung SAP Labs Snapdeal Veritas VMWare Walmart Adobe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59" office:value-type="string" calcext:value-type="string">
            <text:p>Linked List</text:p>
          </table:table-cell>
          <table:table-cell table:style-name="ce69" office:value-type="string" calcext:value-type="string">
            <text:p><text:a xlink:href="https://leetcode.com/problems/merge-two-sorted-lists/" xlink:type="simple">Merge Two Sorted Lists</text:a></text:p>
          </table:table-cell>
          <table:table-cell table:style-name="ce24" office:value-type="string" calcext:value-type="string">
            <text:p><text:s/>Accolite Amazon Belzabar Brocade FactSet Flipkart MakeMyTrip Microsoft OATS Systems Oracle Samsung Synopsys Zoho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59" office:value-type="string" calcext:value-type="string">
            <text:p>Linked List</text:p>
          </table:table-cell>
          <table:table-cell table:style-name="ce69" office:value-type="string" calcext:value-type="string">
            <text:p><text:a xlink:href="https://www.geeksforgeeks.org/given-only-a-pointer-to-a-node-to-be-deleted-in-a-singly-linked-list-how-do-you-delete-it/" xlink:type="simple">Delete without Head node</text:a></text:p>
          </table:table-cell>
          <table:table-cell table:style-name="ce24" office:value-type="string" calcext:value-type="string">
            <text:p><text:s/>Amazon Goldman Sachs Kritikal Solutions Microsoft Samsung Visa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59" office:value-type="string" calcext:value-type="string">
            <text:p>Linked List</text:p>
          </table:table-cell>
          <table:table-cell table:style-name="ce69" office:value-type="string" calcext:value-type="string">
            <text:p><text:a xlink:href="https://www.geeksforgeeks.org/remove-duplicates-from-an-unsorted-linked-list/" xlink:type="simple">Remove duplicates from an unsorted linked list</text:a></text:p>
          </table:table-cell>
          <table:table-cell table:style-name="ce25" office:value-type="string" calcext:value-type="string">
            <text:p> Amazon Intuit 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59" office:value-type="string" calcext:value-type="string">
            <text:p>Linked List</text:p>
          </table:table-cell>
          <table:table-cell table:style-name="ce74" office:value-type="string" calcext:value-type="string">
            <text:p><text:a xlink:href="https://www.geeksforgeeks.org/sort-a-linked-list-of-0s-1s-or-2s/" xlink:type="simple">Sort a linked list of 0s-1s-or-2s</text:a></text:p>
          </table:table-cell>
          <table:table-cell table:style-name="ce26" office:value-type="string" calcext:value-type="string">
            <text:p>Microsoft Amazon MakeMyTrip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59" office:value-type="string" calcext:value-type="string">
            <text:p>Linked List</text:p>
          </table:table-cell>
          <table:table-cell table:style-name="ce69" office:value-type="string" calcext:value-type="string">
            <text:p><text:a xlink:href="https://www.geeksforgeeks.org/multiply-two-numbers-represented-linked-lists/" xlink:type="simple">Multiply two numbers represented linked lists</text:a></text:p>
          </table:table-cell>
          <table:table-cell table:style-name="ce24" office:value-type="string" calcext:value-type="string">
            <text:p><text:s/>Amazon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Linked List</text:p>
          </table:table-cell>
          <table:table-cell table:style-name="ce69" office:value-type="string" calcext:value-type="string">
            <text:p><text:a xlink:href="https://leetcode.com/problems/remove-nth-node-from-end-of-list/" xlink:type="simple">Remove nth node from end of list</text:a></text:p>
          </table:table-cell>
          <table:table-cell table:style-name="ce24" office:value-type="string" calcext:value-type="string">
            <text:p><text:s/>Accolite Adobe Amazon Citicorp Epic Systems FactSet Hike MAQ Software Monotype Solutions Morgan Stanley OYO Rooms Qualcomm Samsung Snapdeal Flipkart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Linked List</text:p>
          </table:table-cell>
          <table:table-cell table:style-name="ce69" office:value-type="string" calcext:value-type="string">
            <text:p><text:a xlink:href="https://leetcode.com/problems/reorder-list/" xlink:type="simple">Reorder List</text:a></text:p>
          </table:table-cell>
          <table:table-cell table:style-name="ce24" office:value-type="string" calcext:value-type="string">
            <text:p><text:s/>Amazon Microsoft OYO Rooms Intuit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Linked List</text:p>
          </table:table-cell>
          <table:table-cell table:style-name="ce69" office:value-type="string" calcext:value-type="string">
            <text:p><text:a xlink:href="https://www.geeksforgeeks.org/detect-and-remove-loop-in-a-linked-list/" xlink:type="simple">Detect and remove loop in a linked list</text:a></text:p>
          </table:table-cell>
          <table:table-cell table:style-name="ce24" office:value-type="string" calcext:value-type="string">
            <text:p><text:s/>Accolite Amazon D-E-Shaw Hike Lybrate Mahindra Comviva MakeMyTrip MAQ Software OYO Rooms Paytm Qualcomm Samsung SAP Labs Snapdeal Veritas VMWare Walmart Adobe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Linked List</text:p>
          </table:table-cell>
          <table:table-cell table:style-name="ce69" office:value-type="string" calcext:value-type="string">
            <text:p><text:a xlink:href="https://www.geeksforgeeks.org/write-a-function-to-get-the-intersection-point-of-two-linked-lists/" xlink:type="simple">Write a Function to get the Intersection Point of two Linked Lists</text:a></text:p>
          </table:table-cell>
          <table:table-cell table:style-name="ce24" office:value-type="string" calcext:value-type="string">
            <text:p>Amazon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Linked List</text:p>
          </table:table-cell>
          <table:table-cell table:style-name="ce69" office:value-type="string" calcext:value-type="string">
            <text:p><text:a xlink:href="https://www.geeksforgeeks.org/flatten-a-linked-list-with-next-and-child-pointers/" xlink:type="simple">Flatten a linked list with next and child pointers</text:a></text:p>
          </table:table-cell>
          <table:table-cell table:style-name="ce24" office:value-type="string" calcext:value-type="string">
            <text:p>Google 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Linked List</text:p>
          </table:table-cell>
          <table:table-cell table:style-name="ce69" office:value-type="string" calcext:value-type="string">
            <text:p><text:a xlink:href="https://www.geeksforgeeks.org/linked-list-in-zig-zag-fashion/" xlink:type="simple">Linked list in zig-zag fashion</text:a></text:p>
          </table:table-cell>
          <table:table-cell table:style-name="ce24" office:value-type="string" calcext:value-type="string">
            <text:p>Micorsoft 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Linked List</text:p>
          </table:table-cell>
          <table:table-cell table:style-name="ce69" office:value-type="string" calcext:value-type="string">
            <text:p><text:a xlink:href="https://practice.geeksforgeeks.org/problems/reverse-a-doubly-linked-list/1" xlink:type="simple">Reverse a doubly linked list</text:a></text:p>
          </table:table-cell>
          <table:table-cell table:style-name="ce24" office:value-type="string" calcext:value-type="string">
            <text:p>Walmart</text:p>
          </table:table-cell>
          <table:table-cell table:style-name="ce31"/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Linked List</text:p>
          </table:table-cell>
          <table:table-cell table:style-name="ce74" office:value-type="string" calcext:value-type="string">
            <text:p><text:a xlink:href="https://www.geeksforgeeks.org/delete-nodes-which-have-a-greater-value-on-right-side/" xlink:type="simple">Delete nodes which have a greater value on right side</text:a></text:p>
          </table:table-cell>
          <table:table-cell table:style-name="ce24" office:value-type="string" calcext:value-type="string">
            <text:p>Amazon</text:p>
          </table:table-cell>
          <table:table-cell table:style-name="ce31"/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Linked List</text:p>
          </table:table-cell>
          <table:table-cell table:style-name="ce74" office:value-type="string" calcext:value-type="string">
            <text:p><text:a xlink:href="https://www.geeksforgeeks.org/segregate-even-and-odd-elements-in-a-linked-list/" xlink:type="simple">Segregate even and odd Elements in a Linked List</text:a></text:p>
          </table:table-cell>
          <table:table-cell table:style-name="ce24" office:value-type="string" calcext:value-type="string">
            <text:p>Walmar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Linked List</text:p>
          </table:table-cell>
          <table:table-cell table:style-name="ce69" office:value-type="string" calcext:value-type="string">
            <text:p><text:a xlink:href="https://www.geeksforgeeks.org/point-to-next-higher-value-node-in-a-linked-list-with-an-arbitrary-pointer/" xlink:type="simple">Point to next higher value node in a linked list with an Arbitrary Pointer</text:a></text:p>
          </table:table-cell>
          <table:table-cell table:style-name="ce24" office:value-type="string" calcext:value-type="string">
            <text:p>GeekyAnts 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Linked List</text:p>
          </table:table-cell>
          <table:table-cell table:style-name="ce74" office:value-type="string" calcext:value-type="string">
            <text:p><text:a xlink:href="https://www.geeksforgeeks.org/rearrange-a-given-linked-list-in-place/" xlink:type="simple">Rearrange a given linked list in place</text:a></text:p>
          </table:table-cell>
          <table:table-cell table:style-name="ce24" office:value-type="string" calcext:value-type="string">
            <text:p>Ola Uber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Linked List</text:p>
          </table:table-cell>
          <table:table-cell table:style-name="ce69" office:value-type="string" calcext:value-type="string">
            <text:p><text:a xlink:href="https://www.geeksforgeeks.org/sort-biotonic-doubly-linked-list/" xlink:type="simple">Sort Biotonic Doubly Linked Lists</text:a></text:p>
          </table:table-cell>
          <table:table-cell table:style-name="ce24" office:value-type="string" calcext:value-type="string">
            <text:p>Morgan Stanley</text:p>
          </table:table-cell>
          <table:table-cell table:style-name="ce31"/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1" office:value-type="string" calcext:value-type="string">
            <text:p>Linked List</text:p>
          </table:table-cell>
          <table:table-cell table:style-name="ce69" office:value-type="string" calcext:value-type="string">
            <text:p><text:a xlink:href="https://leetcode.com/problems/merge-k-sorted-lists/" xlink:type="simple">Merge K Sorted Lists</text:a></text:p>
          </table:table-cell>
          <table:table-cell table:style-name="ce24" office:value-type="string" calcext:value-type="string">
            <text:p>Microsoft+ Ola+ eBay</text:p>
          </table:table-cell>
          <table:table-cell table:style-name="ce31"/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1" office:value-type="string" calcext:value-type="string">
            <text:p>Linked List</text:p>
          </table:table-cell>
          <table:table-cell table:style-name="ce69" office:value-type="string" calcext:value-type="string">
            <text:p><text:a xlink:href="https://www.geeksforgeeks.org/merge-sort-for-linked-list/" xlink:type="simple">Merge sort for linked list</text:a></text:p>
          </table:table-cell>
          <table:table-cell table:style-name="ce24" office:value-type="string" calcext:value-type="string">
            <text:p><text:s/>Accolite Adobe Amazon MAQ Software Microsoft Paytm Veritas</text:p>
          </table:table-cell>
          <table:table-cell table:style-name="ce32" office:value-type="string" calcext:value-type="string">
            <text:p>Important</text:p>
          </table:table-cell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1" office:value-type="string" calcext:value-type="string">
            <text:p>Linked List</text:p>
          </table:table-cell>
          <table:table-cell table:style-name="ce69" office:value-type="string" calcext:value-type="string">
            <text:p><text:a xlink:href="https://www.geeksforgeeks.org/quicksort-on-singly-linked-list/" xlink:type="simple">Quicksort on singly-linked list</text:a></text:p>
          </table:table-cell>
          <table:table-cell table:style-name="ce24" office:value-type="string" calcext:value-type="string">
            <text:p><text:s/>Paytm</text:p>
          </table:table-cell>
          <table:table-cell table:style-name="ce32" office:value-type="string" calcext:value-type="string">
            <text:p>Important</text:p>
          </table:table-cell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1" office:value-type="string" calcext:value-type="string">
            <text:p>Linked List</text:p>
          </table:table-cell>
          <table:table-cell table:style-name="ce74" office:value-type="string" calcext:value-type="string">
            <text:p><text:a xlink:href="https://www.geeksforgeeks.org/sum-of-two-linked-lists/" xlink:type="simple">Sum of two linked lists</text:a></text:p>
          </table:table-cell>
          <table:table-cell table:style-name="ce24" office:value-type="string" calcext:value-type="string">
            <text:p><text:s/>Accolite Amazon Flipkart MakeMyTrip Microsoft Morgan Stanley Qualcomm Snapdeal</text:p>
          </table:table-cell>
          <table:table-cell table:style-name="ce31"/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1" office:value-type="string" calcext:value-type="string">
            <text:p>Linked List</text:p>
          </table:table-cell>
          <table:table-cell table:style-name="ce74" office:value-type="string" calcext:value-type="string">
            <text:p><text:a xlink:href="https://www.geeksforgeeks.org/flattening-a-linked-list/" xlink:type="simple">Flattening a linked list</text:a></text:p>
          </table:table-cell>
          <table:table-cell table:style-name="ce25" office:value-type="string" calcext:value-type="string">
            <text:p> 24*7 Innovation Labs Amazon Drishti-Soft Flipkart Goldman Sachs Microsoft Paytm Payu Qualcomm Snapdeal Visa</text:p>
          </table:table-cell>
          <table:table-cell table:style-name="ce31"/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1" office:value-type="string" calcext:value-type="string">
            <text:p>Linked List</text:p>
          </table:table-cell>
          <table:table-cell table:style-name="ce74" office:value-type="string" calcext:value-type="string">
            <text:p><text:a xlink:href="https://www.geeksforgeeks.org/a-linked-list-with-next-and-arbit-pointer/" xlink:type="simple">Clone a linked list with next and random Pointer</text:a></text:p>
          </table:table-cell>
          <table:table-cell table:style-name="ce24" office:value-type="string" calcext:value-type="string">
            <text:p>Triology</text:p>
          </table:table-cell>
          <table:table-cell table:style-name="ce31"/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1" office:value-type="string" calcext:value-type="string">
            <text:p>Linked List</text:p>
          </table:table-cell>
          <table:table-cell table:style-name="ce74" office:value-type="string" calcext:value-type="string">
            <text:p><text:a xlink:href="https://www.geeksforgeeks.org/subtract-two-numbers-represented-as-linked-lists/" xlink:type="simple">Subtract two numbers represented as linked lists</text:a></text:p>
          </table:table-cell>
          <table:table-cell table:style-name="ce24" office:value-type="string" calcext:value-type="string">
            <text:p>Amazon Goldman Sachs</text:p>
          </table:table-cell>
          <table:table-cell table:style-name="ce31"/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9"/>
          <table:table-cell table:style-name="ce16"/>
          <table:table-cell table:style-name="ce22"/>
          <table:table-cell table:style-name="ce31"/>
          <table:table-cell table:style-name="ce33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9"/>
          <table:table-cell table:style-name="ce16" office:value-type="string" calcext:value-type="string">
            <text:p><text:s/></text:p>
          </table:table-cell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59" office:value-type="string" calcext:value-type="string">
            <text:p>Stacks &amp; Queues</text:p>
          </table:table-cell>
          <table:table-cell table:style-name="ce69" office:value-type="string" calcext:value-type="string">
            <text:p><text:a xlink:href="https://www.geeksforgeeks.org/implement-two-stacks-in-an-array/" xlink:type="simple">Implement two stacks in an Array</text:a></text:p>
          </table:table-cell>
          <table:table-cell table:style-name="ce24" office:value-type="string" calcext:value-type="string">
            <text:p><text:s/>24*7 Innovation Labs Microsoft Samsung Snapdeal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59" office:value-type="string" calcext:value-type="string">
            <text:p>Stacks &amp; Queues</text:p>
          </table:table-cell>
          <table:table-cell table:style-name="ce69" office:value-type="string" calcext:value-type="string">
            <text:p><text:a xlink:href="https://www.geeksforgeeks.org/stack-set-4-evaluation-postfix-expression/" xlink:type="simple">Evaluation of Postfix Expression</text:a></text:p>
          </table:table-cell>
          <table:table-cell table:style-name="ce24" office:value-type="string" calcext:value-type="string">
            <text:p>Amazon + Google + Facebook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59" office:value-type="string" calcext:value-type="string">
            <text:p>Stacks &amp; Queues</text:p>
          </table:table-cell>
          <table:table-cell table:style-name="ce69" office:value-type="string" calcext:value-type="string">
            <text:p><text:a xlink:href="https://leetcode.com/problems/implement-stack-using-queues/" xlink:type="simple">Implement Stack using Queues</text:a></text:p>
          </table:table-cell>
          <table:table-cell table:style-name="ce24" office:value-type="string" calcext:value-type="string">
            <text:p>Facebook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59" office:value-type="string" calcext:value-type="string">
            <text:p>Stacks &amp; Queues</text:p>
          </table:table-cell>
          <table:table-cell table:style-name="ce69" office:value-type="string" calcext:value-type="string">
            <text:p><text:a xlink:href="https://practice.geeksforgeeks.org/problems/queue-reversal/1" xlink:type="simple">Queue Reversal</text:a></text:p>
          </table:table-cell>
          <table:table-cell table:style-name="ce24" office:value-type="string" calcext:value-type="string">
            <text:p>Amazon + Morgain Stanley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59" office:value-type="string" calcext:value-type="string">
            <text:p>Stacks &amp; Queues</text:p>
          </table:table-cell>
          <table:table-cell table:style-name="ce69" office:value-type="string" calcext:value-type="string">
            <text:p><text:a xlink:href="https://www.geeksforgeeks.org/implement-stack-queue-using-deque/" xlink:type="simple">Implement Stack Queue using Deque</text:a></text:p>
          </table:table-cell>
          <table:table-cell table:style-name="ce24" office:value-type="string" calcext:value-type="string">
            <text:p>Microsoft +Atlassian 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59" office:value-type="string" calcext:value-type="string">
            <text:p>Stacks &amp; Queues</text:p>
          </table:table-cell>
          <table:table-cell table:style-name="ce69" office:value-type="string" calcext:value-type="string">
            <text:p><text:a xlink:href="https://practice.geeksforgeeks.org/problems/reverse-first-k-elements-of-queue/1" xlink:type="simple">Reverse first k elements of queue</text:a></text:p>
          </table:table-cell>
          <table:table-cell table:style-name="ce24" office:value-type="string" calcext:value-type="string">
            <text:p>Microsoft + Amdocs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Stacks &amp; Queues</text:p>
          </table:table-cell>
          <table:table-cell table:style-name="ce69" office:value-type="string" calcext:value-type="string">
            <text:p><text:a xlink:href="https://www.geeksforgeeks.org/design-a-stack-with-find-middle-operation/" xlink:type="simple">Design Stack with Middle Operation</text:a></text:p>
          </table:table-cell>
          <table:table-cell table:style-name="ce24" office:value-type="string" calcext:value-type="string">
            <text:p>MaQ Software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Stacks &amp; Queues</text:p>
          </table:table-cell>
          <table:table-cell table:style-name="ce69" office:value-type="string" calcext:value-type="string">
            <text:p><text:a xlink:href="https://www.geeksforgeeks.org/stack-set-2-infix-to-postfix/" xlink:type="simple">Infix to Postfix</text:a></text:p>
          </table:table-cell>
          <table:table-cell table:style-name="ce24" office:value-type="string" calcext:value-type="string">
            <text:p>Amazon + Samsung + Paytm + Vmware inc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Stacks &amp; Queues</text:p>
          </table:table-cell>
          <table:table-cell table:style-name="ce69" office:value-type="string" calcext:value-type="string">
            <text:p><text:a xlink:href="https://www.geeksforgeeks.org/design-and-implement-special-stack-data-structure/" xlink:type="simple">Design and Implement Special stack </text:a></text:p>
          </table:table-cell>
          <table:table-cell table:style-name="ce24" office:value-type="string" calcext:value-type="string">
            <text:p>Amazon Google Microsoft Visa Goldman Sachs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Stacks &amp; Queues</text:p>
          </table:table-cell>
          <table:table-cell table:style-name="ce69" office:value-type="string" calcext:value-type="string">
            <text:p><text:a xlink:href="https://www.geeksforgeeks.org/length-of-the-longest-valid-substring/" xlink:type="simple">Longest Valid String</text:a></text:p>
          </table:table-cell>
          <table:table-cell table:style-name="ce24" office:value-type="string" calcext:value-type="string">
            <text:p><text:s/>Google Microsof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Stacks &amp; Queues</text:p>
          </table:table-cell>
          <table:table-cell table:style-name="ce74" office:value-type="string" calcext:value-type="string">
            <text:p><text:a xlink:href="https://www.geeksforgeeks.org/find-expression-duplicate-parenthesis-not/" xlink:type="simple">Find if an expression has duplicate parenthesis or not</text:a></text:p>
          </table:table-cell>
          <table:table-cell table:style-name="ce24" office:value-type="string" calcext:value-type="string">
            <text:p>Flipkart Oracle OYO Rooms Snapdeal Walmart Yatra.com Microsoft Googl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Stacks &amp; Queues</text:p>
          </table:table-cell>
          <table:table-cell table:style-name="ce69" office:value-type="string" calcext:value-type="string">
            <text:p><text:a xlink:href="https://www.geeksforgeeks.org/stack-permutations-check-if-an-array-is-stack-permutation-of-other/" xlink:type="simple">Stack permutations check if an array is stack permutation of other</text:a></text:p>
          </table:table-cell>
          <table:table-cell table:style-name="ce24" office:value-type="string" calcext:value-type="string">
            <text:p>Visa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Stacks &amp; Queues</text:p>
          </table:table-cell>
          <table:table-cell table:style-name="ce69" office:value-type="string" calcext:value-type="string">
            <text:p><text:a xlink:href="https://www.geeksforgeeks.org/count-natural-numbers-whose-permutation-greater-number/" xlink:type="simple">Count natural numbers whose permutation greater number</text:a></text:p>
          </table:table-cell>
          <table:table-cell table:style-name="ce24" office:value-type="string" calcext:value-type="string">
            <text:p>Amazon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Stacks &amp; Queues</text:p>
          </table:table-cell>
          <table:table-cell table:style-name="ce69" office:value-type="string" calcext:value-type="string">
            <text:p><text:a xlink:href="https://www.geeksforgeeks.org/sort-a-stack-using-recursion/" xlink:type="simple">Sort a stack using Recursion</text:a></text:p>
          </table:table-cell>
          <table:table-cell table:style-name="ce24" office:value-type="string" calcext:value-type="string">
            <text:p>Amazon Goldman Sachs IBM Intuit Kuliza Yahoo Microsof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Stacks &amp; Queues</text:p>
          </table:table-cell>
          <table:table-cell table:style-name="ce69" office:value-type="string" calcext:value-type="string">
            <text:p><text:a xlink:href="https://www.geeksforgeeks.org/queue-based-approach-for-first-non-repeating-character-in-a-stream/" xlink:type="simple">Queue based approach for first non repeating character in a stream</text:a></text:p>
          </table:table-cell>
          <table:table-cell table:style-name="ce24" office:value-type="string" calcext:value-type="string">
            <text:p><text:s/>Microsoft Flipkar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Stacks &amp; Queues</text:p>
          </table:table-cell>
          <table:table-cell table:style-name="ce69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24" office:value-type="string" calcext:value-type="string">
            <text:p>Google + Visa + Appl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Stacks &amp; Queues</text:p>
          </table:table-cell>
          <table:table-cell table:style-name="ce69" office:value-type="string" calcext:value-type="string">
            <text:p><text:a xlink:href="https://practice.geeksforgeeks.org/problems/next-larger-element-1587115620/1" xlink:type="simple">Next larger Element</text:a></text:p>
          </table:table-cell>
          <table:table-cell table:style-name="ce24" office:value-type="string" calcext:value-type="string">
            <text:p>Visa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Stacks &amp; Queues</text:p>
          </table:table-cell>
          <table:table-cell table:style-name="ce69" office:value-type="string" calcext:value-type="string">
            <text:p><text:a xlink:href="https://practice.geeksforgeeks.org/problems/distance-of-nearest-cell-having-1-1587115620/1" xlink:type="simple">Distance of nearest cell</text:a></text:p>
          </table:table-cell>
          <table:table-cell table:style-name="ce24" office:value-type="string" calcext:value-type="string">
            <text:p>Flipkar + Facebook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Stacks &amp; Queues</text:p>
          </table:table-cell>
          <table:table-cell table:style-name="ce74" office:value-type="string" calcext:value-type="string">
            <text:p><text:a xlink:href="https://practice.geeksforgeeks.org/problems/rotten-oranges2536/1" xlink:type="simple">Rotten-oranges</text:a></text:p>
          </table:table-cell>
          <table:table-cell table:style-name="ce24" office:value-type="string" calcext:value-type="string">
            <text:p>Facebook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Stacks &amp; Queues</text:p>
          </table:table-cell>
          <table:table-cell table:style-name="ce74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24" office:value-type="string" calcext:value-type="string">
            <text:p>Codenation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Stacks &amp; Queues</text:p>
          </table:table-cell>
          <table:table-cell table:style-name="ce74" office:value-type="string" calcext:value-type="string">
            <text:p><text:a xlink:href="https://practice.geeksforgeeks.org/problems/circular-tour/1" xlink:type="simple">Circular-tour</text:a></text:p>
          </table:table-cell>
          <table:table-cell table:style-name="ce24" office:value-type="string" calcext:value-type="string">
            <text:p>Codenation Flipkar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1" office:value-type="string" calcext:value-type="string">
            <text:p>Stacks &amp; Queues</text:p>
          </table:table-cell>
          <table:table-cell table:style-name="ce69" office:value-type="string" calcext:value-type="string">
            <text:p><text:a xlink:href="https://www.geeksforgeeks.org/efficiently-implement-k-stacks-single-array/" xlink:type="simple">Efficiently implement k-stacks single array</text:a></text:p>
          </table:table-cell>
          <table:table-cell table:style-name="ce24" office:value-type="string" calcext:value-type="string">
            <text:p>Flipkar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1" office:value-type="string" calcext:value-type="string">
            <text:p>Stacks &amp; Queues</text:p>
          </table:table-cell>
          <table:table-cell table:style-name="ce69" office:value-type="string" calcext:value-type="string">
            <text:p><text:a xlink:href="http://geeksforgeeks.org/the-celebrity-problem/" xlink:type="simple">The celebrity problem</text:a></text:p>
          </table:table-cell>
          <table:table-cell table:style-name="ce24" office:value-type="string" calcext:value-type="string">
            <text:p>Google + Visa + Appl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1" office:value-type="string" calcext:value-type="string">
            <text:p>Stacks &amp; Queues</text:p>
          </table:table-cell>
          <table:table-cell table:style-name="ce69" office:value-type="string" calcext:value-type="string">
            <text:p><text:a xlink:href="https://www.geeksforgeeks.org/iterative-tower-of-hanoi/" xlink:type="simple">Iterative tower of hanoi</text:a></text:p>
          </table:table-cell>
          <table:table-cell table:style-name="ce24" office:value-type="string" calcext:value-type="string">
            <text:p><text:s/>Microsoft Flipkar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1" office:value-type="string" calcext:value-type="string">
            <text:p>Stacks &amp; Queues</text:p>
          </table:table-cell>
          <table:table-cell table:style-name="ce69" office:value-type="string" calcext:value-type="string">
            <text:p><text:a xlink:href="https://www.geeksforgeeks.org/find-the-maximum-of-minimums-for-every-window-size-in-a-given-array/" xlink:type="simple">Find the maximum of minimums for every window size in a given array</text:a></text:p>
          </table:table-cell>
          <table:table-cell table:style-name="ce24" office:value-type="string" calcext:value-type="string">
            <text:p><text:s/>Amazon Microsoft Flipkar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1" office:value-type="string" calcext:value-type="string">
            <text:p>Stacks &amp; Queues</text:p>
          </table:table-cell>
          <table:table-cell table:style-name="ce74" office:value-type="string" calcext:value-type="string">
            <text:p><text:a xlink:href="https://www.geeksforgeeks.org/lru-cache-implementation/" xlink:type="simple">lru cache implementation</text:a></text:p>
          </table:table-cell>
          <table:table-cell table:style-name="ce24" office:value-type="string" calcext:value-type="string">
            <text:p>Microsoft + Uber + Alibaba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1" office:value-type="string" calcext:value-type="string">
            <text:p>Stacks &amp; Queues</text:p>
          </table:table-cell>
          <table:table-cell table:style-name="ce69" office:value-type="string" calcext:value-type="string">
            <text:p><text:a xlink:href="https://www.geeksforgeeks.org/find-a-tour-that-visits-all-stations/" xlink:type="simple">Find a tour that visits all stations</text:a></text:p>
          </table:table-cell>
          <table:table-cell table:style-name="ce24" office:value-type="string" calcext:value-type="string">
            <text:p>Uber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number-columns-repeated="2"/>
          <table:table-cell table:style-name="ce22"/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9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59" office:value-type="string" calcext:value-type="string">
            <text:p>Greedy</text:p>
          </table:table-cell>
          <table:table-cell table:style-name="ce69" office:value-type="string" calcext:value-type="string">
            <text:p><text:a xlink:href="https://www.geeksforgeeks.org/activity-selection-problem-greedy-algo-1/" xlink:type="simple">Activity selection problem greedy algo</text:a></text:p>
          </table:table-cell>
          <table:table-cell table:style-name="ce27" office:value-type="string" calcext:value-type="string">
            <text:p><text:s/>Facebook Morgan Stanley Flipkar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59" office:value-type="string" calcext:value-type="string">
            <text:p>Greedy</text:p>
          </table:table-cell>
          <table:table-cell table:style-name="ce69" office:value-type="string" calcext:value-type="string">
            <text:p><text:a xlink:href="https://www.geeksforgeeks.org/greedy-algorithm-to-find-minimum-number-of-coins/" xlink:type="simple">Greedy algorithm to find minimum number of coins</text:a></text:p>
          </table:table-cell>
          <table:table-cell table:style-name="ce27" office:value-type="string" calcext:value-type="string">
            <text:p><text:s/>Accolite Amazon Morgan Stanley Oracle Paytm Samsung Snapdeal Synopsys Visa Microsoft Googl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59" office:value-type="string" calcext:value-type="string">
            <text:p>Greedy</text:p>
          </table:table-cell>
          <table:table-cell table:style-name="ce69" office:value-type="string" calcext:value-type="string">
            <text:p><text:a xlink:href="https://www.geeksforgeeks.org/minimum-sum-two-numbers-formed-digits-array-2/" xlink:type="simple">Minimum sum two numbers formed digits array-2</text:a></text:p>
          </table:table-cell>
          <table:table-cell table:style-name="ce27" office:value-type="string" calcext:value-type="string">
            <text:p><text:s/>Googl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59" office:value-type="string" calcext:value-type="string">
            <text:p>Greedy</text:p>
          </table:table-cell>
          <table:table-cell table:style-name="ce69" office:value-type="string" calcext:value-type="string">
            <text:p><text:a xlink:href="https://www.geeksforgeeks.org/minimum-sum-absolute-difference-pairs-two-arrays/" xlink:type="simple">Minimum sum absolute difference pairs two arrays</text:a></text:p>
          </table:table-cell>
          <table:table-cell table:style-name="ce27" office:value-type="string" calcext:value-type="string">
            <text:p><text:s/>Amazon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59" office:value-type="string" calcext:value-type="string">
            <text:p>Greedy</text:p>
          </table:table-cell>
          <table:table-cell table:style-name="ce69" office:value-type="string" calcext:value-type="string">
            <text:p><text:a xlink:href="https://www.geeksforgeeks.org/find-maximum-height-pyramid-from-the-given-array-of-objects/" xlink:type="simple">Find maximum height pyramid from the given array of objects</text:a></text:p>
          </table:table-cell>
          <table:table-cell table:style-name="ce27" office:value-type="string" calcext:value-type="string">
            <text:p>Flipkart Amazon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59" office:value-type="string" calcext:value-type="string">
            <text:p>Greedy</text:p>
          </table:table-cell>
          <table:table-cell table:style-name="ce69" office:value-type="string" calcext:value-type="string">
            <text:p><text:a xlink:href="https://www.geeksforgeeks.org/minimum-cost-for-acquiring-all-coins-with-k-extra-coins-allowed-with-every-coin/" xlink:type="simple">Minimum cost for acquiring all coins with k extra coins allowed with every coin</text:a></text:p>
          </table:table-cell>
          <table:table-cell table:style-name="ce27"/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59" office:value-type="string" calcext:value-type="string">
            <text:p>Greedy</text:p>
          </table:table-cell>
          <table:table-cell table:style-name="ce69" office:value-type="string" calcext:value-type="string">
            <text:p><text:a xlink:href="http://geeksforgeeks.org/find-maximum-sum-possible-equal-sum-three-stacks/" xlink:type="simple">Find maximum equal sum of every three stacks</text:a></text:p>
          </table:table-cell>
          <table:table-cell table:style-name="ce27" office:value-type="string" calcext:value-type="string">
            <text:p>Microsoft <text:s/>Amazon Flipkar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Greedy</text:p>
          </table:table-cell>
          <table:table-cell table:style-name="ce69" office:value-type="string" calcext:value-type="string">
            <text:p><text:a xlink:href="https://www.geeksforgeeks.org/job-sequencing-problem/" xlink:type="simple">Job sequencing problem</text:a></text:p>
          </table:table-cell>
          <table:table-cell table:style-name="ce27" office:value-type="string" calcext:value-type="string">
            <text:p>Microsoft + Acolit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Greedy</text:p>
          </table:table-cell>
          <table:table-cell table:style-name="ce69" office:value-type="string" calcext:value-type="string">
            <text:p><text:a xlink:href="https://www.geeksforgeeks.org/greedy-algorithm-egyptian-fraction/" xlink:type="simple">Greedy algorithm egyptian fraction</text:a></text:p>
          </table:table-cell>
          <table:table-cell table:style-name="ce27"/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Greedy</text:p>
          </table:table-cell>
          <table:table-cell table:style-name="ce69" office:value-type="string" calcext:value-type="string">
            <text:p><text:a xlink:href="https://www.geeksforgeeks.org/fractional-knapsack-problem/" xlink:type="simple">Fractional knapsack problem</text:a></text:p>
          </table:table-cell>
          <table:table-cell table:style-name="ce27" office:value-type="string" calcext:value-type="string">
            <text:p><text:s/>Microsof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Greedy</text:p>
          </table:table-cell>
          <table:table-cell table:style-name="ce69" office:value-type="string" calcext:value-type="string">
            <text:p><text:a xlink:href="https://www.geeksforgeeks.org/maximum-length-chain-of-pairs-dp-20/" xlink:type="simple">Maximum length chain of pairs</text:a></text:p>
          </table:table-cell>
          <table:table-cell table:style-name="ce27" office:value-type="string" calcext:value-type="string">
            <text:p><text:s/>Amazon Microsof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Greedy</text:p>
          </table:table-cell>
          <table:table-cell table:style-name="ce69" office:value-type="string" calcext:value-type="string">
            <text:p><text:a xlink:href="https://www.geeksforgeeks.org/find-smallest-number-with-given-number-of-digits-and-digit-sum/" xlink:type="simple">Find smallest number with given number of digits and digit sum</text:a></text:p>
          </table:table-cell>
          <table:table-cell table:style-name="ce27" office:value-type="string" calcext:value-type="string">
            <text:p><text:s/>MAQ Software OYO Rooms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Greedy</text:p>
          </table:table-cell>
          <table:table-cell table:style-name="ce69" office:value-type="string" calcext:value-type="string">
            <text:p><text:a xlink:href="https://www.geeksforgeeks.org/maximize-sum-consecutive-differences-circular-array/" xlink:type="simple">Maximize sum of consecutive differences circular-array</text:a></text:p>
          </table:table-cell>
          <table:table-cell table:style-name="ce27" office:value-type="string" calcext:value-type="string">
            <text:p>Maccaf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Greedy</text:p>
          </table:table-cell>
          <table:table-cell table:style-name="ce69" office:value-type="string" calcext:value-type="string">
            <text:p><text:a xlink:href="https://www.geeksforgeeks.org/paper-cut-minimum-number-squares/" xlink:type="simple">paper-cut minimum number squares</text:a></text:p>
          </table:table-cell>
          <table:table-cell table:style-name="ce24" office:value-type="string" calcext:value-type="string">
            <text:p><text:s/>Googl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Greedy</text:p>
          </table:table-cell>
          <table:table-cell table:style-name="ce69" office:value-type="string" calcext:value-type="string">
            <text:p><text:a xlink:href="http://geeksforgeeks.org/lexicographically-smallest-array-k-consecutive-swaps/" xlink:type="simple">Lexicographically smallest array-k consecutive swaps</text:a></text:p>
          </table:table-cell>
          <table:table-cell table:style-name="ce27" office:value-type="string" calcext:value-type="string">
            <text:p>Amazon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Greedy</text:p>
          </table:table-cell>
          <table:table-cell table:style-name="ce69" office:value-type="string" calcext:value-type="string">
            <text:p><text:a xlink:href="https://www.spoj.com/problems/CHOCOLA/" xlink:type="simple">Problems-CHOCOLA</text:a></text:p>
          </table:table-cell>
          <table:table-cell table:style-name="ce24" office:value-type="string" calcext:value-type="string">
            <text:p><text:s/>Flipkar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1" office:value-type="string" calcext:value-type="string">
            <text:p>Greedy</text:p>
          </table:table-cell>
          <table:table-cell table:style-name="ce69" office:value-type="string" calcext:value-type="string">
            <text:p><text:a xlink:href="https://www.geeksforgeeks.org/find-minimum-time-to-finish-all-jobs-with-given-constraints/" xlink:type="simple">Find minimum time to finish all jobs with given constraints</text:a></text:p>
          </table:table-cell>
          <table:table-cell table:style-name="ce24"/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1" office:value-type="string" calcext:value-type="string">
            <text:p>Greedy</text:p>
          </table:table-cell>
          <table:table-cell table:style-name="ce69" office:value-type="string" calcext:value-type="string">
            <text:p><text:a xlink:href="https://www.geeksforgeeks.org/job-sequencing-using-disjoint-set-union/" xlink:type="simple">Job sequencing using disjoint set union</text:a></text:p>
          </table:table-cell>
          <table:table-cell table:style-name="ce24" office:value-type="string" calcext:value-type="string">
            <text:p><text:s/>Samsung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1" office:value-type="string" calcext:value-type="string">
            <text:p>Greedy</text:p>
          </table:table-cell>
          <table:table-cell table:style-name="ce69" office:value-type="string" calcext:value-type="string">
            <text:p><text:a xlink:href="https://www.geeksforgeeks.org/rearrange-characters-string-no-two-adjacent/" xlink:type="simple">Rearrange characters string such that no two adjacent are same</text:a></text:p>
          </table:table-cell>
          <table:table-cell table:style-name="ce24" office:value-type="string" calcext:value-type="string">
            <text:p><text:s/>Amazon Microsof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1" office:value-type="string" calcext:value-type="string">
            <text:p>Greedy</text:p>
          </table:table-cell>
          <table:table-cell table:style-name="ce69" office:value-type="string" calcext:value-type="string">
            <text:p><text:a xlink:href="https://www.geeksforgeeks.org/minimum-edges-reverse-make-path-source-destination/" xlink:type="simple">Minimum edges to reverse to make path from a source to a destination</text:a></text:p>
          </table:table-cell>
          <table:table-cell table:style-name="ce24"/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1" office:value-type="string" calcext:value-type="string">
            <text:p>Greedy</text:p>
          </table:table-cell>
          <table:table-cell table:style-name="ce69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24"/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1" office:value-type="string" calcext:value-type="string">
            <text:p>Greedy</text:p>
          </table:table-cell>
          <table:table-cell table:style-name="ce69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24" office:value-type="string" calcext:value-type="string">
            <text:p>Maccaf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 table:number-rows-repeated="2">
          <table:table-cell table:style-name="ce9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59" office:value-type="string" calcext:value-type="string">
            <text:p>Binary Trees</text:p>
          </table:table-cell>
          <table:table-cell table:style-name="ce69" office:value-type="string" calcext:value-type="string">
            <text:p><text:a xlink:href="https://leetcode.com/problems/maximum-depth-of-binary-tree/" xlink:type="simple"> Maximum Depth of Binary Tree</text:a></text:p>
          </table:table-cell>
          <table:table-cell table:style-name="ce24" office:value-type="string" calcext:value-type="string">
            <text:p><text:s/>Amazon Cadence India CouponDunia D-E-Shaw FactSet FreeCharge MakeMyTrip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59" office:value-type="string" calcext:value-type="string">
            <text:p>Binary Trees</text:p>
          </table:table-cell>
          <table:table-cell table:style-name="ce69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24" office:value-type="string" calcext:value-type="string">
            <text:p>Amazon + Microsoft + flipkart + Adobe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59" office:value-type="string" calcext:value-type="string">
            <text:p>Binary Trees</text:p>
          </table:table-cell>
          <table:table-cell table:style-name="ce69" office:value-type="string" calcext:value-type="string">
            <text:p><text:a xlink:href="https://leetcode.com/problems/subtree-of-another-tree/" xlink:type="simple">Subtree of Another Tree</text:a></text:p>
          </table:table-cell>
          <table:table-cell table:style-name="ce24" office:value-type="string" calcext:value-type="string">
            <text:p>Amazon + Microsoft + Facebook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59" office:value-type="string" calcext:value-type="string">
            <text:p>Binary Trees</text:p>
          </table:table-cell>
          <table:table-cell table:style-name="ce69" office:value-type="string" calcext:value-type="string">
            <text:p><text:a xlink:href="https://leetcode.com/problems/invert-binary-tree/" xlink:type="simple">Invert Binary Tree</text:a></text:p>
          </table:table-cell>
          <table:table-cell table:style-name="ce24" office:value-type="string" calcext:value-type="string">
            <text:p><text:s/>Amazon Hike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59" office:value-type="string" calcext:value-type="string">
            <text:p>Binary Trees</text:p>
          </table:table-cell>
          <table:table-cell table:style-name="ce69" office:value-type="string" calcext:value-type="string">
            <text:p><text:a xlink:href="https://leetcode.com/problems/binary-tree-level-order-traversal/" xlink:type="simple">Binary Tree Level Order Traversal</text:a></text:p>
          </table:table-cell>
          <table:table-cell table:style-name="ce24" office:value-type="string" calcext:value-type="string">
            <text:p><text:s/>Accolite Adobe Amazon Cisco D-E-Shaw Flipkart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59" office:value-type="string" calcext:value-type="string">
            <text:p>Binary Trees</text:p>
          </table:table-cell>
          <table:table-cell table:style-name="ce69" office:value-type="string" calcext:value-type="string">
            <text:p><text:a xlink:href="https://practice.geeksforgeeks.org/problems/left-view-of-binary-tree/1" xlink:type="simple">Left View of Binary Tree</text:a></text:p>
          </table:table-cell>
          <table:table-cell table:style-name="ce24" office:value-type="string" calcext:value-type="string">
            <text:p>Microsoft + Adobe + Cisco Networking Academy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59" office:value-type="string" calcext:value-type="string">
            <text:p>Binary Trees</text:p>
          </table:table-cell>
          <table:table-cell table:style-name="ce69" office:value-type="string" calcext:value-type="string">
            <text:p><text:a xlink:href="https://practice.geeksforgeeks.org/problems/right-view-of-binary-tree/1" xlink:type="simple">Right View of Binary Tree</text:a></text:p>
          </table:table-cell>
          <table:table-cell table:style-name="ce24" office:value-type="string" calcext:value-type="string">
            <text:p>Amdocs</text:p>
          </table:table-cell>
          <table:table-cell/>
          <table:table-cell table:style-name="ce31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59" office:value-type="string" calcext:value-type="string">
            <text:p>Binary Trees</text:p>
          </table:table-cell>
          <table:table-cell table:style-name="ce69" office:value-type="string" calcext:value-type="string">
            <text:p><text:a xlink:href="https://practice.geeksforgeeks.org/problems/zigzag-tree-traversal/1" xlink:type="simple">ZigZag Tree Traversal</text:a></text:p>
          </table:table-cell>
          <table:table-cell table:style-name="ce24" office:value-type="string" calcext:value-type="string">
            <text:p><text:s/>Amazon Cisco FactSet Hike Snapdeal Walmart Microsoft Flipkart</text:p>
          </table:table-cell>
          <table:table-cell/>
          <table:table-cell table:style-name="ce31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59" office:value-type="string" calcext:value-type="string">
            <text:p>Binary Trees</text:p>
          </table:table-cell>
          <table:table-cell table:style-name="ce69" office:value-type="string" calcext:value-type="string">
            <text:p><text:a xlink:href="https://www.geeksforgeeks.org/create-a-mirror-tree-from-the-given-binary-tree/" xlink:type="simple">Create a mirror tree from the given binary tree</text:a></text:p>
          </table:table-cell>
          <table:table-cell table:style-name="ce24" office:value-type="string" calcext:value-type="string">
            <text:p><text:s/>Accolite Adobe Amazon Belzabar EBay Goldman Sachs Microsoft Morgan Stanley Myntra Ola Cabs Paytm</text:p>
          </table:table-cell>
          <table:table-cell/>
          <table:table-cell table:style-name="ce31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59" office:value-type="string" calcext:value-type="string">
            <text:p>Binary Trees</text:p>
          </table:table-cell>
          <table:table-cell table:style-name="ce69" office:value-type="string" calcext:value-type="string">
            <text:p><text:a xlink:href="https://practice.geeksforgeeks.org/problems/leaf-at-same-level/1" xlink:type="simple">Leaf at same level</text:a></text:p>
          </table:table-cell>
          <table:table-cell table:style-name="ce24" office:value-type="string" calcext:value-type="string">
            <text:p><text:s/>Amazon</text:p>
          </table:table-cell>
          <table:table-cell/>
          <table:table-cell table:style-name="ce31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59" office:value-type="string" calcext:value-type="string">
            <text:p>Binary Trees</text:p>
          </table:table-cell>
          <table:table-cell table:style-name="ce69" office:value-type="string" calcext:value-type="string">
            <text:p><text:a xlink:href="https://practice.geeksforgeeks.org/problems/check-for-balanced-tree/1" xlink:type="simple">Check for Balanced Tree</text:a></text:p>
          </table:table-cell>
          <table:table-cell table:style-name="ce24" office:value-type="string" calcext:value-type="string">
            <text:p><text:s/>Amazon Walmart Microsoft</text:p>
          </table:table-cell>
          <table:table-cell/>
          <table:table-cell table:style-name="ce31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59" office:value-type="string" calcext:value-type="string">
            <text:p>Binary Trees</text:p>
          </table:table-cell>
          <table:table-cell table:style-name="ce69" office:value-type="string" calcext:value-type="string">
            <text:p><text:a xlink:href="https://practice.geeksforgeeks.org/problems/transform-to-sum-tree/1" xlink:type="simple">Transform to Sum Tree</text:a></text:p>
          </table:table-cell>
          <table:table-cell table:style-name="ce24" office:value-type="string" calcext:value-type="string">
            <text:p><text:s/>Amazon FactSet Microsoft Samsung Walmart</text:p>
          </table:table-cell>
          <table:table-cell/>
          <table:table-cell table:style-name="ce31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59" office:value-type="string" calcext:value-type="string">
            <text:p>Binary Trees</text:p>
          </table:table-cell>
          <table:table-cell table:style-name="ce69" office:value-type="string" calcext:value-type="string">
            <text:p><text:a xlink:href="https://practice.geeksforgeeks.org/problems/check-if-tree-is-isomorphic/1" xlink:type="simple">Check if Tree is Isomorphic </text:a></text:p>
          </table:table-cell>
          <table:table-cell table:style-name="ce24" office:value-type="string" calcext:value-type="string">
            <text:p><text:s/>Amazon Microsoft</text:p>
          </table:table-cell>
          <table:table-cell/>
          <table:table-cell table:style-name="ce31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59" office:value-type="string" calcext:value-type="string">
            <text:p>Binary Trees</text:p>
          </table:table-cell>
          <table:table-cell table:style-name="ce69" office:value-type="string" calcext:value-type="string">
            <text:p><text:a xlink:href="https://leetcode.com/problems/same-tree/" xlink:type="simple">Same Tree</text:a></text:p>
          </table:table-cell>
          <table:table-cell table:style-name="ce24" office:value-type="string" calcext:value-type="string">
            <text:p><text:s/>Amazon Microsoft Flipkart</text:p>
          </table:table-cell>
          <table:table-cell/>
          <table:table-cell table:style-name="ce31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60" office:value-type="string" calcext:value-type="string">
            <text:p>Binary Trees</text:p>
          </table:table-cell>
          <table:table-cell table:style-name="ce69" office:value-type="string" calcext:value-type="string">
            <text:p><text:a xlink:href="https://leetcode.com/problems/construct-binary-tree-from-preorder-and-inorder-traversal/" xlink:type="simple">Construct Binary Tree from Preorder and Inorder Traversal</text:a></text:p>
          </table:table-cell>
          <table:table-cell table:style-name="ce24" office:value-type="string" calcext:value-type="string">
            <text:p><text:s/>Accolite Amazon Microsoft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60" office:value-type="string" calcext:value-type="string">
            <text:p>Binary Trees</text:p>
          </table:table-cell>
          <table:table-cell table:style-name="ce69" office:value-type="string" calcext:value-type="string">
            <text:p><text:a xlink:href="https://practice.geeksforgeeks.org/problems/height-of-binary-tree/1" xlink:type="simple">Height of Binary Tree </text:a></text:p>
          </table:table-cell>
          <table:table-cell table:style-name="ce24" office:value-type="string" calcext:value-type="string">
            <text:p><text:s/>Amazon Cadence India CouponDunia D-E-Shaw FactSet FreeCharge MakeMyTrip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60" office:value-type="string" calcext:value-type="string">
            <text:p>Binary Trees</text:p>
          </table:table-cell>
          <table:table-cell table:style-name="ce69" office:value-type="string" calcext:value-type="string">
            <text:p><text:a xlink:href="https://practice.geeksforgeeks.org/problems/diameter-of-binary-tree/1" xlink:type="simple">Diameter of a Binary Tree</text:a></text:p>
          </table:table-cell>
          <table:table-cell table:style-name="ce24" office:value-type="string" calcext:value-type="string">
            <text:p><text:s/>Amazon Microsoft OYO Rooms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60" office:value-type="string" calcext:value-type="string">
            <text:p>Binary Trees</text:p>
          </table:table-cell>
          <table:table-cell table:style-name="ce69" office:value-type="string" calcext:value-type="string">
            <text:p><text:a xlink:href="https://practice.geeksforgeeks.org/problems/top-view-of-binary-tree/1" xlink:type="simple">Top View of Binary Tree</text:a></text:p>
          </table:table-cell>
          <table:table-cell table:style-name="ce24" office:value-type="string" calcext:value-type="string">
            <text:p>Microsoft + Adobe + Expedia Group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60" office:value-type="string" calcext:value-type="string">
            <text:p>Binary Trees</text:p>
          </table:table-cell>
          <table:table-cell table:style-name="ce69" office:value-type="string" calcext:value-type="string">
            <text:p><text:a xlink:href="https://practice.geeksforgeeks.org/problems/bottom-view-of-binary-tree/1" xlink:type="simple">Bottom View of Binary Tree </text:a></text:p>
          </table:table-cell>
          <table:table-cell table:style-name="ce24" office:value-type="string" calcext:value-type="string">
            <text:p>DE Shaw India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60" office:value-type="string" calcext:value-type="string">
            <text:p>Binary Trees</text:p>
          </table:table-cell>
          <table:table-cell table:style-name="ce69" office:value-type="string" calcext:value-type="string">
            <text:p><text:a xlink:href="https://www.geeksforgeeks.org/diagonal-traversal-of-binary-tree/" xlink:type="simple">Diagonal Traversal of Binary Tree </text:a></text:p>
          </table:table-cell>
          <table:table-cell table:style-name="ce24" office:value-type="string" calcext:value-type="string">
            <text:p><text:s/>Amazon Microsoft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60" office:value-type="string" calcext:value-type="string">
            <text:p>Binary Trees</text:p>
          </table:table-cell>
          <table:table-cell table:style-name="ce69" office:value-type="string" calcext:value-type="string">
            <text:p><text:a xlink:href="https://practice.geeksforgeeks.org/problems/boundary-traversal-of-binary-tree/1" xlink:type="simple">Boundary Traversal of binary tree</text:a></text:p>
          </table:table-cell>
          <table:table-cell table:style-name="ce24" office:value-type="string" calcext:value-type="string">
            <text:p><text:s/>Accolite Amazon FactSet Hike Kritikal Solutions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60" office:value-type="string" calcext:value-type="string">
            <text:p>Binary Trees</text:p>
          </table:table-cell>
          <table:table-cell table:style-name="ce69" office:value-type="string" calcext:value-type="string">
            <text:p><text:a xlink:href="https://www.geeksforgeeks.org/construct-binary-tree-string-bracket-representation/" xlink:type="simple">Construct Binary Tree from String with Brackets</text:a></text:p>
          </table:table-cell>
          <table:table-cell table:style-name="ce24" office:value-type="string" calcext:value-type="string">
            <text:p><text:s/>Microsoft Morgan Stanley OYO Rooms Payu Samsung Snapdeal Flipkart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60" office:value-type="string" calcext:value-type="string">
            <text:p>Binary Trees</text:p>
          </table:table-cell>
          <table:table-cell table:style-name="ce69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Minimum swap required to convert binary tree to binary search tree</text:a></text:p>
          </table:table-cell>
          <table:table-cell table:style-name="ce24" office:value-type="string" calcext:value-type="string">
            <text:p><text:s/>Adobe Amazon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60" office:value-type="string" calcext:value-type="string">
            <text:p>Binary Trees</text:p>
          </table:table-cell>
          <table:table-cell table:style-name="ce69" office:value-type="string" calcext:value-type="string">
            <text:p><text:a xlink:href="https://practice.geeksforgeeks.org/problems/duplicate-subtree-in-binary-tree/1" xlink:type="simple">Duplicate subtree in Binary Tree</text:a></text:p>
          </table:table-cell>
          <table:table-cell table:style-name="ce24" office:value-type="string" calcext:value-type="string">
            <text:p><text:s/>Google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60" office:value-type="string" calcext:value-type="string">
            <text:p>Binary Trees</text:p>
          </table:table-cell>
          <table:table-cell table:style-name="ce69" office:value-type="string" calcext:value-type="string">
            <text:p><text:a xlink:href="https://www.geeksforgeeks.org/check-given-graph-tree/#:~:text=Since%20the%20graph%20is%20undirected,graph%20is%20connected%2C%20otherwise%20not." xlink:type="simple">Check if a given graph is tree or not</text:a></text:p>
          </table:table-cell>
          <table:table-cell table:style-name="ce24" office:value-type="string" calcext:value-type="string">
            <text:p>Microsoft Amazon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60" office:value-type="string" calcext:value-type="string">
            <text:p>Binary Trees</text:p>
          </table:table-cell>
          <table:table-cell table:style-name="ce69" office:value-type="string" calcext:value-type="string">
            <text:p><text:a xlink:href="https://practice.geeksforgeeks.org/problems/lowest-common-ancestor-in-a-binary-tree/1" xlink:type="simple">Lowest Common Ancestor in a Binary Tree</text:a></text:p>
          </table:table-cell>
          <table:table-cell table:style-name="ce24" office:value-type="string" calcext:value-type="string">
            <text:p><text:s/>Accolite Amazon American Express Cisco Expedia Flipkart MakeMyTrip Microsoft OYO Room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60" office:value-type="string" calcext:value-type="string">
            <text:p>Binary Trees</text:p>
          </table:table-cell>
          <table:table-cell table:style-name="ce69" office:value-type="string" calcext:value-type="string">
            <text:p><text:a xlink:href="https://practice.geeksforgeeks.org/problems/min-distance-between-two-given-nodes-of-a-binary-tree/1" xlink:type="simple">Min distance between two given nodes of a Binary Tree</text:a></text:p>
          </table:table-cell>
          <table:table-cell table:style-name="ce24" office:value-type="string" calcext:value-type="string">
            <text:p><text:s/>Amazon Linkedin MakeMyTrip Ola Cabs Qualcomm Samsung</text:p>
          </table:table-cell>
          <table:table-cell table:style-name="ce31" table:number-columns-repeated="2"/>
          <table:table-cell table:style-name="ce34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6">
          <table:table-cell table:style-name="ce60" office:value-type="string" calcext:value-type="string">
            <text:p>Binary Trees</text:p>
          </table:table-cell>
          <table:table-cell table:style-name="ce69" office:value-type="string" calcext:value-type="string">
            <text:p><text:a xlink:href="https://practice.geeksforgeeks.org/problems/duplicate-subtrees/1" xlink:type="simple">Duplicate Subtrees</text:a></text:p>
          </table:table-cell>
          <table:table-cell table:style-name="ce24" office:value-type="string" calcext:value-type="string">
            <text:p>Ola</text:p>
          </table:table-cell>
          <table:table-cell table:style-name="ce31" table:number-columns-repeated="2"/>
          <table:table-cell table:style-name="ce34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6">
          <table:table-cell table:style-name="ce60" office:value-type="string" calcext:value-type="string">
            <text:p>Binary Trees</text:p>
          </table:table-cell>
          <table:table-cell table:style-name="ce69" office:value-type="string" calcext:value-type="string">
            <text:p><text:a xlink:href="https://www.geeksforgeeks.org/kth-ancestor-node-binary-tree-set-2/" xlink:type="simple">Kth ancestor of a node in binary tree</text:a></text:p>
          </table:table-cell>
          <table:table-cell table:style-name="ce24" office:value-type="string" calcext:value-type="string">
            <text:p>Josh Technology Group</text:p>
          </table:table-cell>
          <table:table-cell table:style-name="ce31" table:number-columns-repeated="2"/>
          <table:table-cell table:style-name="ce34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6">
          <table:table-cell table:style-name="ce61" office:value-type="string" calcext:value-type="string">
            <text:p>Binary Trees</text:p>
          </table:table-cell>
          <table:table-cell table:style-name="ce69" office:value-type="string" calcext:value-type="string">
            <text:p><text:a xlink:href="https://leetcode.com/problems/binary-tree-maximum-path-sum/" xlink:type="simple">Binary Tree Maximum Path Sum</text:a></text:p>
          </table:table-cell>
          <table:table-cell table:style-name="ce24" office:value-type="string" calcext:value-type="string">
            <text:p>Samsung + Facebook</text:p>
          </table:table-cell>
          <table:table-cell table:style-name="ce31" table:number-columns-repeated="2"/>
          <table:table-cell table:style-name="ce34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6">
          <table:table-cell table:style-name="ce61" office:value-type="string" calcext:value-type="string">
            <text:p>Binary Trees</text:p>
          </table:table-cell>
          <table:table-cell table:style-name="ce69" office:value-type="string" calcext:value-type="string">
            <text:p><text:a xlink:href="https://leetcode.com/problems/serialize-and-deserialize-binary-tree/" xlink:type="simple">Serialize and Deserialize Binary Tree</text:a></text:p>
          </table:table-cell>
          <table:table-cell table:style-name="ce24" office:value-type="string" calcext:value-type="string">
            <text:p><text:s/>Flipkart InMobi Linkedin MAQ Software Microsoft Paytm Quikr Yahoo</text:p>
          </table:table-cell>
          <table:table-cell table:style-name="ce31" table:number-columns-repeated="2"/>
          <table:table-cell table:style-name="ce34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6">
          <table:table-cell table:style-name="ce61" office:value-type="string" calcext:value-type="string">
            <text:p>Binary Trees</text:p>
          </table:table-cell>
          <table:table-cell table:style-name="ce69" office:value-type="string" calcext:value-type="string">
            <text:p><text:a xlink:href="https://practice.geeksforgeeks.org/problems/binary-tree-to-dll/1" xlink:type="simple">Binary Tree to DLL</text:a></text:p>
          </table:table-cell>
          <table:table-cell table:style-name="ce24" office:value-type="string" calcext:value-type="string">
            <text:p><text:s/>Accolite Amazon Goldman Sachs Microsoft Morgan Stanley Salesforce Snapdeal</text:p>
          </table:table-cell>
          <table:table-cell table:style-name="ce31" table:number-columns-repeated="2"/>
          <table:table-cell table:style-name="ce34"/>
          <table:table-cell table:style-name="ce29"/>
          <table:table-cell table:style-name="ce31" table:number-columns-repeated="19"/>
          <table:table-cell table:number-columns-repeated="16358"/>
        </table:table-row>
        <table:table-row table:style-name="ro6">
          <table:table-cell table:style-name="ce61" office:value-type="string" calcext:value-type="string">
            <text:p>Binary Trees</text:p>
          </table:table-cell>
          <table:table-cell table:style-name="ce69" office:value-type="string" calcext:value-type="string">
            <text:p><text:a xlink:href="https://www.geeksforgeeks.org/print-k-sum-paths-binary-tree/" xlink:type="simple">Print all k-sum paths in a binary tree</text:a></text:p>
          </table:table-cell>
          <table:table-cell table:style-name="ce24" office:value-type="string" calcext:value-type="string">
            <text:p><text:s/>Accolite Amazon Goldman Sachs 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3" table:number-rows-repeated="2">
          <table:table-cell table:style-name="ce9"/>
          <table:table-cell table:style-name="ce16"/>
          <table:table-cell table:style-name="ce22"/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59" office:value-type="string" calcext:value-type="string">
            <text:p>Binary Search Trees</text:p>
          </table:table-cell>
          <table:table-cell table:style-name="ce69" office:value-type="string" calcext:value-type="string">
            <text:p><text:a xlink:href="https://leetcode.com/problems/lowest-common-ancestor-of-a-binary-search-tree/" xlink:type="simple">Lowest Common Ancestor of a Binary Search Tree</text:a></text:p>
          </table:table-cell>
          <table:table-cell table:style-name="ce24" office:value-type="string" calcext:value-type="string">
            <text:p><text:s/>Accolite Amazon Flipkart MAQ Software Microsoft Samsung Synopsys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59" office:value-type="string" calcext:value-type="string">
            <text:p>Binary Search Trees</text:p>
          </table:table-cell>
          <table:table-cell table:style-name="ce69" office:value-type="string" calcext:value-type="string">
            <text:p><text:a xlink:href="https://www.geeksforgeeks.org/binary-search-tree-set-1-search-and-insertion/" xlink:type="simple">Binary Search Tree | Set 1 (Search and Insertion)</text:a></text:p>
          </table:table-cell>
          <table:table-cell table:style-name="ce24" office:value-type="string" calcext:value-type="string">
            <text:p><text:s/>Accolite Amazon Microsoft Paytm Samsung</text:p>
          </table:table-cell>
          <table:table-cell table:style-name="ce31" table:number-columns-repeated="2"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59" office:value-type="string" calcext:value-type="string">
            <text:p>Binary Search Trees</text:p>
          </table:table-cell>
          <table:table-cell table:style-name="ce69" office:value-type="string" calcext:value-type="string">
            <text:p><text:a xlink:href="https://practice.geeksforgeeks.org/problems/minimum-element-in-bst/1" xlink:type="simple">Minimum element in BST </text:a></text:p>
          </table:table-cell>
          <table:table-cell table:style-name="ce24" office:value-type="string" calcext:value-type="string">
            <text:p><text:s/>Microsoft</text:p>
          </table:table-cell>
          <table:table-cell table:style-name="ce31"/>
          <table:table-cell table:style-name="ce34" table:number-columns-repeated="2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59" office:value-type="string" calcext:value-type="string">
            <text:p>Binary Search Trees</text:p>
          </table:table-cell>
          <table:table-cell table:style-name="ce69" office:value-type="string" calcext:value-type="string">
            <text:p><text:a xlink:href="https://practice.geeksforgeeks.org/problems/predecessor-and-successor/1" xlink:type="simple">Predecessor and Successor</text:a></text:p>
          </table:table-cell>
          <table:table-cell table:style-name="ce24" office:value-type="string" calcext:value-type="string">
            <text:p>Google + Adobe + Goladman Sachs + Direct</text:p>
          </table:table-cell>
          <table:table-cell table:style-name="ce24"/>
          <table:table-cell/>
          <table:table-cell table:style-name="ce34"/>
          <table:table-cell table:style-name="ce31" table:number-columns-repeated="20"/>
          <table:table-cell table:number-columns-repeated="16358"/>
        </table:table-row>
        <table:table-row table:style-name="ro6">
          <table:table-cell table:style-name="ce59" office:value-type="string" calcext:value-type="string">
            <text:p>Binary Search Trees</text:p>
          </table:table-cell>
          <table:table-cell table:style-name="ce69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24" office:value-type="string" calcext:value-type="string">
            <text:p>Walmart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59" office:value-type="string" calcext:value-type="string">
            <text:p>Binary Search Trees</text:p>
          </table:table-cell>
          <table:table-cell table:style-name="ce69" office:value-type="string" calcext:value-type="string">
            <text:p><text:a xlink:href="https://practice.geeksforgeeks.org/problems/binary-tree-to-bst/1" xlink:type="simple">Binary Tree to BST</text:a></text:p>
          </table:table-cell>
          <table:table-cell table:style-name="ce24" office:value-type="string" calcext:value-type="string">
            <text:p>HSBC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59" office:value-type="string" calcext:value-type="string">
            <text:p>Binary Search Trees</text:p>
          </table:table-cell>
          <table:table-cell table:style-name="ce69" office:value-type="string" calcext:value-type="string">
            <text:p><text:a xlink:href="https://practice.geeksforgeeks.org/problems/kth-largest-element-in-bst/1" xlink:type="simple">Kth largest element in BST </text:a></text:p>
          </table:table-cell>
          <table:table-cell table:style-name="ce24" office:value-type="string" calcext:value-type="string">
            <text:p><text:s/>Accolite Amazon Samsung SAP Labs Microsoft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Binary Search Trees</text:p>
          </table:table-cell>
          <table:table-cell table:style-name="ce69" office:value-type="string" calcext:value-type="string">
            <text:p><text:a xlink:href="https://leetcode.com/problems/validate-binary-search-tree/" xlink:type="simple">Validate Binary Search Tree</text:a></text:p>
          </table:table-cell>
          <table:table-cell table:style-name="ce24" office:value-type="string" calcext:value-type="string">
            <text:p><text:s/>OYO Rooms Qualcomm Samsung Snapdeal VMWare Walmart Wooker Amazon Facebook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Binary Search Trees</text:p>
          </table:table-cell>
          <table:table-cell table:style-name="ce69" office:value-type="string" calcext:value-type="string">
            <text:p><text:a xlink:href="https://leetcode.com/problems/kth-smallest-element-in-a-bst/" xlink:type="simple">Kth Smallest Element in a BST</text:a></text:p>
          </table:table-cell>
          <table:table-cell table:style-name="ce24" office:value-type="string" calcext:value-type="string">
            <text:p><text:s/>Accolite Amazon Google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Binary Search Trees</text:p>
          </table:table-cell>
          <table:table-cell table:style-name="ce69" office:value-type="string" calcext:value-type="string">
            <text:p><text:a xlink:href="https://leetcode.com/problems/delete-node-in-a-bst/" xlink:type="simple">Delete Node in a BST</text:a></text:p>
          </table:table-cell>
          <table:table-cell table:style-name="ce24" office:value-type="string" calcext:value-type="string">
            <text:p>Adobe Barclays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Binary Search Trees</text:p>
          </table:table-cell>
          <table:table-cell table:style-name="ce69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24" office:value-type="string" calcext:value-type="string">
            <text:p><text:s/>Microsoft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Binary Search Trees</text:p>
          </table:table-cell>
          <table:table-cell table:style-name="ce69" office:value-type="string" calcext:value-type="string">
            <text:p><text:a xlink:href="https://practice.geeksforgeeks.org/problems/preorder-to-postorder4423/1" xlink:type="simple">Preorder to Postorder</text:a></text:p>
          </table:table-cell>
          <table:table-cell table:style-name="ce24" office:value-type="string" calcext:value-type="string">
            <text:p><text:s/>Amazon Linkedin Flipkart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Binary Search Trees</text:p>
          </table:table-cell>
          <table:table-cell table:style-name="ce69" office:value-type="string" calcext:value-type="string">
            <text:p><text:a xlink:href="https://practice.geeksforgeeks.org/problems/count-bst-nodes-that-lie-in-a-given-range/1" xlink:type="simple">Count BST nodes that lie in a given range </text:a></text:p>
          </table:table-cell>
          <table:table-cell table:style-name="ce24" office:value-type="string" calcext:value-type="string">
            <text:p><text:s/>D-E-Shaw Google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Binary Search Trees</text:p>
          </table:table-cell>
          <table:table-cell table:style-name="ce69" office:value-type="string" calcext:value-type="string">
            <text:p><text:a xlink:href="https://practice.geeksforgeeks.org/problems/populate-inorder-successor-for-all-nodes/1" xlink:type="simple">Populate Inorder Successor for all Nodes</text:a></text:p>
          </table:table-cell>
          <table:table-cell table:style-name="ce24" office:value-type="string" calcext:value-type="string">
            <text:p>Sap labs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Binary Search Trees</text:p>
          </table:table-cell>
          <table:table-cell table:style-name="ce69" office:value-type="string" calcext:value-type="string">
            <text:p><text:a xlink:href="https://www.geeksforgeeks.org/convert-normal-bst-balanced-bst/" xlink:type="simple">Convert Normal BST to Balanced BST</text:a></text:p>
          </table:table-cell>
          <table:table-cell table:style-name="ce24" office:value-type="string" calcext:value-type="string">
            <text:p><text:s/>Paytm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Binary Search Trees</text:p>
          </table:table-cell>
          <table:table-cell table:style-name="ce69" office:value-type="string" calcext:value-type="string">
            <text:p><text:a xlink:href="https://www.geeksforgeeks.org/merge-two-balanced-binary-search-trees/" xlink:type="simple">Merge two BSTs</text:a></text:p>
          </table:table-cell>
          <table:table-cell table:style-name="ce24" office:value-type="string" calcext:value-type="string">
            <text:p>DE Shaw India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1" office:value-type="string" calcext:value-type="string">
            <text:p>Binary Search Trees</text:p>
          </table:table-cell>
          <table:table-cell table:style-name="ce69" office:value-type="string" calcext:value-type="string">
            <text:p><text:a xlink:href="https://www.geeksforgeeks.org/given-n-appointments-find-conflicting-appointments/" xlink:type="simple">Given n appointments, find all conflicting appointments</text:a></text:p>
          </table:table-cell>
          <table:table-cell table:style-name="ce24" office:value-type="string" calcext:value-type="string">
            <text:p>Samsung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1" office:value-type="string" calcext:value-type="string">
            <text:p>Binary Search Trees</text:p>
          </table:table-cell>
          <table:table-cell table:style-name="ce69" office:value-type="string" calcext:value-type="string">
            <text:p><text:a xlink:href="https://www.geeksforgeeks.org/replace-every-element-with-the-least-greater-element-on-its-right/" xlink:type="simple">Replace every element</text:a></text:p>
          </table:table-cell>
          <table:table-cell table:style-name="ce24" office:value-type="string" calcext:value-type="string">
            <text:p>Samsung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1" office:value-type="string" calcext:value-type="string">
            <text:p>Binary Search Trees</text:p>
          </table:table-cell>
          <table:table-cell table:style-name="ce69" office:value-type="string" calcext:value-type="string">
            <text:p><text:a xlink:href="https://www.geeksforgeeks.org/construct-bst-from-given-preorder-traversa/" xlink:type="simple">Construct BST from given preorder traversal</text:a></text:p>
          </table:table-cell>
          <table:table-cell table:style-name="ce24" office:value-type="string" calcext:value-type="string">
            <text:p><text:s/>Adobe Morgan Stanley Microsoft</text:p>
          </table:table-cell>
          <table:table-cell table:style-name="ce24"/>
          <table:table-cell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1" office:value-type="string" calcext:value-type="string">
            <text:p>Binary Search Trees</text:p>
          </table:table-cell>
          <table:table-cell table:style-name="ce69" office:value-type="string" calcext:value-type="string">
            <text:p><text:a xlink:href="https://www.geeksforgeeks.org/find-median-bst-time-o1-space/" xlink:type="simple">Find median of BST in O(n) time and O(1) space</text:a></text:p>
          </table:table-cell>
          <table:table-cell table:style-name="ce24" office:value-type="string" calcext:value-type="string">
            <text:p><text:s/>Amazon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1" office:value-type="string" calcext:value-type="string">
            <text:p>Binary Search Trees</text:p>
          </table:table-cell>
          <table:table-cell table:style-name="ce69" office:value-type="string" calcext:value-type="string">
            <text:p><text:a xlink:href="https://www.geeksforgeeks.org/largest-bst-binary-tree-set-2/" xlink:type="simple">Largest BST in a Binary Tree</text:a></text:p>
          </table:table-cell>
          <table:table-cell table:style-name="ce24" office:value-type="string" calcext:value-type="string">
            <text:p><text:s/>Amazon D-E-Shaw Samsung Microsoft Flipkart</text:p>
          </table:table-cell>
          <table:table-cell table:style-name="ce16" office:value-type="string" calcext:value-type="string">
            <text:p>Important</text:p>
          </table:table-cell>
          <table:table-cell table:style-name="ce31" table:number-columns-repeated="22"/>
          <table:table-cell table:number-columns-repeated="16358"/>
        </table:table-row>
        <table:table-row table:style-name="ro3" table:number-rows-repeated="2">
          <table:table-cell table:style-name="ce9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Heaps &amp; Hashing</text:p>
          </table:table-cell>
          <table:table-cell table:style-name="ce69" office:value-type="string" calcext:value-type="string">
            <text:p><text:a xlink:href="https://www.geeksforgeeks.org/k-numbers-difference-maximum-minimum-k-number-minimized/" xlink:type="simple">Choose k array elements such that difference of maximum and minimum is minimized</text:a></text:p>
          </table:table-cell>
          <table:table-cell table:style-name="ce24"/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Heaps &amp; Hashing</text:p>
          </table:table-cell>
          <table:table-cell table:style-name="ce69" office:value-type="string" calcext:value-type="string">
            <text:p><text:a xlink:href="https://www.geeksforgeeks.org/heap-sort/" xlink:type="simple">Heap Sort</text:a></text:p>
          </table:table-cell>
          <table:table-cell table:style-name="ce24" office:value-type="string" calcext:value-type="string">
            <text:p>Adobe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Heaps &amp; Hashing</text:p>
          </table:table-cell>
          <table:table-cell table:style-name="ce69" office:value-type="string" calcext:value-type="string">
            <text:p><text:a xlink:href="https://leetcode.com/problems/top-k-frequent-elements/" xlink:type="simple">Top K Frequent Elements</text:a></text:p>
          </table:table-cell>
          <table:table-cell table:style-name="ce24" office:value-type="string" calcext:value-type="string">
            <text:p><text:s/>Amazon Microsoft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Heaps &amp; Hashing</text:p>
          </table:table-cell>
          <table:table-cell table:style-name="ce69" office:value-type="string" calcext:value-type="string">
            <text:p><text:a xlink:href="https://www.geeksforgeeks.org/k-largestor-smallest-elements-in-an-array/" xlink:type="simple">k largest elements in an array</text:a></text:p>
          </table:table-cell>
          <table:table-cell table:style-name="ce24" office:value-type="string" calcext:value-type="string">
            <text:p><text:s/>Amazon Microsoft Walmart Adobe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Heaps &amp; Hashing</text:p>
          </table:table-cell>
          <table:table-cell table:style-name="ce69" office:value-type="string" calcext:value-type="string">
            <text:p><text:a xlink:href="https://www.geeksforgeeks.org/next-greater-element/" xlink:type="simple">Next Greater Element</text:a></text:p>
          </table:table-cell>
          <table:table-cell table:style-name="ce24" office:value-type="string" calcext:value-type="string">
            <text:p>Amazon + Microsoft + Flipkart + Adobe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Heaps &amp; Hashing</text:p>
          </table:table-cell>
          <table:table-cell table:style-name="ce69" office:value-type="string" calcext:value-type="string">
            <text:p><text:a xlink:href="https://www.geeksforgeeks.org/kth-smallestlargest-element-unsorted-array/" xlink:type="simple">K’th Smallest/Largest Element in Unsorted Array</text:a></text:p>
          </table:table-cell>
          <table:table-cell table:style-name="ce24" office:value-type="string" calcext:value-type="string">
            <text:p><text:s/>ABCO Accolite Amazon Cisco Hike Microsoft Snapdeal VMWare Google Adobe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Heaps &amp; Hashing</text:p>
          </table:table-cell>
          <table:table-cell table:style-name="ce69" office:value-type="string" calcext:value-type="string">
            <text:p><text:a xlink:href="https://www.geeksforgeeks.org/find-the-maximum-repeating-number-in-ok-time/" xlink:type="simple">Find the maximum repeating number in O(n) time and O(1) extra space</text:a></text:p>
          </table:table-cell>
          <table:table-cell table:style-name="ce24" office:value-type="string" calcext:value-type="string">
            <text:p><text:s/>Accolite Amazon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Heaps &amp; Hashing</text:p>
          </table:table-cell>
          <table:table-cell table:style-name="ce69" office:value-type="string" calcext:value-type="string">
            <text:p><text:a xlink:href="https://www.geeksforgeeks.org/k-th-smallest-element-removing-integers-natural-numbers/" xlink:type="simple">K-th smallest element after removing some integers from natural numbers</text:a></text:p>
          </table:table-cell>
          <table:table-cell table:style-name="ce24" office:value-type="string" calcext:value-type="string">
            <text:p><text:s/>ABCO Accolite Amazon Cisco Hike Microsoft Snapdeal VMWare Google Adobe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Heaps &amp; Hashing</text:p>
          </table:table-cell>
          <table:table-cell table:style-name="ce69" office:value-type="string" calcext:value-type="string">
            <text:p><text:a xlink:href="https://www.geeksforgeeks.org/find-k-closest-elements-given-value/" xlink:type="simple">Find k closest elements to a given value</text:a></text:p>
          </table:table-cell>
          <table:table-cell table:style-name="ce24" office:value-type="string" calcext:value-type="string">
            <text:p><text:s/>Amazon OYO Rooms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Heaps &amp; Hashing</text:p>
          </table:table-cell>
          <table:table-cell table:style-name="ce69" office:value-type="string" calcext:value-type="string">
            <text:p><text:a xlink:href="https://www.geeksforgeeks.org/kth-largest-element-in-a-stream/" xlink:type="simple">K’th largest element in a stream</text:a></text:p>
          </table:table-cell>
          <table:table-cell table:style-name="ce25" office:value-type="string" calcext:value-type="string">
            <text:p> Amazon Cisco Hike OYO Rooms Walmart Microsoft Flipkart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Heaps &amp; Hashing</text:p>
          </table:table-cell>
          <table:table-cell table:style-name="ce69" office:value-type="string" calcext:value-type="string">
            <text:p><text:a xlink:href="https://www.geeksforgeeks.org/connect-n-ropes-minimum-cost/" xlink:type="simple">Connect Ropes</text:a></text:p>
          </table:table-cell>
          <table:table-cell table:style-name="ce24" office:value-type="string" calcext:value-type="string">
            <text:p>Amazoon + Oyo + Goldman Sachs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Heaps &amp; Hashing</text:p>
          </table:table-cell>
          <table:table-cell table:style-name="ce69" office:value-type="string" calcext:value-type="string">
            <text:p><text:a xlink:href="https://www.geeksforgeeks.org/cuckoo-hashing/" xlink:type="simple">Cuckoo Hashing</text:a></text:p>
          </table:table-cell>
          <table:table-cell table:style-name="ce24" office:value-type="string" calcext:value-type="string">
            <text:p>Amaxon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Heaps &amp; Hashing</text:p>
          </table:table-cell>
          <table:table-cell table:style-name="ce69" office:value-type="string" calcext:value-type="string">
            <text:p><text:a xlink:href="https://www.geeksforgeeks.org/find-itinerary-from-a-given-list-of-tickets/" xlink:type="simple">Itinerary from a List of Tickets</text:a></text:p>
          </table:table-cell>
          <table:table-cell table:style-name="ce24" office:value-type="string" calcext:value-type="string">
            <text:p>Microsoft + Ola + eBay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Heaps &amp; Hashing</text:p>
          </table:table-cell>
          <table:table-cell table:style-name="ce69" office:value-type="string" calcext:value-type="string">
            <text:p><text:a xlink:href="http://geeksforgeeks.org/find-the-largest-subarray-with-0-sum/" xlink:type="simple">Largest Subarray with 0 Sum</text:a></text:p>
          </table:table-cell>
          <table:table-cell table:style-name="ce24" office:value-type="string" calcext:value-type="string">
            <text:p><text:s/>Amazon MakeMyTrip Microsoft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Heaps &amp; Hashing</text:p>
          </table:table-cell>
          <table:table-cell table:style-name="ce69" office:value-type="string" calcext:value-type="string">
            <text:p><text:a xlink:href="https://www.geeksforgeeks.org/count-distinct-elements-in-every-window-of-size-k/" xlink:type="simple">Count distinct elements in every window of size  k</text:a></text:p>
          </table:table-cell>
          <table:table-cell table:style-name="ce24" office:value-type="string" calcext:value-type="string">
            <text:p><text:s/>Accolite Amazon Microsoft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Heaps &amp; Hashing</text:p>
          </table:table-cell>
          <table:table-cell table:style-name="ce69" office:value-type="string" calcext:value-type="string">
            <text:p><text:a xlink:href="https://www.geeksforgeeks.org/group-shifted-string/" xlink:type="simple">Group Shifted Strings</text:a></text:p>
          </table:table-cell>
          <table:table-cell table:style-name="ce24" office:value-type="string" calcext:value-type="string">
            <text:p><text:s/>Oracle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1" office:value-type="string" calcext:value-type="string">
            <text:p>Heaps &amp; Hashing</text:p>
          </table:table-cell>
          <table:table-cell table:style-name="ce69" office:value-type="string" calcext:value-type="string">
            <text:p><text:a xlink:href="https://leetcode.com/problems/merge-k-sorted-lists/" xlink:type="simple">Merge K Sorted lists</text:a></text:p>
          </table:table-cell>
          <table:table-cell table:style-name="ce24" office:value-type="string" calcext:value-type="string">
            <text:p>Microsoft + Ola + eBay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1" office:value-type="string" calcext:value-type="string">
            <text:p>Heaps &amp; Hashing</text:p>
          </table:table-cell>
          <table:table-cell table:style-name="ce69" office:value-type="string" calcext:value-type="string">
            <text:p><text:a xlink:href="https://leetcode.com/problems/find-median-from-data-stream/" xlink:type="simple">Find Median from Data Stream</text:a></text:p>
          </table:table-cell>
          <table:table-cell table:style-name="ce24" office:value-type="string" calcext:value-type="string">
            <text:p><text:s/>Adobe Amazon Apple Belzabar D-E-Shaw Facebook Flipkart Google Intuit Microsoft Morgan Stanley Ola Cabs Oracle Samsung SAP Labs Yahoo</text:p>
          </table:table-cell>
          <table:table-cell table:style-name="ce33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1" office:value-type="string" calcext:value-type="string">
            <text:p>Heaps &amp; Hashing</text:p>
          </table:table-cell>
          <table:table-cell table:style-name="ce69" office:value-type="string" calcext:value-type="string">
            <text:p><text:a xlink:href="https://www.geeksforgeeks.org/sliding-window-maximum-maximum-of-all-subarrays-of-size-k/" xlink:type="simple">Sliding Window Maximum</text:a></text:p>
          </table:table-cell>
          <table:table-cell table:style-name="ce24" office:value-type="string" calcext:value-type="string">
            <text:p><text:s/>Amazon Directi Flipkart Microsoft Google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1" office:value-type="string" calcext:value-type="string">
            <text:p>Heaps &amp; Hashing</text:p>
          </table:table-cell>
          <table:table-cell table:style-name="ce69" office:value-type="string" calcext:value-type="string">
            <text:p><text:a xlink:href="https://www.geeksforgeeks.org/find-the-smallest-positive-number-missing-from-an-unsorted-array/" xlink:type="simple">Find the smallest positive number</text:a></text:p>
          </table:table-cell>
          <table:table-cell table:style-name="ce24" office:value-type="string" calcext:value-type="string">
            <text:p><text:s/>Accolite Amazon Samsung Snapdeal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1" office:value-type="string" calcext:value-type="string">
            <text:p>Heaps &amp; Hashing</text:p>
          </table:table-cell>
          <table:table-cell table:style-name="ce69" office:value-type="string" calcext:value-type="string">
            <text:p><text:a xlink:href="https://www.geeksforgeeks.org/find-surpasser-count-of-each-element-in-array/" xlink:type="simple">Find Surpasser Count of each element in array</text:a></text:p>
          </table:table-cell>
          <table:table-cell table:style-name="ce24" office:value-type="string" calcext:value-type="string">
            <text:p><text:s/>Amazon Morgan Stanley Ola Cabs SAP Labs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1" office:value-type="string" calcext:value-type="string">
            <text:p>Heaps &amp; Hashing</text:p>
          </table:table-cell>
          <table:table-cell table:style-name="ce69" office:value-type="string" calcext:value-type="string">
            <text:p><text:a xlink:href="https://www.geeksforgeeks.org/tournament-tree-and-binary-heap/" xlink:type="simple">Tournament Tree and Binary Heap</text:a></text:p>
          </table:table-cell>
          <table:table-cell table:style-name="ce24" office:value-type="string" calcext:value-type="string">
            <text:p><text:s/>Amazon Ola Cabs Samsung Synopsys Walmart Microsoft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1" office:value-type="string" calcext:value-type="string">
            <text:p>Heaps &amp; Hashing</text:p>
          </table:table-cell>
          <table:table-cell table:style-name="ce69" office:value-type="string" calcext:value-type="string">
            <text:p><text:a xlink:href="https://www.geeksforgeeks.org/online-algorithm-for-checking-palindrome-in-a-stream/" xlink:type="simple">Check for palindrome</text:a></text:p>
          </table:table-cell>
          <table:table-cell table:style-name="ce24" office:value-type="string" calcext:value-type="string">
            <text:p><text:s/>Amazon Cisco D-E-Shaw Facebook FactSet Morgan Stanley Paytm Zoho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1" office:value-type="string" calcext:value-type="string">
            <text:p>Heaps &amp; Hashing</text:p>
          </table:table-cell>
          <table:table-cell table:style-name="ce69" office:value-type="string" calcext:value-type="string">
            <text:p><text:a xlink:href="https://www.geeksforgeeks.org/length-largest-subarray-contiguous-elements-set-2/" xlink:type="simple">Length of the largest subarray with contiguous elements</text:a></text:p>
          </table:table-cell>
          <table:table-cell table:style-name="ce24" office:value-type="string" calcext:value-type="string">
            <text:p><text:s/>Amazon Intuit Microsoft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1" office:value-type="string" calcext:value-type="string">
            <text:p>Heaps &amp; Hashing</text:p>
          </table:table-cell>
          <table:table-cell table:style-name="ce69" office:value-type="string" calcext:value-type="string">
            <text:p><text:a xlink:href="https://www.geeksforgeeks.org/palindrome-substring-queries/" xlink:type="simple">Palindrome Substring Queries</text:a></text:p>
          </table:table-cell>
          <table:table-cell table:style-name="ce24" office:value-type="string" calcext:value-type="string">
            <text:p><text:s/>Amazon Morgan Stanley Ola Cabs SAP Labs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1" office:value-type="string" calcext:value-type="string">
            <text:p>Heaps &amp; Hashing</text:p>
          </table:table-cell>
          <table:table-cell table:style-name="ce69" office:value-type="string" calcext:value-type="string">
            <text:p><text:a xlink:href="https://www.geeksforgeeks.org/subarrays-distinct-elements/" xlink:type="simple">Subarray distinct elements</text:a></text:p>
          </table:table-cell>
          <table:table-cell table:style-name="ce24" office:value-type="string" calcext:value-type="string">
            <text:p>Microsoft + Ola + eBay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1" office:value-type="string" calcext:value-type="string">
            <text:p>Heaps &amp; Hashing</text:p>
          </table:table-cell>
          <table:table-cell table:style-name="ce69" office:value-type="string" calcext:value-type="string">
            <text:p><text:a xlink:href="https://www.geeksforgeeks.org/find-recurring-sequence-fraction/" xlink:type="simple">Find the recurring function</text:a></text:p>
          </table:table-cell>
          <table:table-cell table:style-name="ce24" office:value-type="string" calcext:value-type="string">
            <text:p><text:s/>MAQ Software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1" office:value-type="string" calcext:value-type="string">
            <text:p>Heaps &amp; Hashing</text:p>
          </table:table-cell>
          <table:table-cell table:style-name="ce69" office:value-type="string" calcext:value-type="string">
            <text:p><text:a xlink:href="https://www.geeksforgeeks.org/k-maximum-sum-combinations-two-arrays/" xlink:type="simple">K maximum sum combinations from two arrays</text:a></text:p>
          </table:table-cell>
          <table:table-cell table:style-name="ce24" office:value-type="string" calcext:value-type="string">
            <text:p><text:s/>Amazon</text:p>
          </table:table-cell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9"/>
          <table:table-cell table:style-name="ce16"/>
          <table:table-cell table:style-name="ce22"/>
          <table:table-cell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9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59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practice.geeksforgeeks.org/problems/bfs-traversal-of-graph/1" xlink:type="simple">BFS</text:a></text:p>
          </table:table-cell>
          <table:table-cell table:style-name="ce24" office:value-type="string" calcext:value-type="string">
            <text:p>Samsung + Delhivery + SAP Labs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59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www.geeksforgeeks.org/depth-first-search-or-dfs-for-a-graph/" xlink:type="simple">DFS</text:a></text:p>
          </table:table-cell>
          <table:table-cell table:style-name="ce24" office:value-type="string" calcext:value-type="string">
            <text:p>Samsung + Intuit + Goldman Sachs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59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leetcode.com/problems/flood-fill/" xlink:type="simple">Flood Fill Algorithm</text:a></text:p>
          </table:table-cell>
          <table:table-cell table:style-name="ce24" office:value-type="string" calcext:value-type="string">
            <text:p>Google + Adobe + Apple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59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www.geeksforgeeks.org/number-of-triangles-in-directed-and-undirected-graphs/" xlink:type="simple">Number of Triangles</text:a></text:p>
          </table:table-cell>
          <table:table-cell table:style-name="ce24" office:value-type="string" calcext:value-type="string">
            <text:p>IBM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www.geeksforgeeks.org/detect-cycle-in-a-graph/" xlink:type="simple">Detect cycle in a graph</text:a></text:p>
          </table:table-cell>
          <table:table-cell table:style-name="ce24" office:value-type="string" calcext:value-type="string">
            <text:p>Lenksart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practice.geeksforgeeks.org/problems/detect-cycle-in-an-undirected-graph/1" xlink:type="simple">Detect cycle in an undirected graph </text:a></text:p>
          </table:table-cell>
          <table:table-cell table:style-name="ce24" office:value-type="string" calcext:value-type="string">
            <text:p>Samsung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24" office:value-type="string" calcext:value-type="string">
            <text:p>Sharechat <text:s/>+ Directi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practice.geeksforgeeks.org/problems/steps-by-knight5927/1" xlink:type="simple">Steps by Knight</text:a></text:p>
          </table:table-cell>
          <table:table-cell table:style-name="ce24" office:value-type="string" calcext:value-type="string">
            <text:p>Samsung 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leetcode.com/problems/clone-graph/" xlink:type="simple">Clone graph</text:a></text:p>
          </table:table-cell>
          <table:table-cell table:style-name="ce24" office:value-type="string" calcext:value-type="string">
            <text:p>Google + MAQ Software + Apple + Facebook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leetcode.com/problems/number-of-operations-to-make-network-connected/" xlink:type="simple">Number of Operations to Make Network Connected</text:a></text:p>
          </table:table-cell>
          <table:table-cell table:style-name="ce24" office:value-type="string" calcext:value-type="string">
            <text:p>Samsung 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www.geeksforgeeks.org/dijkstras-shortest-path-algorithm-greedy-algo-7/" xlink:type="simple">Dijkstra’s shortest path algorithm</text:a></text:p>
          </table:table-cell>
          <table:table-cell table:style-name="ce24" office:value-type="string" calcext:value-type="string">
            <text:p>Amazon 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practice.geeksforgeeks.org/problems/topological-sort/1" xlink:type="simple">Topological Sort</text:a></text:p>
          </table:table-cell>
          <table:table-cell table:style-name="ce24" office:value-type="string" calcext:value-type="string">
            <text:p>Amazon + Google + Flipkart + Oyo + Fipkart + Samsung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24" office:value-type="string" calcext:value-type="string">
            <text:p>Sharechat <text:s/>+ Directi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24" office:value-type="string" calcext:value-type="string">
            <text:p>Amazon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24" office:value-type="string" calcext:value-type="string">
            <text:p>Directi + Sharechat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practice.geeksforgeeks.org/problems/find-the-number-of-islands/1" xlink:type="simple">Find the number of islands</text:a></text:p>
          </table:table-cell>
          <table:table-cell table:style-name="ce24" office:value-type="string" calcext:value-type="string">
            <text:p>Razorpay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www.geeksforgeeks.org/prims-minimum-spanning-tree-mst-greedy-algo-5/" xlink:type="simple">Prim's Algo</text:a></text:p>
          </table:table-cell>
          <table:table-cell table:style-name="ce24" office:value-type="string" calcext:value-type="string">
            <text:p>Visa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Graphs</text:p>
          </table:table-cell>
          <table:table-cell table:style-name="ce21" office:value-type="string" calcext:value-type="string">
            <text:p><text:a xlink:href="https://practice.geeksforgeeks.org/problems/negative-weight-cycle3504/1" xlink:type="simple"> Negative Weighted Cycle</text:a></text:p>
          </table:table-cell>
          <table:table-cell table:style-name="ce24" office:value-type="string" calcext:value-type="string">
            <text:p>Amazon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practice.geeksforgeeks.org/problems/implementing-floyd-warshall2042/1" xlink:type="simple">Floyd Warshall</text:a></text:p>
          </table:table-cell>
          <table:table-cell table:style-name="ce24" office:value-type="string" calcext:value-type="string">
            <text:p>Google + Uber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www.geeksforgeeks.org/graph-coloring-applications/#:~:text=Graph%20coloring%20problem%20is%20to,are%20colored%20using%20same%20color." xlink:type="simple">Graph Coloring</text:a></text:p>
          </table:table-cell>
          <table:table-cell table:style-name="ce24" office:value-type="string" calcext:value-type="string">
            <text:p>Morgan Stanley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leetcode.com/problems/snakes-and-ladders/" xlink:type="simple">Snakes and Ladders</text:a></text:p>
          </table:table-cell>
          <table:table-cell table:style-name="ce24" office:value-type="string" calcext:value-type="string">
            <text:p>Goldman Sachs +Makemytrip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practice.geeksforgeeks.org/problems/strongly-connected-components-kosarajus-algo/1" xlink:type="simple">Kosaraju's Theorem</text:a></text:p>
          </table:table-cell>
          <table:table-cell table:style-name="ce24" office:value-type="string" calcext:value-type="string">
            <text:p>Paytm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www.hackerrank.com/challenges/journey-to-the-moon/problem" xlink:type="simple">Journey to moon</text:a></text:p>
          </table:table-cell>
          <table:table-cell table:style-name="ce24" office:value-type="string" calcext:value-type="string">
            <text:p>Lenksart + Payload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www.geeksforgeeks.org/vertex-cover-problem-set-1-introduction-approximate-algorithm-2/" xlink:type="simple">Vertex Cover</text:a></text:p>
          </table:table-cell>
          <table:table-cell table:style-name="ce24" office:value-type="string" calcext:value-type="string">
            <text:p>Intuit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practice.geeksforgeeks.org/problems/m-coloring-problem-1587115620/1" xlink:type="simple">M Coloring Problem</text:a></text:p>
          </table:table-cell>
          <table:table-cell table:style-name="ce24" office:value-type="string" calcext:value-type="string">
            <text:p>Uber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24" office:value-type="string" calcext:value-type="string">
            <text:p>Uber + Paypal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24" office:value-type="string" calcext:value-type="string">
            <text:p>Cisco + Intuit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www.geeksforgeeks.org/detect-negative-cycle-graph-bellman-ford/" xlink:type="simple">Bellman Ford</text:a></text:p>
          </table:table-cell>
          <table:table-cell table:style-name="ce24" office:value-type="string" calcext:value-type="string">
            <text:p>Sharechat <text:s/>+ Directi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0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www.geeksforgeeks.org/bipartite-graph/" xlink:type="simple">Bipartitie Graph</text:a></text:p>
          </table:table-cell>
          <table:table-cell table:style-name="ce24" office:value-type="string" calcext:value-type="string">
            <text:p>Microsoft Flipkart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1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leetcode.com/problems/word-ladder/" xlink:type="simple">Word-Ladder</text:a></text:p>
          </table:table-cell>
          <table:table-cell table:style-name="ce24" office:value-type="string" calcext:value-type="string">
            <text:p>Microsoft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1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practice.geeksforgeeks.org/problems/alien-dictionary/1" xlink:type="simple">Allen Dictionary</text:a></text:p>
          </table:table-cell>
          <table:table-cell table:style-name="ce24" office:value-type="string" calcext:value-type="string">
            <text:p>Samsung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1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www.geeksforgeeks.org/kruskals-minimum-spanning-tree-algorithm-greedy-algo-2/" xlink:type="simple">Kruskals MST</text:a></text:p>
          </table:table-cell>
          <table:table-cell table:style-name="ce24" office:value-type="string" calcext:value-type="string">
            <text:p><text:s/>Amazon Cisco Samsung</text:p>
          </table:table-cell>
          <table:table-cell table:style-name="ce32" office:value-type="string" calcext:value-type="string">
            <text:p>Important</text:p>
          </table:table-cell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1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www.geeksforgeeks.org/total-number-spanning-trees-graph/" xlink:type="simple">Total number spanning trees graph</text:a></text:p>
          </table:table-cell>
          <table:table-cell table:style-name="ce24" office:value-type="string" calcext:value-type="string">
            <text:p><text:s/>Amazon Cisco Samsung Microsoft Flipkart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1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www.geeksforgeeks.org/travelling-salesman-problem-set-1/" xlink:type="simple">Travelling Salesman</text:a></text:p>
          </table:table-cell>
          <table:table-cell table:style-name="ce24" office:value-type="string" calcext:value-type="string">
            <text:p>Google + Microsoft + Opera</text:p>
          </table:table-cell>
          <table:table-cell table:style-name="ce32" office:value-type="string" calcext:value-type="string">
            <text:p>Important</text:p>
          </table:table-cell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1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www.geeksforgeeks.org/find-longest-path-directed-acyclic-graph/" xlink:type="simple">Find longest path directed acyclic graph </text:a></text:p>
          </table:table-cell>
          <table:table-cell table:style-name="ce24" office:value-type="string" calcext:value-type="string">
            <text:p>Google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1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24" office:value-type="string" calcext:value-type="string">
            <text:p>Microsoft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1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www.geeksforgeeks.org/minimize-cash-flow-among-given-set-friends-borrowed-money/" xlink:type="simple">Minimise the cash flow</text:a></text:p>
          </table:table-cell>
          <table:table-cell table:style-name="ce24" office:value-type="string" calcext:value-type="string">
            <text:p>Intuit + Uber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1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www.geeksforgeeks.org/chinese-postman-route-inspection-set-1-introduction/" xlink:type="simple">Chinese postman</text:a></text:p>
          </table:table-cell>
          <table:table-cell table:style-name="ce24" office:value-type="string" calcext:value-type="string">
            <text:p>Intuit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1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www.geeksforgeeks.org/water-jug-problem-using-bfs/" xlink:type="simple">Water Jug </text:a></text:p>
          </table:table-cell>
          <table:table-cell table:style-name="ce24" office:value-type="string" calcext:value-type="string">
            <text:p>Intuit + Uber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6">
          <table:table-cell table:style-name="ce61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www.geeksforgeeks.org/water-jug-problem-using-bfs/" xlink:type="simple">Water Jug 2</text:a></text:p>
          </table:table-cell>
          <table:table-cell table:style-name="ce24" office:value-type="string" calcext:value-type="string">
            <text:p><text:s/>MakeMyTrip MAQ Software</text:p>
          </table:table-cell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9"/>
          <table:table-cell table:style-name="ce16"/>
          <table:table-cell table:style-name="ce22"/>
          <table:table-cell table:style-name="ce34"/>
          <table:table-cell table:style-name="ce31" table:number-columns-repeated="22"/>
          <table:table-cell table:number-columns-repeated="16358"/>
        </table:table-row>
        <table:table-row table:style-name="ro3">
          <table:table-cell table:style-name="ce9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Tries</text:p>
          </table:table-cell>
          <table:table-cell table:style-name="ce21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24" office:value-type="string" calcext:value-type="string">
            <text:p> Accolite Amazon D-E-Shaw FactSet Microsof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Tries</text:p>
          </table:table-cell>
          <table:table-cell table:style-name="ce21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24" office:value-type="string" calcext:value-type="string">
            <text:p><text:s/>Amazon Zoho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Tries</text:p>
          </table:table-cell>
          <table:table-cell table:style-name="ce21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24" office:value-type="string" calcext:value-type="string">
            <text:p><text:s/>Amazon Google Hike IBM MAQ Software Microsoft Walmart Zoho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Tries</text:p>
          </table:table-cell>
          <table:table-cell table:style-name="ce21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4" office:value-type="string" calcext:value-type="string">
            <text:p><text:s/>Amazon D-E-Shaw Goldman Sachs Morgan Stanley Snapdeal Microsof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1" office:value-type="string" calcext:value-type="string">
            <text:p>Tries</text:p>
          </table:table-cell>
          <table:table-cell table:style-name="ce21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24" office:value-type="string" calcext:value-type="string">
            <text:p><text:s/>Microsoft Googl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1" office:value-type="string" calcext:value-type="string">
            <text:p>Tries</text:p>
          </table:table-cell>
          <table:table-cell table:style-name="ce21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24" office:value-type="string" calcext:value-type="string">
            <text:p>Amazon + Microsoft + Snapdeal</text:p>
          </table:table-cell>
          <table:table-cell table:style-name="ce31" table:number-columns-repeated="23"/>
          <table:table-cell table:number-columns-repeated="16358"/>
        </table:table-row>
        <table:table-row table:style-name="ro3" table:number-rows-repeated="2">
          <table:table-cell table:style-name="ce9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59" office:value-type="string" calcext:value-type="string">
            <text:p>DP</text:p>
          </table:table-cell>
          <table:table-cell table:style-name="ce69" office:value-type="string" calcext:value-type="string">
            <text:p><text:a xlink:href="https://practice.geeksforgeeks.org/problems/knapsack-with-duplicate-items4201/1" xlink:type="simple">Knapsack with Duplicate Items</text:a></text:p>
          </table:table-cell>
          <table:table-cell table:style-name="ce24" office:value-type="string" calcext:value-type="string">
            <text:p>Amazon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59" office:value-type="string" calcext:value-type="string">
            <text:p>DP</text:p>
          </table:table-cell>
          <table:table-cell table:style-name="ce69" office:value-type="string" calcext:value-type="string">
            <text:p><text:a xlink:href="https://practice.geeksforgeeks.org/problems/bbt-counter4914/1" xlink:type="simple">BBT counter</text:a></text:p>
          </table:table-cell>
          <table:table-cell table:style-name="ce24" office:value-type="string" calcext:value-type="string">
            <text:p>Microsof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59" office:value-type="string" calcext:value-type="string">
            <text:p>DP</text:p>
          </table:table-cell>
          <table:table-cell table:style-name="ce69" office:value-type="string" calcext:value-type="string">
            <text:p><text:a xlink:href="https://practice.geeksforgeeks.org/problems/reach-a-given-score-1587115621/1" xlink:type="simple">Reach a given score</text:a></text:p>
          </table:table-cell>
          <table:table-cell table:style-name="ce24" office:value-type="string" calcext:value-type="string">
            <text:p>Samsung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59" office:value-type="string" calcext:value-type="string">
            <text:p>DP</text:p>
          </table:table-cell>
          <table:table-cell table:style-name="ce69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24" office:value-type="string" calcext:value-type="string">
            <text:p>Ola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59" office:value-type="string" calcext:value-type="string">
            <text:p>DP</text:p>
          </table:table-cell>
          <table:table-cell table:style-name="ce69" office:value-type="string" calcext:value-type="string">
            <text:p><text:a xlink:href="https://leetcode.com/problems/climbing-stairs/" xlink:type="simple">Climbing Stairs</text:a></text:p>
          </table:table-cell>
          <table:table-cell table:style-name="ce24" office:value-type="string" calcext:value-type="string">
            <text:p>Intui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59" office:value-type="string" calcext:value-type="string">
            <text:p>DP</text:p>
          </table:table-cell>
          <table:table-cell table:style-name="ce69" office:value-type="string" calcext:value-type="string">
            <text:p><text:a xlink:href="https://www.geeksforgeeks.org/permutation-coefficient/" xlink:type="simple">Permutation Coefficient</text:a></text:p>
          </table:table-cell>
          <table:table-cell table:style-name="ce24" office:value-type="string" calcext:value-type="string">
            <text:p>Amazon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59" office:value-type="string" calcext:value-type="string">
            <text:p>DP</text:p>
          </table:table-cell>
          <table:table-cell table:style-name="ce69" office:value-type="string" calcext:value-type="string">
            <text:p><text:a xlink:href="https://practice.geeksforgeeks.org/problems/longest-repeating-subsequence2004/1" xlink:type="simple">Longest Repeating Subsequence</text:a></text:p>
          </table:table-cell>
          <table:table-cell table:style-name="ce24" office:value-type="string" calcext:value-type="string">
            <text:p>Google + Amazon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59" office:value-type="string" calcext:value-type="string">
            <text:p>DP</text:p>
          </table:table-cell>
          <table:table-cell table:style-name="ce69" office:value-type="string" calcext:value-type="string">
            <text:p><text:a xlink:href="https://practice.geeksforgeeks.org/problems/pairs-with-specific-difference1533/1" xlink:type="simple">Pairs with specific difference </text:a></text:p>
          </table:table-cell>
          <table:table-cell table:style-name="ce24" office:value-type="string" calcext:value-type="string">
            <text:p>Ola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59" office:value-type="string" calcext:value-type="string">
            <text:p>DP</text:p>
          </table:table-cell>
          <table:table-cell table:style-name="ce69" office:value-type="string" calcext:value-type="string">
            <text:p><text:a xlink:href="https://practice.geeksforgeeks.org/problems/longest-subsequence-such-that-difference-between-adjacents-is-one4724/1" xlink:type="simple">Longest subsequence-1 </text:a></text:p>
          </table:table-cell>
          <table:table-cell table:style-name="ce24" office:value-type="string" calcext:value-type="string">
            <text:p>Amazon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leetcode.com/problems/coin-change/" xlink:type="simple">Coin Change</text:a></text:p>
          </table:table-cell>
          <table:table-cell table:style-name="ce24" office:value-type="string" calcext:value-type="string">
            <text:p>Microsoft+ Samsung + Barclays + Apple + Adob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leetcode.com/problems/longest-increasing-subsequence/" xlink:type="simple">LIS</text:a></text:p>
          </table:table-cell>
          <table:table-cell table:style-name="ce24" office:value-type="string" calcext:value-type="string">
            <text:p>Amazon + Google + Facebook + Fidelity International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leetcode.com/problems/longest-common-subsequence/" xlink:type="simple">Longest Common Subsequence</text:a></text:p>
          </table:table-cell>
          <table:table-cell table:style-name="ce24" office:value-type="string" calcext:value-type="string">
            <text:p>Siemens + Amazon + Googl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leetcode.com/problems/word-break/" xlink:type="simple">Word Break</text:a></text:p>
          </table:table-cell>
          <table:table-cell table:style-name="ce24" office:value-type="string" calcext:value-type="string">
            <text:p>Amazon + Google + Microsoft + Walmart + Apple + IBM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leetcode.com/problems/combination-sum-iv/" xlink:type="simple">Combination Sum IV</text:a></text:p>
          </table:table-cell>
          <table:table-cell table:style-name="ce24" office:value-type="string" calcext:value-type="string">
            <text:p><text:s/>Adobe Amazon Microsof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leetcode.com/problems/house-robber/" xlink:type="simple">House Robber</text:a></text:p>
          </table:table-cell>
          <table:table-cell table:style-name="ce24" office:value-type="string" calcext:value-type="string">
            <text:p>Apple + Uber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leetcode.com/problems/house-robber-ii/" xlink:type="simple">Houe Robber 2</text:a></text:p>
          </table:table-cell>
          <table:table-cell table:style-name="ce24" office:value-type="string" calcext:value-type="string">
            <text:p><text:s/>Arrays Dynamic Programming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leetcode.com/problems/decode-ways/" xlink:type="simple">Decode Ways</text:a></text:p>
          </table:table-cell>
          <table:table-cell table:style-name="ce24" office:value-type="string" calcext:value-type="string">
            <text:p>Adobe + Uber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leetcode.com/problems/unique-paths/" xlink:type="simple">Unique Paths</text:a></text:p>
          </table:table-cell>
          <table:table-cell table:style-name="ce24" office:value-type="string" calcext:value-type="string">
            <text:p>Google + Microsof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leetcode.com/problems/jump-game/" xlink:type="simple">Jumps Game</text:a></text:p>
          </table:table-cell>
          <table:table-cell table:style-name="ce24" office:value-type="string" calcext:value-type="string">
            <text:p><text:s/>Facebook Amazon Microsoft Googl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practice.geeksforgeeks.org/problems/0-1-knapsack-problem0945/1" xlink:type="simple">Knapsack Problem</text:a></text:p>
          </table:table-cell>
          <table:table-cell table:style-name="ce24" office:value-type="string" calcext:value-type="string">
            <text:p><text:s/>Amazon Directi Flipkart GreyOrange Microsoft Mobicip Morgan Stanley Oracle Payu Snapdeal Visa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practice.geeksforgeeks.org/problems/ncr1019/1" xlink:type="simple">nCr</text:a></text:p>
          </table:table-cell>
          <table:table-cell table:style-name="ce24" office:value-type="string" calcext:value-type="string">
            <text:p>Googl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www.geeksforgeeks.org/program-nth-catalan-number/" xlink:type="simple">Catalan Number</text:a></text:p>
          </table:table-cell>
          <table:table-cell table:style-name="ce24" office:value-type="string" calcext:value-type="string">
            <text:p>Amazon + Googl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24" office:value-type="string" calcext:value-type="string">
            <text:p>Google + Goldman Sachs + Citrix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practice.geeksforgeeks.org/problems/subset-sum-problem2014/1" xlink:type="simple">Subset Sum </text:a></text:p>
          </table:table-cell>
          <table:table-cell table:style-name="ce24" office:value-type="string" calcext:value-type="string">
            <text:p>Amazon + Google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www.geeksforgeeks.org/gold-mine-problem/" xlink:type="simple">Gold mine</text:a></text:p>
          </table:table-cell>
          <table:table-cell table:style-name="ce24" office:value-type="string" calcext:value-type="string">
            <text:p>Samsung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www.geeksforgeeks.org/assembly-line-scheduling-dp-34/" xlink:type="simple">Assembly Line Scheduling</text:a></text:p>
          </table:table-cell>
          <table:table-cell table:style-name="ce24" office:value-type="string" calcext:value-type="string">
            <text:p>Goldman Sachs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practice.geeksforgeeks.org/problems/cutted-segments1642/1" xlink:type="simple">Maximize The Cut Segments</text:a></text:p>
          </table:table-cell>
          <table:table-cell table:style-name="ce24" office:value-type="string" calcext:value-type="string">
            <text:p><text:s/>Amazon OYO Rooms Microsof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practice.geeksforgeeks.org/problems/maximum-sum-increasing-subsequence4749/1" xlink:type="simple">Maximum sum increasing subsequence </text:a></text:p>
          </table:table-cell>
          <table:table-cell table:style-name="ce24" office:value-type="string" calcext:value-type="string">
            <text:p><text:s/>Amazon Morgan Stanley Microsof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24" office:value-type="string" calcext:value-type="string">
            <text:p><text:s/>Goldman Sachs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www.geeksforgeeks.org/maximum-subsequence-sum-such-that-no-three-are-consecutive/" xlink:type="simple">Maximum sum increasing subsequence</text:a></text:p>
          </table:table-cell>
          <table:table-cell table:style-name="ce24" office:value-type="string" calcext:value-type="string">
            <text:p><text:s/>Amazon Morgan Stanley Microsof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practice.geeksforgeeks.org/problems/egg-dropping-puzzle-1587115620/1" xlink:type="simple">Egg dropping puzzle</text:a></text:p>
          </table:table-cell>
          <table:table-cell table:style-name="ce24" office:value-type="string" calcext:value-type="string">
            <text:p><text:s/>Amazon D-E-Shaw Goldman Sachs Google Hike MakeMyTrip MAQ Software Myntra Nearbuy Opera Oracle Philips Samsung Service Now Unisys VMWare Microsof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practice.geeksforgeeks.org/problems/max-length-chain/1" xlink:type="simple">Max length chain</text:a></text:p>
          </table:table-cell>
          <table:table-cell table:style-name="ce24" office:value-type="string" calcext:value-type="string">
            <text:p><text:s/>Amazon Microsof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practice.geeksforgeeks.org/problems/largest-square-formed-in-a-matrix0806/1" xlink:type="simple">Largest Square in Matrix</text:a></text:p>
          </table:table-cell>
          <table:table-cell table:style-name="ce24" office:value-type="string" calcext:value-type="string">
            <text:p><text:s/>Amazon Samsung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practice.geeksforgeeks.org/problems/path-in-matrix3805/1" xlink:type="simple">Maximum Path Sum</text:a></text:p>
          </table:table-cell>
          <table:table-cell table:style-name="ce24" office:value-type="string" calcext:value-type="string">
            <text:p>Amazon + Microsoft + Oyo + Directi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practice.geeksforgeeks.org/problems/minimum-number-of-jumps-1587115620/1" xlink:type="simple">Minimum Number of Jumps</text:a></text:p>
          </table:table-cell>
          <table:table-cell table:style-name="ce24" office:value-type="string" calcext:value-type="string">
            <text:p><text:s/>Adobe Amazon Housing.com Moonfrog Labs Walmart Microsoft Google Flipkar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://geeksforgeeks.org/minimum-removals-array-make-max-min-k/" xlink:type="simple">Minimum removals from array to make max – min &lt;= K</text:a></text:p>
          </table:table-cell>
          <table:table-cell table:style-name="ce24" office:value-type="string" calcext:value-type="string">
            <text:p><text:s/>Amazon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practice.geeksforgeeks.org/problems/longest-common-substring1452/1" xlink:type="simple">Longest Common Substring</text:a></text:p>
          </table:table-cell>
          <table:table-cell table:style-name="ce24" office:value-type="string" calcext:value-type="string">
            <text:p>Webarch Club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practice.geeksforgeeks.org/problems/subset-sum-problem2014/1" xlink:type="simple">Partition Equal Subset Sum</text:a></text:p>
          </table:table-cell>
          <table:table-cell table:style-name="ce24" office:value-type="string" calcext:value-type="string">
            <text:p>Amazon + Accolite + Traveloca + Adobe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www.geeksforgeeks.org/longest-palindromic-subsequence-dp-12/" xlink:type="simple">Longest Palindromic Subsequnce</text:a></text:p>
          </table:table-cell>
          <table:table-cell table:style-name="ce24" office:value-type="string" calcext:value-type="string">
            <text:p><text:s/>Amazon Google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practice.geeksforgeeks.org/problems/count-palindromic-subsequences/1" xlink:type="simple">Count Palindromic Subsequences</text:a></text:p>
          </table:table-cell>
          <table:table-cell table:style-name="ce24" office:value-type="string" calcext:value-type="string">
            <text:p>Myntra 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24" office:value-type="string" calcext:value-type="string">
            <text:p>Amazon + Microsoft + Samsung + Visa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practice.geeksforgeeks.org/problems/longest-alternating-subsequence5951/1" xlink:type="simple">Longest Alternating Sequence</text:a></text:p>
          </table:table-cell>
          <table:table-cell table:style-name="ce24" office:value-type="string" calcext:value-type="string">
            <text:p>Ola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24" office:value-type="string" calcext:value-type="string">
            <text:p>Intui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www.geeksforgeeks.org/coin-game-winner-every-player-three-choices/" xlink:type="simple">Coin Game</text:a></text:p>
          </table:table-cell>
          <table:table-cell table:style-name="ce24" office:value-type="string" calcext:value-type="string">
            <text:p>Salesforce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www.geeksforgeeks.org/count-derangements-permutation-such-that-no-element-appears-in-its-original-position/" xlink:type="simple">Coin Game Winner</text:a></text:p>
          </table:table-cell>
          <table:table-cell table:style-name="ce24" office:value-type="string" calcext:value-type="string">
            <text:p>Ola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practice.geeksforgeeks.org/problems/optimal-strategy-for-a-game-1587115620/1" xlink:type="simple">Optimal Strategy for a game</text:a></text:p>
          </table:table-cell>
          <table:table-cell table:style-name="ce24" office:value-type="string" calcext:value-type="string">
            <text:p>Google + IBM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practice.geeksforgeeks.org/problems/word-wrap1646/1" xlink:type="simple">Word Wrap</text:a></text:p>
          </table:table-cell>
          <table:table-cell table:style-name="ce24" office:value-type="string" calcext:value-type="string">
            <text:p>Microsof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practice.geeksforgeeks.org/problems/mobile-numeric-keypad5456/1" xlink:type="simple">Mobile numeric keypad </text:a></text:p>
          </table:table-cell>
          <table:table-cell table:style-name="ce24" office:value-type="string" calcext:value-type="string">
            <text:p><text:s/>Amazon Microsof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24" office:value-type="string" calcext:value-type="string">
            <text:p><text:s/>Amazon Microsof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1" office:value-type="string" calcext:value-type="string">
            <text:p>DP</text:p>
          </table:table-cell>
          <table:table-cell table:style-name="ce69" office:value-type="string" calcext:value-type="string">
            <text:p><text:a xlink:href="https://www.geeksforgeeks.org/matrix-chain-multiplication-dp-8/" xlink:type="simple">Matrix Chain Multiplication</text:a></text:p>
          </table:table-cell>
          <table:table-cell table:style-name="ce24" office:value-type="string" calcext:value-type="string">
            <text:p>Walmart + Flipkar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1" office:value-type="string" calcext:value-type="string">
            <text:p>DP</text:p>
          </table:table-cell>
          <table:table-cell table:style-name="ce69" office:value-type="string" calcext:value-type="string">
            <text:p><text:a xlink:href="https://www.geeksforgeeks.org/maximum-profit-by-buying-and-selling-a-share-at-most-twice/" xlink:type="simple">Maximum profit by buying and selling a share at most twice</text:a></text:p>
          </table:table-cell>
          <table:table-cell table:style-name="ce24" office:value-type="string" calcext:value-type="string">
            <text:p><text:s/>Accolite Amazon Microsof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1" office:value-type="string" calcext:value-type="string">
            <text:p>DP</text:p>
          </table:table-cell>
          <table:table-cell table:style-name="ce69" office:value-type="string" calcext:value-type="string">
            <text:p><text:a xlink:href="https://www.geeksforgeeks.org/optimal-binary-search-tree-dp-24/" xlink:type="simple">Optimal BST</text:a></text:p>
          </table:table-cell>
          <table:table-cell table:style-name="ce24" office:value-type="string" calcext:value-type="string">
            <text:p>Google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1" office:value-type="string" calcext:value-type="string">
            <text:p>DP</text:p>
          </table:table-cell>
          <table:table-cell table:style-name="ce69" office:value-type="string" calcext:value-type="string">
            <text:p><text:a xlink:href="https://www.geeksforgeeks.org/largest-rectangular-sub-matrix-whose-sum-0/" xlink:type="simple">Largest Submatrix with sum 0</text:a></text:p>
          </table:table-cell>
          <table:table-cell table:style-name="ce24" office:value-type="string" calcext:value-type="string">
            <text:p><text:s/>Amazon MakeMyTrip Microsof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1" office:value-type="string" calcext:value-type="string">
            <text:p>DP</text:p>
          </table:table-cell>
          <table:table-cell table:style-name="ce69" office:value-type="string" calcext:value-type="string">
            <text:p><text:a xlink:href="https://www.geeksforgeeks.org/largest-area-rectangular-sub-matrix-equal-number-1s-0s/" xlink:type="simple">Largest area rectangular sub-matrix with equal number of 1’s and 0’s</text:a></text:p>
          </table:table-cell>
          <table:table-cell table:style-name="ce24" office:value-type="string" calcext:value-type="string">
            <text:p><text:s/>Amazon Directi Intuit MakeMyTrip Microsoft Samsung Google Flipkart</text:p>
          </table:table-cell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number-columns-repeated="2"/>
          <table:table-cell table:style-name="ce22"/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3">
          <table:table-cell table:style-name="ce9"/>
          <table:table-cell table:style-name="ce16"/>
          <table:table-cell table:style-name="ce22"/>
          <table:table-cell table:style-name="ce31"/>
          <table:table-cell table:style-name="ce34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59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24" office:value-type="string" calcext:value-type="string">
            <text:p>Adobe Appl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59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24" office:value-type="string" calcext:value-type="string">
            <text:p>Accolite Amazon FactSet Google MakeMyTrip Microsoft Qualcomm Samsung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59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24" office:value-type="string" calcext:value-type="string">
            <text:p>Adob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59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24" office:value-type="string" calcext:value-type="string">
            <text:p>Microsof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59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24" office:value-type="string" calcext:value-type="string">
            <text:p>Maq Softwar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24" office:value-type="string" calcext:value-type="string">
            <text:p>Microsof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24" office:value-type="string" calcext:value-type="string">
            <text:p>Facebook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24" office:value-type="string" calcext:value-type="string">
            <text:p>Amazon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24" office:value-type="string" calcext:value-type="string">
            <text:p>Microsoft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Bit Manipulation</text:p>
          </table:table-cell>
          <table:table-cell table:style-name="ce21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24" office:value-type="string" calcext:value-type="string">
            <text:p>Google + Adobe + Paytm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3" table:number-rows-repeated="2">
          <table:table-cell table:style-name="ce9"/>
          <table:table-cell table:style-name="ce16"/>
          <table:table-cell table:style-name="ce22"/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Segment Trees</text:p>
          </table:table-cell>
          <table:table-cell table:style-name="ce69" office:value-type="string" calcext:value-type="string">
            <text:p><text:a xlink:href="https://leetcode.com/problems/range-sum-query-immutable/" xlink:type="simple">Range Sum Query - Immutable</text:a></text:p>
          </table:table-cell>
          <table:table-cell table:style-name="ce24"/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Segment Trees</text:p>
          </table:table-cell>
          <table:table-cell table:style-name="ce69" office:value-type="string" calcext:value-type="string">
            <text:p><text:a xlink:href="https://cp-algorithms.com/sequences/rmq.html" xlink:type="simple">Range Minimum Query</text:a></text:p>
          </table:table-cell>
          <table:table-cell table:style-name="ce24" office:value-type="string" calcext:value-type="string">
            <text:p>Google Interview Qs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0" office:value-type="string" calcext:value-type="string">
            <text:p>Segment Trees</text:p>
          </table:table-cell>
          <table:table-cell table:style-name="ce21" office:value-type="string" calcext:value-type="string">
            <text:p><text:a xlink:href="https://leetcode.com/problems/range-sum-query-mutable/" xlink:type="simple">Range Sum Query - Mutable</text:a></text:p>
          </table:table-cell>
          <table:table-cell table:style-name="ce24" office:value-type="string" calcext:value-type="string">
            <text:p>Alibaba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1" office:value-type="string" calcext:value-type="string">
            <text:p>Segment Trees</text:p>
          </table:table-cell>
          <table:table-cell table:style-name="ce69" office:value-type="string" calcext:value-type="string">
            <text:p><text:a xlink:href="https://leetcode.com/problems/create-sorted-array-through-instructions/" xlink:type="simple">Create Sorted Array through Instructions</text:a></text:p>
          </table:table-cell>
          <table:table-cell table:style-name="ce24" office:value-type="string" calcext:value-type="string">
            <text:p>Samsung + Accolite</text:p>
          </table:table-cell>
          <table:table-cell table:number-columns-repeated="2"/>
          <table:table-cell table:style-name="ce31" table:number-columns-repeated="21"/>
          <table:table-cell table:number-columns-repeated="16358"/>
        </table:table-row>
        <table:table-row table:style-name="ro6">
          <table:table-cell table:style-name="ce61" office:value-type="string" calcext:value-type="string">
            <text:p>Segment Trees</text:p>
          </table:table-cell>
          <table:table-cell table:style-name="ce69" office:value-type="string" calcext:value-type="string">
            <text:p><text:a xlink:href="https://leetcode.com/problems/count-of-range-sum/" xlink:type="simple">Count of Range Sum</text:a></text:p>
          </table:table-cell>
          <table:table-cell table:style-name="ce24" office:value-type="string" calcext:value-type="string">
            <text:p>Walmart</text:p>
          </table:table-cell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61" office:value-type="string" calcext:value-type="string">
            <text:p>Segment Trees</text:p>
          </table:table-cell>
          <table:table-cell table:style-name="ce69" office:value-type="string" calcext:value-type="string">
            <text:p><text:a xlink:href="https://leetcode.com/problems/count-of-smaller-numbers-after-self/" xlink:type="simple">Count of Smaller Numbers After Self</text:a></text:p>
          </table:table-cell>
          <table:table-cell table:style-name="ce24" office:value-type="string" calcext:value-type="string">
            <text:p>Codenation Google</text:p>
          </table:table-cell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8"/>
          <table:table-cell table:style-name="ce16"/>
          <table:table-cell table:style-name="ce22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8"/>
          <table:table-cell table:style-name="ce16"/>
          <table:table-cell table:style-name="ce83"/>
          <table:table-cell table:style-name="ce31" table:number-columns-repeated="23"/>
          <table:table-cell table:number-columns-repeated="16358"/>
        </table:table-row>
        <table:table-row table:style-name="ro6">
          <table:table-cell table:style-name="ce8" office:value-type="string" calcext:value-type="string">
            <text:p>Coding Ninjas</text:p>
          </table:table-cell>
          <table:table-cell table:style-name="ce16" office:value-type="string" calcext:value-type="string">
            <text:p><text:a xlink:href="https://www.codingninjas.com/" xlink:type="simple">https://www.codingninjas.com/</text:a></text:p>
          </table:table-cell>
          <table:table-cell table:style-name="ce83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8" office:value-type="string" calcext:value-type="string">
            <text:p>Leetcode</text:p>
          </table:table-cell>
          <table:table-cell table:style-name="ce16"/>
          <table:table-cell table:style-name="ce83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8" office:value-type="string" calcext:value-type="string">
            <text:p>Interviewbit</text:p>
          </table:table-cell>
          <table:table-cell table:style-name="ce16"/>
          <table:table-cell table:style-name="ce83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8" office:value-type="string" calcext:value-type="string">
            <text:p>Hackrrank</text:p>
          </table:table-cell>
          <table:table-cell table:style-name="ce16"/>
          <table:table-cell table:style-name="ce83"/>
          <table:table-cell table:style-name="ce31" table:number-columns-repeated="23"/>
          <table:table-cell table:number-columns-repeated="16358"/>
        </table:table-row>
        <table:table-row table:style-name="ro3">
          <table:table-cell table:style-name="ce8" office:value-type="string" calcext:value-type="string">
            <text:p>Geeksforgeeks</text:p>
          </table:table-cell>
          <table:table-cell table:style-name="ce16"/>
          <table:table-cell table:style-name="ce83"/>
          <table:table-cell table:style-name="ce31" table:number-columns-repeated="23"/>
          <table:table-cell table:number-columns-repeated="16358"/>
        </table:table-row>
        <table:table-row table:style-name="ro3" table:number-rows-repeated="496">
          <table:table-cell table:style-name="ce8"/>
          <table:table-cell table:style-name="ce16"/>
          <table:table-cell table:style-name="ce83"/>
          <table:table-cell table:style-name="ce31" table:number-columns-repeated="23"/>
          <table:table-cell table:number-columns-repeated="16358"/>
        </table:table-row>
        <table:table-row table:style-name="ro4" table:number-rows-repeated="1047655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Z_23394106_2255_4D41_B91A_1B9670B094AD_.wvu.FilterData" table:base-cell-address="$'DSA in 2.5 Months'.$A$1" table:cell-range-address="$'DSA in 2.5 Months'.$A$294:.$C$333"/>
          <table:named-range table:name="Z_2CABDFEB_AA25_4606_AC67_8D54C541603B_.wvu.FilterData" table:base-cell-address="$'DSA in 2.5 Months'.$A$1" table:cell-range-address="$'DSA in 2.5 Months'.$A$11:.$C$38"/>
          <table:named-range table:name="Z_557C716F_CE3A_46D0_84EC_F4634DC9B9DD_.wvu.FilterData" table:base-cell-address="$'DSA in 2.5 Months'.$A$1" table:cell-range-address="$'DSA in 2.5 Months'.$A$11:.$D$38"/>
          <table:named-range table:name="Z_86C9A9F5_9DE6_4F23_816D_6B9AE4F0C935_.wvu.FilterData" table:base-cell-address="$'DSA in 2.5 Months'.$A$1" table:cell-range-address="$'DSA in 2.5 Months'.$A$11:.$D$38"/>
        </table:named-expressions>
      </table:table>
      <table:table table:name="Bonus DSA Questions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16381" table:default-cell-style-name="Default"/>
        <table:table-row table:style-name="ro5">
          <table:table-cell table:style-name="ce56" office:value-type="string" calcext:value-type="string" table:number-columns-spanned="3" table:number-rows-spanned="1">
            <text:p>DSA by Shradha Didi &amp; Aman Bhaiya</text:p>
          </table:table-cell>
          <table:covered-table-cell table:number-columns-repeated="2"/>
          <table:table-cell table:number-columns-repeated="16381"/>
        </table:table-row>
        <table:table-row table:style-name="ro7">
          <table:table-cell table:style-name="ce57" office:value-type="string" calcext:value-type="string" table:number-columns-spanned="3" table:number-rows-spanned="3">
            <text:p><text:a xlink:href="https://www.youtube.com/c/ApnaCollegeOfficial" xlink:type="simple">Meet us on Youtube (Apna College)</text:a></text:p>
          </table:table-cell>
          <table:covered-table-cell table:number-columns-repeated="2"/>
          <table:table-cell table:number-columns-repeated="16381"/>
        </table:table-row>
        <table:table-row table:style-name="ro4">
          <table:covered-table-cell table:number-columns-repeated="3"/>
          <table:table-cell table:number-columns-repeated="16381"/>
        </table:table-row>
        <table:table-row table:style-name="ro4">
          <table:covered-table-cell table:number-columns-repeated="3"/>
          <table:table-cell table:number-columns-repeated="16381"/>
        </table:table-row>
        <table:table-row table:style-name="ro3">
          <table:table-cell table:style-name="ce58" table:number-columns-repeated="3"/>
          <table:table-cell table:number-columns-repeated="16381"/>
        </table:table-row>
        <table:table-row table:style-name="ro3">
          <table:table-cell table:style-name="ce59" office:value-type="string" calcext:value-type="string">
            <text:p>Easy</text:p>
          </table:table-cell>
          <table:table-cell table:style-name="ce68" office:value-type="string" calcext:value-type="string">
            <text:p>Ideal Time : 5-10 mins</text:p>
          </table:table-cell>
          <table:table-cell table:style-name="ce58"/>
          <table:table-cell table:number-columns-repeated="16381"/>
        </table:table-row>
        <table:table-row table:style-name="ro3">
          <table:table-cell table:style-name="ce60" office:value-type="string" calcext:value-type="string">
            <text:p>Medium</text:p>
          </table:table-cell>
          <table:table-cell table:style-name="ce68" office:value-type="string" calcext:value-type="string">
            <text:p>Ideal Time : 15-20 mins</text:p>
          </table:table-cell>
          <table:table-cell table:style-name="ce58"/>
          <table:table-cell table:number-columns-repeated="16381"/>
        </table:table-row>
        <table:table-row table:style-name="ro3">
          <table:table-cell table:style-name="ce61" office:value-type="string" calcext:value-type="string">
            <text:p>Hard</text:p>
          </table:table-cell>
          <table:table-cell table:style-name="ce68" office:value-type="string" calcext:value-type="string">
            <text:p>Ideal Time : 40-60 mins (based on Qs)</text:p>
          </table:table-cell>
          <table:table-cell table:style-name="ce58"/>
          <table:table-cell table:number-columns-repeated="16381"/>
        </table:table-row>
        <table:table-row table:style-name="ro3">
          <table:table-cell table:style-name="ce58" table:number-columns-repeated="3"/>
          <table:table-cell table:number-columns-repeated="16381"/>
        </table:table-row>
        <table:table-row table:style-name="ro3">
          <table:table-cell table:style-name="ce93" office:value-type="string" calcext:value-type="string">
            <text:p>Topics</text:p>
          </table:table-cell>
          <table:table-cell table:style-name="ce93" office:value-type="string" calcext:value-type="string">
            <text:p>Question </text:p>
          </table:table-cell>
          <table:table-cell table:style-name="ce93" office:value-type="string" calcext:value-type="string">
            <text:p>Remarks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6">
          <table:table-cell table:style-name="ce61" office:value-type="string" calcext:value-type="string">
            <text:p>Strings</text:p>
          </table:table-cell>
          <table:table-cell table:style-name="ce69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83" office:value-type="string" calcext:value-type="string">
            <text:p>use Dynaming Programming (if possible)</text:p>
          </table:table-cell>
          <table:table-cell table:number-columns-repeated="16381"/>
        </table:table-row>
        <table:table-row table:style-name="ro4" table:number-rows-repeated="2">
          <table:table-cell table:number-columns-repeated="16384"/>
        </table:table-row>
        <table:table-row table:style-name="ro6">
          <table:table-cell table:style-name="ce66" office:value-type="string" calcext:value-type="string">
            <text:p>Searching &amp; Sorting</text:p>
          </table:table-cell>
          <table:table-cell table:style-name="ce73" office:value-type="string" calcext:value-type="string">
            <text:p><text:a xlink:href="https://www.geeksforgeeks.org/nearly-sorted-algorithm/" xlink:type="simple">Sort a Nearly Sorted (or K sorted) Array</text:a></text:p>
          </table:table-cell>
          <table:table-cell table:number-columns-repeated="16382"/>
        </table:table-row>
        <table:table-row table:style-name="ro6">
          <table:table-cell table:style-name="ce66" office:value-type="string" calcext:value-type="string">
            <text:p>Searching &amp; Sorting</text:p>
          </table:table-cell>
          <table:table-cell table:style-name="ce73" office:value-type="string" calcext:value-type="string">
            <text:p><text:a xlink:href="https://www.geeksforgeeks.org/how-to-efficiently-sort-a-big-list-dates-in-20s/" xlink:type="simple">How to Efficiently Sort a Big List Dates in 20’s</text:a></text:p>
          </table:table-cell>
          <table:table-cell table:number-columns-repeated="16382"/>
        </table:table-row>
        <table:table-row table:style-name="ro6">
          <table:table-cell table:style-name="ce66" office:value-type="string" calcext:value-type="string">
            <text:p>Searching &amp; Sorting</text:p>
          </table:table-cell>
          <table:table-cell table:style-name="ce73" office:value-type="string" calcext:value-type="string">
            <text:p><text:a xlink:href="https://www.geeksforgeeks.org/find-a-repeating-and-a-missing-number/" xlink:type="simple">find a repeating and a missing number</text:a></text:p>
          </table:table-cell>
          <table:table-cell table:number-columns-repeated="16382"/>
        </table:table-row>
        <table:table-row table:style-name="ro6">
          <table:table-cell table:style-name="ce66" office:value-type="string" calcext:value-type="string">
            <text:p>Searching &amp; Sorting</text:p>
          </table:table-cell>
          <table:table-cell table:style-name="ce73" office:value-type="string" calcext:value-type="string">
            <text:p><text:a xlink:href="https://www.geeksforgeeks.org/sort-array-according-count-set-bits/" xlink:type="simple">sort array according count set bits</text:a></text:p>
          </table:table-cell>
          <table:table-cell table:number-columns-repeated="16382"/>
        </table:table-row>
        <table:table-row table:style-name="ro6">
          <table:table-cell table:style-name="ce67" office:value-type="string" calcext:value-type="string">
            <text:p>Searching &amp; Sorting</text:p>
          </table:table-cell>
          <table:table-cell table:style-name="ce73" office:value-type="string" calcext:value-type="string">
            <text:p><text:a xlink:href="https://www.geeksforgeeks.org/minimum-swaps-to-make-two-array-identical/" xlink:type="simple">Minimum Swaps to Make Two Array Identical</text:a></text:p>
          </table:table-cell>
          <table:table-cell table:number-columns-repeated="16382"/>
        </table:table-row>
        <table:table-row table:style-name="ro6">
          <table:table-cell table:style-name="ce67" office:value-type="string" calcext:value-type="string">
            <text:p>Searching &amp; Sorting</text:p>
          </table:table-cell>
          <table:table-cell table:style-name="ce73" office:value-type="string" calcext:value-type="string">
            <text:p><text:a xlink:href="https://www.geeksforgeeks.org/insert-in-sorted-and-non-overlapping-interval-array/" xlink:type="simple">Insert in Sorted and Non-Overlapping Interval Array</text:a></text:p>
          </table:table-cell>
          <table:table-cell table:number-columns-repeated="16382"/>
        </table:table-row>
        <table:table-row table:style-name="ro6">
          <table:table-cell table:style-name="ce67" office:value-type="string" calcext:value-type="string">
            <text:p>Searching &amp; Sorting</text:p>
          </table:table-cell>
          <table:table-cell table:style-name="ce72" office:value-type="string" calcext:value-type="string">
            <text:p><text:a xlink:href="https://www.geeksforgeeks.org/3-way-quicksort-dutch-national-flag/" xlink:type="simple">3-Way QuickSort </text:a></text:p>
          </table:table-cell>
          <table:table-cell table:number-columns-repeated="16382"/>
        </table:table-row>
        <table:table-row table:style-name="ro4" table:number-rows-repeated="2">
          <table:table-cell table:number-columns-repeated="16384"/>
        </table:table-row>
        <table:table-row table:style-name="ro6">
          <table:table-cell table:style-name="ce60" office:value-type="string" calcext:value-type="string">
            <text:p>Backtracking</text:p>
          </table:table-cell>
          <table:table-cell table:style-name="ce74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number-columns-repeated="16382"/>
        </table:table-row>
        <table:table-row table:style-name="ro6">
          <table:table-cell table:style-name="ce61" office:value-type="string" calcext:value-type="string">
            <text:p>Backtracking</text:p>
          </table:table-cell>
          <table:table-cell table:style-name="ce74" office:value-type="string" calcext:value-type="string">
            <text:p><text:a xlink:href="https://www.geeksforgeeks.org/match-a-pattern-and-string-without-using-regular-expressions/" xlink:type="simple">Match a Pattern and String without Using Regular Expressions</text:a></text:p>
          </table:table-cell>
          <table:table-cell table:number-columns-repeated="16382"/>
        </table:table-row>
        <table:table-row table:style-name="ro3" table:number-rows-repeated="2">
          <table:table-cell table:style-name="ce94"/>
          <table:table-cell table:style-name="ce69"/>
          <table:table-cell table:number-columns-repeated="16382"/>
        </table:table-row>
        <table:table-row table:style-name="ro6">
          <table:table-cell table:style-name="ce60" office:value-type="string" calcext:value-type="string">
            <text:p>Linked List</text:p>
          </table:table-cell>
          <table:table-cell table:style-name="ce69" office:value-type="string" calcext:value-type="string">
            <text:p><text:a xlink:href="https://www.geeksforgeeks.org/josephus-circle-using-circular-linked-list/" xlink:type="simple">Josephus Circle implementation using STL list</text:a></text:p>
          </table:table-cell>
          <table:table-cell table:number-columns-repeated="16382"/>
        </table:table-row>
        <table:table-row table:style-name="ro6">
          <table:table-cell table:style-name="ce60" office:value-type="string" calcext:value-type="string">
            <text:p>Linked List</text:p>
          </table:table-cell>
          <table:table-cell table:style-name="ce74" office:value-type="string" calcext:value-type="string">
            <text:p><text:a xlink:href="https://www.geeksforgeeks.org/find-a-triplet-from-three-linked-lists-with-sum-equal-to-a-given-number/" xlink:type="simple">Find a triplet from three linked lists with sum equal to a given Number</text:a></text:p>
          </table:table-cell>
          <table:table-cell table:number-columns-repeated="16382"/>
        </table:table-row>
        <table:table-row table:style-name="ro6">
          <table:table-cell table:style-name="ce61" office:value-type="string" calcext:value-type="string">
            <text:p>Linked List</text:p>
          </table:table-cell>
          <table:table-cell table:style-name="ce69" office:value-type="string" calcext:value-type="string">
            <text:p><text:a xlink:href="https://www.geeksforgeeks.org/find-pair-given-sum-sorted-singly-linked-without-extra-space/" xlink:type="simple">Pair with given sum</text:a></text:p>
          </table:table-cell>
          <table:table-cell table:number-columns-repeated="16382"/>
        </table:table-row>
        <table:table-row table:style-name="ro6">
          <table:table-cell table:style-name="ce61" office:value-type="string" calcext:value-type="string">
            <text:p>Linked List</text:p>
          </table:table-cell>
          <table:table-cell table:style-name="ce74" office:value-type="string" calcext:value-type="string">
            <text:p><text:a xlink:href="https://www.geeksforgeeks.org/select-a-random-node-from-a-singly-linked-list/" xlink:type="simple">Select a random node from a singly linked list</text:a></text:p>
          </table:table-cell>
          <table:table-cell table:number-columns-repeated="16382"/>
        </table:table-row>
        <table:table-row table:style-name="ro6">
          <table:table-cell table:style-name="ce61" office:value-type="string" calcext:value-type="string">
            <text:p>Linked List</text:p>
          </table:table-cell>
          <table:table-cell table:style-name="ce69" office:value-type="string" calcext:value-type="string">
            <text:p><text:a xlink:href="https://www.geeksforgeeks.org/find-first-non-repeating-character-stream-characters/" xlink:type="simple">First non repeating character</text:a></text:p>
          </table:table-cell>
          <table:table-cell table:number-columns-repeated="16382"/>
        </table:table-row>
        <table:table-row table:style-name="ro3" table:number-rows-repeated="2">
          <table:table-cell table:style-name="ce94"/>
          <table:table-cell table:style-name="ce69"/>
          <table:table-cell table:number-columns-repeated="16382"/>
        </table:table-row>
        <table:table-row table:style-name="ro6">
          <table:table-cell table:style-name="ce60" office:value-type="string" calcext:value-type="string">
            <text:p>Stacks &amp; Queues</text:p>
          </table:table-cell>
          <table:table-cell table:style-name="ce69" office:value-type="string" calcext:value-type="string">
            <text:p><text:a xlink:href="https://www.geeksforgeeks.org/implement-stack-using-priority-queue-or-heap/" xlink:type="simple">Implement Stack using Queue or heap</text:a></text:p>
          </table:table-cell>
          <table:table-cell table:number-columns-repeated="16382"/>
        </table:table-row>
        <table:table-row table:style-name="ro6">
          <table:table-cell table:style-name="ce61" office:value-type="string" calcext:value-type="string">
            <text:p>Stacks &amp; Queues</text:p>
          </table:table-cell>
          <table:table-cell table:style-name="ce69" office:value-type="string" calcext:value-type="string">
            <text:p><text:a xlink:href="https://www.geeksforgeeks.org/sum-minimum-maximum-elements-subarrays-size-k/" xlink:type="simple">Sum of minimum-maximum elements subarrays size-k</text:a></text:p>
          </table:table-cell>
          <table:table-cell table:number-columns-repeated="16382"/>
        </table:table-row>
        <table:table-row table:style-name="ro6">
          <table:table-cell table:style-name="ce61" office:value-type="string" calcext:value-type="string">
            <text:p>Stacks &amp; Queues</text:p>
          </table:table-cell>
          <table:table-cell table:style-name="ce69" office:value-type="string" calcext:value-type="string">
            <text:p><text:a xlink:href="https://www.geeksforgeeks.org/minimum-time-required-so-that-all-oranges-become-rotten/" xlink:type="simple">Minimum time required so that all oranges become rotten</text:a></text:p>
          </table:table-cell>
          <table:table-cell table:number-columns-repeated="16382"/>
        </table:table-row>
        <table:table-row table:style-name="ro6">
          <table:table-cell table:style-name="ce61" office:value-type="string" calcext:value-type="string">
            <text:p>Stacks &amp; Queues</text:p>
          </table:table-cell>
          <table:table-cell table:style-name="ce69" office:value-type="string" calcext:value-type="string">
            <text:p><text:a xlink:href="https://www.geeksforgeeks.org/efficiently-implement-k-queues-single-array/" xlink:type="simple">Efficiently implement k-queues single array</text:a></text:p>
          </table:table-cell>
          <table:table-cell table:number-columns-repeated="16382"/>
        </table:table-row>
        <table:table-row table:style-name="ro4" table:number-rows-repeated="2">
          <table:table-cell table:number-columns-repeated="16384"/>
        </table:table-row>
        <table:table-row table:style-name="ro6">
          <table:table-cell table:style-name="ce59" office:value-type="string" calcext:value-type="string">
            <text:p>Greedy</text:p>
          </table:table-cell>
          <table:table-cell table:style-name="ce69" office:value-type="string" calcext:value-type="string">
            <text:p><text:a xlink:href="https://www.geeksforgeeks.org/maximize-array-sun-after-k-negation-operations/" xlink:type="simple">Maximize array sum after k-negation operations</text:a></text:p>
          </table:table-cell>
          <table:table-cell table:number-columns-repeated="16382"/>
        </table:table-row>
        <table:table-row table:style-name="ro6">
          <table:table-cell table:style-name="ce59" office:value-type="string" calcext:value-type="string">
            <text:p>Greedy</text:p>
          </table:table-cell>
          <table:table-cell table:style-name="ce69" office:value-type="string" calcext:value-type="string">
            <text:p><text:a xlink:href="https://www.geeksforgeeks.org/program-for-shortest-job-first-or-sjf-cpu-scheduling-set-1-non-preemptive/" xlink:type="simple">Program for shortest job first or sjf-cpu scheduling set 1 non-preemptive</text:a>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3">
          <table:table-cell table:style-name="ce94"/>
          <table:table-cell table:style-name="ce69"/>
          <table:table-cell table:number-columns-repeated="16382"/>
        </table:table-row>
        <table:table-row table:style-name="ro6">
          <table:table-cell table:style-name="ce60" office:value-type="string" calcext:value-type="string">
            <text:p>Binary Trees</text:p>
          </table:table-cell>
          <table:table-cell table:style-name="ce69" office:value-type="string" calcext:value-type="string">
            <text:p><text:a xlink:href="https://practice.geeksforgeeks.org/problems/check-mirror-in-n-ary-tree1528/1" xlink:type="simple">Check Mirror in N-ary tree </text:a></text:p>
          </table:table-cell>
          <table:table-cell table:number-columns-repeated="16382"/>
        </table:table-row>
        <table:table-row table:style-name="ro6">
          <table:table-cell table:style-name="ce61" office:value-type="string" calcext:value-type="string">
            <text:p>Binary Trees</text:p>
          </table:table-cell>
          <table:table-cell table:style-name="ce69" office:value-type="string" calcext:value-type="string">
            <text:p><text:a xlink:href="https://www.geeksforgeeks.org/maximum-sum-nodes-binary-tree-no-two-adjacent/" xlink:type="simple">Maximum sum of nodes in Binary tree such that no two are adjacent</text:a></text:p>
          </table:table-cell>
          <table:table-cell table:number-columns-repeated="16382"/>
        </table:table-row>
        <table:table-row table:style-name="ro3" table:number-rows-repeated="2">
          <table:table-cell table:style-name="ce94"/>
          <table:table-cell table:style-name="ce69"/>
          <table:table-cell table:number-columns-repeated="16382"/>
        </table:table-row>
        <table:table-row table:style-name="ro6">
          <table:table-cell table:style-name="ce59" office:value-type="string" calcext:value-type="string">
            <text:p>Binary Search Trees</text:p>
          </table:table-cell>
          <table:table-cell table:style-name="ce69" office:value-type="string" calcext:value-type="string">
            <text:p><text:a xlink:href="https://practice.geeksforgeeks.org/problems/brothers-from-different-root/1" xlink:type="simple">Brothers From Different Roots</text:a></text:p>
          </table:table-cell>
          <table:table-cell table:number-columns-repeated="16382"/>
        </table:table-row>
        <table:table-row table:style-name="ro3" table:number-rows-repeated="2">
          <table:table-cell table:style-name="ce94"/>
          <table:table-cell table:style-name="ce69"/>
          <table:table-cell table:number-columns-repeated="16382"/>
        </table:table-row>
        <table:table-row table:style-name="ro6">
          <table:table-cell table:style-name="ce60" office:value-type="string" calcext:value-type="string">
            <text:p>Heaps &amp; Hashing</text:p>
          </table:table-cell>
          <table:table-cell table:style-name="ce69" office:value-type="string" calcext:value-type="string">
            <text:p><text:a xlink:href="https://www.geeksforgeeks.org/find-four-elements-a-b-c-and-d-in-an-array-such-that-ab-cd/" xlink:type="simple">Check the condition</text:a></text:p>
          </table:table-cell>
          <table:table-cell table:number-columns-repeated="16382"/>
        </table:table-row>
        <table:table-row table:style-name="ro6">
          <table:table-cell table:style-name="ce60" office:value-type="string" calcext:value-type="string">
            <text:p>Heaps &amp; Hashing</text:p>
          </table:table-cell>
          <table:table-cell table:style-name="ce69" office:value-type="string" calcext:value-type="string">
            <text:p><text:a xlink:href="https://www.geeksforgeeks.org/check-if-an-array-can-be-divided-into-pairs-whose-sum-is-divisible-by-k/" xlink:type="simple">Check if an array can be divided into pairs whose sum is divisible by k</text:a></text:p>
          </table:table-cell>
          <table:table-cell table:number-columns-repeated="16382"/>
        </table:table-row>
        <table:table-row table:style-name="ro6">
          <table:table-cell table:style-name="ce61" office:value-type="string" calcext:value-type="string">
            <text:p>Heaps &amp; Hashing</text:p>
          </table:table-cell>
          <table:table-cell table:style-name="ce69" office:value-type="string" calcext:value-type="string">
            <text:p><text:a xlink:href="https://www.geeksforgeeks.org/a-data-structure-question/" xlink:type="simple">Design a effective DSA</text:a></text:p>
          </table:table-cell>
          <table:table-cell table:number-columns-repeated="16382"/>
        </table:table-row>
        <table:table-row table:style-name="ro6">
          <table:table-cell table:style-name="ce61" office:value-type="string" calcext:value-type="string">
            <text:p>Heaps &amp; Hashing</text:p>
          </table:table-cell>
          <table:table-cell table:style-name="ce69" office:value-type="string" calcext:value-type="string">
            <text:p><text:a xlink:href="https://www.geeksforgeeks.org/find-number-of-employees-under-every-manager/" xlink:type="simple">Find number of Employees Under every Manager</text:a></text:p>
          </table:table-cell>
          <table:table-cell table:number-columns-repeated="16382"/>
        </table:table-row>
        <table:table-row table:style-name="ro6">
          <table:table-cell table:style-name="ce61" office:value-type="string" calcext:value-type="string">
            <text:p>Heaps &amp; Hashing</text:p>
          </table:table-cell>
          <table:table-cell table:style-name="ce69" office:value-type="string" calcext:value-type="string">
            <text:p><text:a xlink:href="https://www.geeksforgeeks.org/a-pancake-sorting-question/" xlink:type="simple">Pancake Sorting</text:a></text:p>
          </table:table-cell>
          <table:table-cell table:number-columns-repeated="16382"/>
        </table:table-row>
        <table:table-row table:style-name="ro3" table:number-rows-repeated="2">
          <table:table-cell table:style-name="ce94"/>
          <table:table-cell table:style-name="ce69"/>
          <table:table-cell table:number-columns-repeated="16382"/>
        </table:table-row>
        <table:table-row table:style-name="ro6">
          <table:table-cell table:style-name="ce61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www.geeksforgeeks.org/bridge-in-a-graph/" xlink:type="simple">Bride in a graph</text:a></text:p>
          </table:table-cell>
          <table:table-cell table:number-columns-repeated="16382"/>
        </table:table-row>
        <table:table-row table:style-name="ro6">
          <table:table-cell table:style-name="ce61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www.geeksforgeeks.org/paths-travel-nodes-using-edgeseven-bridges-konigsberg/" xlink:type="simple">Seven Bridges of Königsberg</text:a></text:p>
          </table:table-cell>
          <table:table-cell table:number-columns-repeated="16382"/>
        </table:table-row>
        <table:table-row table:style-name="ro6">
          <table:table-cell table:style-name="ce61" office:value-type="string" calcext:value-type="string">
            <text:p>Graphs</text:p>
          </table:table-cell>
          <table:table-cell table:style-name="ce69" office:value-type="string" calcext:value-type="string">
            <text:p><text:a xlink:href="https://www.geeksforgeeks.org/minimum-edges-reverse-make-path-source-destination/" xlink:type="simple">Minimum edges to reverse to make path from a source to a destination</text:a></text:p>
          </table:table-cell>
          <table:table-cell table:number-columns-repeated="16382"/>
        </table:table-row>
        <table:table-row table:style-name="ro3" table:number-rows-repeated="2">
          <table:table-cell table:style-name="ce94"/>
          <table:table-cell table:style-name="ce69"/>
          <table:table-cell table:number-columns-repeated="16382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practice.geeksforgeeks.org/problems/maximum-sum-rectangle2948/1" xlink:type="simple">Maximum Sum Rectangle</text:a></text:p>
          </table:table-cell>
          <table:table-cell table:number-columns-repeated="16382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practice.geeksforgeeks.org/problems/interleaved-strings/1" xlink:type="simple">Interleaved Strings</text:a></text:p>
          </table:table-cell>
          <table:table-cell table:number-columns-repeated="16382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practice.geeksforgeeks.org/problems/painting-the-fence3727/1" xlink:type="simple">Painting the Fence </text:a></text:p>
          </table:table-cell>
          <table:table-cell table:number-columns-repeated="16382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www.geeksforgeeks.org/largest-independent-set-problem-dp-26/" xlink:type="simple">Largest independent Set</text:a></text:p>
          </table:table-cell>
          <table:table-cell table:number-columns-repeated="16382"/>
        </table:table-row>
        <table:table-row table:style-name="ro6">
          <table:table-cell table:style-name="ce60" office:value-type="string" calcext:value-type="string">
            <text:p>DP</text:p>
          </table:table-cell>
          <table:table-cell table:style-name="ce69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number-columns-repeated="16382"/>
        </table:table-row>
        <table:table-row table:style-name="ro6">
          <table:table-cell table:style-name="ce61" office:value-type="string" calcext:value-type="string">
            <text:p>DP</text:p>
          </table:table-cell>
          <table:table-cell table:style-name="ce69" office:value-type="string" calcext:value-type="string">
            <text:p><text:a xlink:href="https://practice.geeksforgeeks.org/problems/boolean-parenthesization5610/1" xlink:type="simple">Boolean Parenthesization</text:a></text:p>
          </table:table-cell>
          <table:table-cell table:number-columns-repeated="16382"/>
        </table:table-row>
        <table:table-row table:style-name="ro6">
          <table:table-cell table:style-name="ce61" office:value-type="string" calcext:value-type="string">
            <text:p>DP</text:p>
          </table:table-cell>
          <table:table-cell table:style-name="ce69" office:value-type="string" calcext:value-type="string">
            <text:p><text:a xlink:href="https://practice.geeksforgeeks.org/problems/maximum-profit4657/1" xlink:type="simple">Maximum Profit </text:a></text:p>
          </table:table-cell>
          <table:table-cell table:number-columns-repeated="16382"/>
        </table:table-row>
        <table:table-row table:style-name="ro6">
          <table:table-cell table:style-name="ce61" office:value-type="string" calcext:value-type="string">
            <text:p>DP</text:p>
          </table:table-cell>
          <table:table-cell table:style-name="ce69" office:value-type="string" calcext:value-type="string">
            <text:p><text:a xlink:href="https://practice.geeksforgeeks.org/problems/palindromic-patitioning4845/1" xlink:type="simple">Palindromic Partitioning</text:a></text:p>
          </table:table-cell>
          <table:table-cell table:number-columns-repeated="16382"/>
        </table:table-row>
        <table:table-row table:style-name="ro4" table:number-rows-repeated="1048504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 Sans" svg:font-family="'Open Sans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7">
      <number:hours/>
      <number:text>:</number:text>
      <number:minute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6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.6929in" fo:page-height="16.5354in" style:num-format="1" style:print-orientation="portrait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Bonus_20_DSA_20_Questions" style:display-name="PageStyle_Bonus DSA Quest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SA_20_in_20_2.5_20_Months" style:display-name="PageStyle_DSA in 2.5 Month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01T11:51:28.682764258</dc:date>
    <meta:editing-duration>PT4H34M34S</meta:editing-duration>
    <meta:editing-cycles>3</meta:editing-cycles>
    <meta:generator>LibreOffice/7.4.5.1$Linux_X86_64 LibreOffice_project/40$Build-1</meta:generator>
    <meta:document-statistic meta:table-count="2" meta:cell-count="1302" meta:object-count="0"/>
  </office:meta>
</office:document-meta>
</file>